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BA067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fo:color="#9BC2E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/>
      <style:text-properties style:font-name="Arial" style:font-name-asian="Arial" style:font-name-complex="Arial" fo:font-size="18pt" style:font-size-asian="18pt" style:font-size-complex="18pt"/>
    </style:style>
    <style:style style:name="ce89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41.25pt" style:use-optimal-row-height="tru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60.75pt" style:use-optimal-row-height="true" fo:break-before="auto"/>
    </style:style>
    <style:style style:name="ro13" style:family="table-row">
      <style:table-row-properties style:row-height="24pt" style:use-optimal-row-height="tru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23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64000" table:style-name="ce7">
            <text:p>264.000</text:p>
          </table:table-cell>
          <table:table-cell office:value-type="float" office:value="2119500" table:style-name="ce7">
            <text:p>2.1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741000" table:style-name="ce9">
            <text:p>14.741.000</text:p>
          </table:table-cell>
          <table:table-cell office:value-type="float" office:value="15019363" table:style-name="ce9">
            <text:p>15.019.363</text:p>
          </table:table-cell>
          <table:table-cell office:value-type="percentage" office:value="1" table:style-name="ce10">
            <text:p>100,0%</text:p>
          </table:table-cell>
          <table:table-cell office:value-type="float" office:value="7121879" table:style-name="ce8">
            <text:p>7.121.879</text:p>
          </table:table-cell>
          <table:table-cell office:value-type="float" office:value="6830872" table:style-name="ce8">
            <text:p>6.830.872</text:p>
          </table:table-cell>
          <table:table-cell office:value-type="float" office:value="1847371" table:style-name="ce8">
            <text:p>1.847.371</text:p>
          </table:table-cell>
          <table:table-cell office:value-type="date" office:date-value="2021-12-22T00:00:00" table:style-name="ce11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6000" table:style-name="ce7">
            <text:p>36.000</text:p>
          </table:table-cell>
          <table:table-cell office:value-type="float" office:value="368490" table:style-name="ce7">
            <text:p>36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99016" table:style-name="ce14">
            <text:p>2.399.016</text:p>
          </table:table-cell>
          <table:table-cell office:value-type="float" office:value="2393809" table:style-name="ce14">
            <text:p>2.393.809</text:p>
          </table:table-cell>
          <table:table-cell office:value-type="percentage" office:value="0.99782952677264347" table:style-name="ce15">
            <text:p>99,8%</text:p>
          </table:table-cell>
          <table:table-cell office:value-type="float" office:value="1102541" table:style-name="ce13">
            <text:p>1.102.541</text:p>
          </table:table-cell>
          <table:table-cell office:value-type="float" office:value="1060410" table:style-name="ce13">
            <text:p>1.060.410</text:p>
          </table:table-cell>
          <table:table-cell office:value-type="float" office:value="363252" table:style-name="ce13">
            <text:p>363.252</text:p>
          </table:table-cell>
          <table:table-cell office:value-type="date" office:date-value="2021-12-22T00:00:00" table:style-name="ce16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24000" table:style-name="ce7">
            <text:p>24.000</text:p>
          </table:table-cell>
          <table:table-cell office:value-type="float" office:value="341040" table:style-name="ce7">
            <text:p>34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075965" table:style-name="ce14">
            <text:p>2.075.965</text:p>
          </table:table-cell>
          <table:table-cell office:value-type="float" office:value="2078769" table:style-name="ce14">
            <text:p>2.078.769</text:p>
          </table:table-cell>
          <table:table-cell office:value-type="percentage" office:value="1" table:style-name="ce15">
            <text:p>100,0%</text:p>
          </table:table-cell>
          <table:table-cell office:value-type="float" office:value="894138" table:style-name="ce13">
            <text:p>894.138</text:p>
          </table:table-cell>
          <table:table-cell office:value-type="float" office:value="868379" table:style-name="ce13">
            <text:p>868.379</text:p>
          </table:table-cell>
          <table:table-cell office:value-type="float" office:value="390561" table:style-name="ce13">
            <text:p>390.561</text:p>
          </table:table-cell>
          <table:table-cell office:value-type="date" office:date-value="2021-12-22T00:00:00" table:style-name="ce16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6000" table:style-name="ce7">
            <text:p>36.000</text:p>
          </table:table-cell>
          <table:table-cell office:value-type="float" office:value="405070" table:style-name="ce7">
            <text:p>405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041774" table:style-name="ce14">
            <text:p>2.041.774</text:p>
          </table:table-cell>
          <table:table-cell office:value-type="float" office:value="1863408" table:style-name="ce14">
            <text:p>1.863.408</text:p>
          </table:table-cell>
          <table:table-cell office:value-type="percentage" office:value="0.91264165377754836" table:style-name="ce15">
            <text:p>91,3%</text:p>
          </table:table-cell>
          <table:table-cell office:value-type="float" office:value="890343" table:style-name="ce13">
            <text:p>890.343</text:p>
          </table:table-cell>
          <table:table-cell office:value-type="float" office:value="862502" table:style-name="ce13">
            <text:p>862.502</text:p>
          </table:table-cell>
          <table:table-cell office:value-type="float" office:value="211677" table:style-name="ce13">
            <text:p>211.677</text:p>
          </table:table-cell>
          <table:table-cell office:value-type="date" office:date-value="2021-12-22T00:00:00" table:style-name="ce16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03770" table:style-name="ce7">
            <text:p>2.503.770</text:p>
          </table:table-cell>
          <table:table-cell office:value-type="float" office:value="54000" table:style-name="ce7">
            <text:p>54.000</text:p>
          </table:table-cell>
          <table:table-cell office:value-type="float" office:value="624700" table:style-name="ce7">
            <text:p>6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771920" table:style-name="ce14">
            <text:p>3.771.920</text:p>
          </table:table-cell>
          <table:table-cell office:value-type="float" office:value="3663528" table:style-name="ce14">
            <text:p>3.663.528</text:p>
          </table:table-cell>
          <table:table-cell office:value-type="percentage" office:value="0.97126344143035903" table:style-name="ce15">
            <text:p>97,1%</text:p>
          </table:table-cell>
          <table:table-cell office:value-type="float" office:value="1732647" table:style-name="ce13">
            <text:p>1.732.647</text:p>
          </table:table-cell>
          <table:table-cell office:value-type="float" office:value="1660163" table:style-name="ce13">
            <text:p>1.660.163</text:p>
          </table:table-cell>
          <table:table-cell office:value-type="float" office:value="448103" table:style-name="ce13">
            <text:p>448.103</text:p>
          </table:table-cell>
          <table:table-cell office:value-type="date" office:date-value="2021-12-22T00:00:00" table:style-name="ce16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8000" table:style-name="ce7">
            <text:p>18.000</text:p>
          </table:table-cell>
          <table:table-cell office:value-type="float" office:value="127900" table:style-name="ce7">
            <text:p>127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37605" table:style-name="ce14">
            <text:p>1.137.605</text:p>
          </table:table-cell>
          <table:table-cell office:value-type="float" office:value="1100949" table:style-name="ce14">
            <text:p>1.100.949</text:p>
          </table:table-cell>
          <table:table-cell office:value-type="percentage" office:value="0.96777791940084656" table:style-name="ce15">
            <text:p>96,8%</text:p>
          </table:table-cell>
          <table:table-cell office:value-type="float" office:value="498392" table:style-name="ce13">
            <text:p>498.392</text:p>
          </table:table-cell>
          <table:table-cell office:value-type="float" office:value="482140" table:style-name="ce13">
            <text:p>482.140</text:p>
          </table:table-cell>
          <table:table-cell office:value-type="float" office:value="165617" table:style-name="ce13">
            <text:p>165.617</text:p>
          </table:table-cell>
          <table:table-cell office:value-type="date" office:date-value="2021-12-21T00:00:00" table:style-name="ce16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9" table:style-name="ce7">
            <text:p>3.867.399</text:p>
          </table:table-cell>
          <table:table-cell office:value-type="float" office:value="54000" table:style-name="ce7">
            <text:p>5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7620" table:style-name="ce13">
            <text:p>97.620</text:p>
          </table:table-cell>
          <table:table-cell office:value-type="float" office:value="5096759" table:style-name="ce14">
            <text:p>5.096.759</text:p>
          </table:table-cell>
          <table:table-cell office:value-type="float" office:value="4703243" table:style-name="ce14">
            <text:p>4.703.243</text:p>
          </table:table-cell>
          <table:table-cell office:value-type="percentage" office:value="0.9227909343957601" table:style-name="ce15">
            <text:p>92,3%</text:p>
          </table:table-cell>
          <table:table-cell office:value-type="float" office:value="2063589" table:style-name="ce13">
            <text:p>2.063.589</text:p>
          </table:table-cell>
          <table:table-cell office:value-type="float" office:value="1991039" table:style-name="ce13">
            <text:p>1.991.039</text:p>
          </table:table-cell>
          <table:table-cell office:value-type="float" office:value="875645" table:style-name="ce13">
            <text:p>875.645</text:p>
          </table:table-cell>
          <table:table-cell office:value-type="date" office:date-value="2021-12-22T00:00:00" table:style-name="ce16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531745" table:style-name="ce7">
            <text:p>2.531.745</text:p>
          </table:table-cell>
          <table:table-cell office:value-type="float" office:value="60000" table:style-name="ce7">
            <text:p>60.000</text:p>
          </table:table-cell>
          <table:table-cell office:value-type="float" office:value="631270" table:style-name="ce7">
            <text:p>63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698850" table:style-name="ce14">
            <text:p>3.698.850</text:p>
          </table:table-cell>
          <table:table-cell office:value-type="float" office:value="3633382" table:style-name="ce14">
            <text:p>3.633.382</text:p>
          </table:table-cell>
          <table:table-cell office:value-type="percentage" office:value="0.98230044473282241" table:style-name="ce15">
            <text:p>98,2%</text:p>
          </table:table-cell>
          <table:table-cell office:value-type="float" office:value="1686541" table:style-name="ce13">
            <text:p>1.686.541</text:p>
          </table:table-cell>
          <table:table-cell office:value-type="float" office:value="1578121" table:style-name="ce13">
            <text:p>1.578.121</text:p>
          </table:table-cell>
          <table:table-cell office:value-type="float" office:value="539487" table:style-name="ce13">
            <text:p>539.487</text:p>
          </table:table-cell>
          <table:table-cell office:value-type="date" office:date-value="2021-12-22T00:00:00" table:style-name="ce16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69700" table:style-name="ce7">
            <text:p>8.569.700</text:p>
          </table:table-cell>
          <table:table-cell office:value-type="float" office:value="234000" table:style-name="ce7">
            <text:p>234.000</text:p>
          </table:table-cell>
          <table:table-cell office:value-type="float" office:value="2654900" table:style-name="ce7">
            <text:p>2.6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3348650" table:style-name="ce14">
            <text:p>13.348.650</text:p>
          </table:table-cell>
          <table:table-cell office:value-type="float" office:value="13213491" table:style-name="ce14">
            <text:p>13.213.491</text:p>
          </table:table-cell>
          <table:table-cell office:value-type="percentage" office:value="0.98987470643098741" table:style-name="ce15">
            <text:p>99,0%</text:p>
          </table:table-cell>
          <table:table-cell office:value-type="float" office:value="6225737" table:style-name="ce13">
            <text:p>6.225.737</text:p>
          </table:table-cell>
          <table:table-cell office:value-type="float" office:value="5967208" table:style-name="ce13">
            <text:p>5.967.208</text:p>
          </table:table-cell>
          <table:table-cell office:value-type="float" office:value="1768967" table:style-name="ce13">
            <text:p>1.768.967</text:p>
          </table:table-cell>
          <table:table-cell office:value-type="date" office:date-value="2021-12-22T00:00:00" table:style-name="ce16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0000" table:style-name="ce7">
            <text:p>150.000</text:p>
          </table:table-cell>
          <table:table-cell office:value-type="float" office:value="1543650" table:style-name="ce7">
            <text:p>1.5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9026855" table:style-name="ce14">
            <text:p>9.026.855</text:p>
          </table:table-cell>
          <table:table-cell office:value-type="float" office:value="9065313" table:style-name="ce14">
            <text:p>9.065.313</text:p>
          </table:table-cell>
          <table:table-cell office:value-type="percentage" office:value="1" table:style-name="ce15">
            <text:p>100,0%</text:p>
          </table:table-cell>
          <table:table-cell office:value-type="float" office:value="4236595" table:style-name="ce13">
            <text:p>4.236.595</text:p>
          </table:table-cell>
          <table:table-cell office:value-type="float" office:value="4053311" table:style-name="ce13">
            <text:p>4.053.311</text:p>
          </table:table-cell>
          <table:table-cell office:value-type="float" office:value="1240658" table:style-name="ce13">
            <text:p>1.240.658</text:p>
          </table:table-cell>
          <table:table-cell office:value-type="date" office:date-value="2021-12-22T00:00:00" table:style-name="ce16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30000" table:style-name="ce7">
            <text:p>30.000</text:p>
          </table:table-cell>
          <table:table-cell office:value-type="float" office:value="231770" table:style-name="ce7">
            <text:p>231.770</text:p>
          </table:table-cell>
          <table:table-cell office:value-type="float" office:value="185400" table:style-name="ce7">
            <text:p>185.400</text:p>
          </table:table-cell>
          <table:table-cell office:value-type="float" office:value="49265" table:style-name="ce13">
            <text:p>49.265</text:p>
          </table:table-cell>
          <table:table-cell office:value-type="float" office:value="1960668" table:style-name="ce14">
            <text:p>1.960.668</text:p>
          </table:table-cell>
          <table:table-cell office:value-type="float" office:value="2044958" table:style-name="ce14">
            <text:p>2.044.958</text:p>
          </table:table-cell>
          <table:table-cell office:value-type="percentage" office:value="1" table:style-name="ce15">
            <text:p>100,0%</text:p>
          </table:table-cell>
          <table:table-cell office:value-type="float" office:value="928838" table:style-name="ce13">
            <text:p>928.838</text:p>
          </table:table-cell>
          <table:table-cell office:value-type="float" office:value="889700" table:style-name="ce13">
            <text:p>889.700</text:p>
          </table:table-cell>
          <table:table-cell office:value-type="float" office:value="317969" table:style-name="ce13">
            <text:p>317.969</text:p>
          </table:table-cell>
          <table:table-cell office:value-type="date" office:date-value="2021-12-22T00:00:00" table:style-name="ce16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60000" table:style-name="ce7">
            <text:p>60.000</text:p>
          </table:table-cell>
          <table:table-cell office:value-type="float" office:value="725000" table:style-name="ce7">
            <text:p>725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355679" table:style-name="ce14">
            <text:p>5.355.679</text:p>
          </table:table-cell>
          <table:table-cell office:value-type="float" office:value="5672075" table:style-name="ce14">
            <text:p>5.672.075</text:p>
          </table:table-cell>
          <table:table-cell office:value-type="percentage" office:value="1" table:style-name="ce15">
            <text:p>100,0%</text:p>
          </table:table-cell>
          <table:table-cell office:value-type="float" office:value="2377811" table:style-name="ce13">
            <text:p>2.377.811</text:p>
          </table:table-cell>
          <table:table-cell office:value-type="float" office:value="2301193" table:style-name="ce13">
            <text:p>2.301.193</text:p>
          </table:table-cell>
          <table:table-cell office:value-type="float" office:value="1210002" table:style-name="ce13">
            <text:p>1.210.002</text:p>
          </table:table-cell>
          <table:table-cell office:value-type="date" office:date-value="2021-12-22T00:00:00" table:style-name="ce16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12000" table:style-name="ce7">
            <text:p>12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93305" table:style-name="ce14">
            <text:p>593.305</text:p>
          </table:table-cell>
          <table:table-cell office:value-type="float" office:value="582547" table:style-name="ce14">
            <text:p>582.547</text:p>
          </table:table-cell>
          <table:table-cell office:value-type="percentage" office:value="0.98186767345631676" table:style-name="ce15">
            <text:p>98,2%</text:p>
          </table:table-cell>
          <table:table-cell office:value-type="float" office:value="267365" table:style-name="ce13">
            <text:p>267.365</text:p>
          </table:table-cell>
          <table:table-cell office:value-type="float" office:value="258029" table:style-name="ce13">
            <text:p>258.029</text:p>
          </table:table-cell>
          <table:table-cell office:value-type="float" office:value="92825" table:style-name="ce13">
            <text:p>92.825</text:p>
          </table:table-cell>
          <table:table-cell office:value-type="date" office:date-value="2021-12-22T00:00:00" table:style-name="ce16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228535" table:style-name="ce7">
            <text:p>8.228.535</text:p>
          </table:table-cell>
          <table:table-cell office:value-type="float" office:value="204000" table:style-name="ce7">
            <text:p>204.000</text:p>
          </table:table-cell>
          <table:table-cell office:value-type="float" office:value="1970800" table:style-name="ce7">
            <text:p>1.9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1946885" table:style-name="ce14">
            <text:p>11.946.885</text:p>
          </table:table-cell>
          <table:table-cell office:value-type="float" office:value="11526283" table:style-name="ce14">
            <text:p>11.526.283</text:p>
          </table:table-cell>
          <table:table-cell office:value-type="percentage" office:value="0.96479400278817451" table:style-name="ce15">
            <text:p>96,5%</text:p>
          </table:table-cell>
          <table:table-cell office:value-type="float" office:value="5497135" table:style-name="ce13">
            <text:p>5.497.135</text:p>
          </table:table-cell>
          <table:table-cell office:value-type="float" office:value="5298888" table:style-name="ce13">
            <text:p>5.298.888</text:p>
          </table:table-cell>
          <table:table-cell office:value-type="float" office:value="1583584" table:style-name="ce13">
            <text:p>1.583.584</text:p>
          </table:table-cell>
          <table:table-cell office:value-type="date" office:date-value="2021-12-22T00:00:00" table:style-name="ce16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8000" table:style-name="ce7">
            <text:p>48.000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55175" table:style-name="ce14">
            <text:p>2.555.175</text:p>
          </table:table-cell>
          <table:table-cell office:value-type="float" office:value="2602625" table:style-name="ce14">
            <text:p>2.602.625</text:p>
          </table:table-cell>
          <table:table-cell office:value-type="percentage" office:value="1" table:style-name="ce15">
            <text:p>100,0%</text:p>
          </table:table-cell>
          <table:table-cell office:value-type="float" office:value="1236955" table:style-name="ce13">
            <text:p>1.236.955</text:p>
          </table:table-cell>
          <table:table-cell office:value-type="float" office:value="1186713" table:style-name="ce13">
            <text:p>1.186.713</text:p>
          </table:table-cell>
          <table:table-cell office:value-type="float" office:value="312033" table:style-name="ce13">
            <text:p>312.033</text:p>
          </table:table-cell>
          <table:table-cell office:value-type="date" office:date-value="2021-12-22T00:00:00" table:style-name="ce16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22075" table:style-name="ce7">
            <text:p>822.075</text:p>
          </table:table-cell>
          <table:table-cell office:value-type="float" office:value="18000" table:style-name="ce7">
            <text:p>18.000</text:p>
          </table:table-cell>
          <table:table-cell office:value-type="float" office:value="176500" table:style-name="ce7">
            <text:p>17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176925" table:style-name="ce14">
            <text:p>1.176.925</text:p>
          </table:table-cell>
          <table:table-cell office:value-type="float" office:value="1189708" table:style-name="ce14">
            <text:p>1.189.708</text:p>
          </table:table-cell>
          <table:table-cell office:value-type="percentage" office:value="1" table:style-name="ce15">
            <text:p>100,0%</text:p>
          </table:table-cell>
          <table:table-cell office:value-type="float" office:value="545449" table:style-name="ce13">
            <text:p>545.449</text:p>
          </table:table-cell>
          <table:table-cell office:value-type="float" office:value="526722" table:style-name="ce13">
            <text:p>526.722</text:p>
          </table:table-cell>
          <table:table-cell office:value-type="float" office:value="187951" table:style-name="ce13">
            <text:p>187.951</text:p>
          </table:table-cell>
          <table:table-cell office:value-type="date" office:date-value="2021-12-22T00:00:00" table:style-name="ce16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842920" table:style-name="ce7">
            <text:p>2.842.920</text:p>
          </table:table-cell>
          <table:table-cell office:value-type="float" office:value="60000" table:style-name="ce7">
            <text:p>60.000</text:p>
          </table:table-cell>
          <table:table-cell office:value-type="float" office:value="642900" table:style-name="ce7">
            <text:p>6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091320" table:style-name="ce14">
            <text:p>4.091.320</text:p>
          </table:table-cell>
          <table:table-cell office:value-type="float" office:value="4063208" table:style-name="ce14">
            <text:p>4.063.208</text:p>
          </table:table-cell>
          <table:table-cell office:value-type="percentage" office:value="0.9931288679448198" table:style-name="ce15">
            <text:p>99,3%</text:p>
          </table:table-cell>
          <table:table-cell office:value-type="float" office:value="1867887" table:style-name="ce13">
            <text:p>1.867.887</text:p>
          </table:table-cell>
          <table:table-cell office:value-type="float" office:value="1799079" table:style-name="ce13">
            <text:p>1.799.079</text:p>
          </table:table-cell>
          <table:table-cell office:value-type="float" office:value="637850" table:style-name="ce13">
            <text:p>637.850</text:p>
          </table:table-cell>
          <table:table-cell office:value-type="date" office:date-value="2021-12-22T00:00:00" table:style-name="ce16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6000" table:style-name="ce7">
            <text:p>6.00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8225" table:style-name="ce14">
            <text:p>148.225</text:p>
          </table:table-cell>
          <table:table-cell office:value-type="float" office:value="131005" table:style-name="ce14">
            <text:p>131.005</text:p>
          </table:table-cell>
          <table:table-cell office:value-type="percentage" office:value="0.88382526564344743" table:style-name="ce15">
            <text:p>88,4%</text:p>
          </table:table-cell>
          <table:table-cell office:value-type="float" office:value="65202" table:style-name="ce13">
            <text:p>65.202</text:p>
          </table:table-cell>
          <table:table-cell office:value-type="float" office:value="61026" table:style-name="ce13">
            <text:p>61.026</text:p>
          </table:table-cell>
          <table:table-cell office:value-type="float" office:value="12944" table:style-name="ce13">
            <text:p>12.944</text:p>
          </table:table-cell>
          <table:table-cell office:value-type="date" office:date-value="2021-12-21T00:00:00" table:style-name="ce16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6000" table:style-name="ce7">
            <text:p>6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7100" table:style-name="ce14">
            <text:p>147.100</text:p>
          </table:table-cell>
          <table:table-cell office:value-type="float" office:value="126113" table:style-name="ce14">
            <text:p>126.113</text:p>
          </table:table-cell>
          <table:table-cell office:value-type="percentage" office:value="0.85732834806254243" table:style-name="ce15">
            <text:p>85,7%</text:p>
          </table:table-cell>
          <table:table-cell office:value-type="float" office:value="63096" table:style-name="ce13">
            <text:p>63.096</text:p>
          </table:table-cell>
          <table:table-cell office:value-type="float" office:value="58213" table:style-name="ce13">
            <text:p>58.213</text:p>
          </table:table-cell>
          <table:table-cell office:value-type="float" office:value="15773" table:style-name="ce13">
            <text:p>15.773</text:p>
          </table:table-cell>
          <table:table-cell office:value-type="date" office:date-value="2021-12-22T00:00:00" table:style-name="ce17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83747" table:style-name="ce14">
            <text:p>183.747</text:p>
          </table:table-cell>
          <table:table-cell office:value-type="percentage" office:value="0.86575919486614084" table:style-name="ce15">
            <text:p>86,6%</text:p>
          </table:table-cell>
          <table:table-cell office:value-type="float" office:value="95262" table:style-name="ce13">
            <text:p>95.262</text:p>
          </table:table-cell>
          <table:table-cell office:value-type="float" office:value="91292" table:style-name="ce13">
            <text:p>91.292</text:p>
          </table:table-cell>
          <table:table-cell office:value-type="float" office:value="32550" table:style-name="ce13">
            <text:p>32.550</text:p>
          </table:table-cell>
          <table:table-cell office:value-type="date" office:date-value="2021-12-22T00:00:00" table:style-name="ce17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830" table:style-name="ce7">
            <text:p>5.830</text:p>
          </table:table-cell>
          <table:table-cell office:value-type="float" office:value="0" table:style-name="ce7">
            <text:p>0</text:p>
          </table:table-cell>
          <table:table-cell office:value-type="float" office:value="4440" table:style-name="ce13">
            <text:p>4.440</text:p>
          </table:table-cell>
          <table:table-cell office:value-type="float" office:value="10270" table:style-name="ce14">
            <text:p>10.270</text:p>
          </table:table-cell>
          <table:table-cell office:value-type="float" office:value="10525" table:style-name="ce14">
            <text:p>10.525</text:p>
          </table:table-cell>
          <table:table-cell office:value-type="percentage" office:value="1" table:style-name="ce15">
            <text:p>100,0%</text:p>
          </table:table-cell>
          <table:table-cell office:value-type="float" office:value="7755" table:style-name="ce13">
            <text:p>7.755</text:p>
          </table:table-cell>
          <table:table-cell office:value-type="float" office:value="7328" table:style-name="ce13">
            <text:p>7.328</text:p>
          </table:table-cell>
          <table:table-cell office:value-type="float" office:value="86" table:style-name="ce13">
            <text:p>86</text:p>
          </table:table-cell>
          <table:table-cell office:value-type="date" office:date-value="2021-12-22T00:00:00" table:style-name="ce17">
            <text:p>22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9085849" table:style-name="ce19">
            <text:p>59.085.849</text:p>
          </table:table-cell>
          <table:table-cell office:value-type="float" office:value="1374000" table:style-name="ce19">
            <text:p>1.374.000</text:p>
          </table:table-cell>
          <table:table-cell office:value-type="float" office:value="13874560" table:style-name="ce20">
            <text:p>13.874.560</text:p>
          </table:table-cell>
          <table:table-cell office:value-type="float" office:value="9051120" table:style-name="ce21">
            <text:p>9.051.120</text:p>
          </table:table-cell>
          <table:table-cell office:value-type="float" office:value="2150655" table:style-name="ce22">
            <text:p>2.150.655</text:p>
          </table:table-cell>
          <table:table-cell office:value-type="float" office:value="85536184" table:style-name="ce23">
            <text:p>85.536.184</text:p>
          </table:table-cell>
          <table:table-cell office:value-type="float" office:value="84868049" table:style-name="ce23">
            <text:p>84.868.049</text:p>
          </table:table-cell>
          <table:table-cell office:value-type="percentage" office:value="0.99218886126601114" table:style-name="ce24">
            <text:p>99,2%</text:p>
          </table:table-cell>
          <table:table-cell office:value-type="float" office:value="39405157" table:style-name="ce23">
            <text:p>39.405.157</text:p>
          </table:table-cell>
          <table:table-cell office:value-type="float" office:value="37832328" table:style-name="ce23">
            <text:p>37.832.328</text:p>
          </table:table-cell>
          <table:table-cell office:value-type="float" office:value="12254905" table:style-name="ce23">
            <text:p>12.254.90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51685" table:style-name="ce31">
            <text:p>6.951.685</text:p>
          </table:table-cell>
          <table:table-cell office:value-type="percentage" office:value="0.93286477745832486" table:style-name="ce32">
            <text:p>93,3%</text:p>
          </table:table-cell>
          <table:table-cell office:value-type="float" office:value="6830872" table:style-name="ce31">
            <text:p>6.830.872</text:p>
          </table:table-cell>
          <table:table-cell office:value-type="percentage" office:value="0.9166525652595453" table:style-name="ce32">
            <text:p>91,7%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83339" table:style-name="ce31">
            <text:p>1.083.339</text:p>
          </table:table-cell>
          <table:table-cell office:value-type="percentage" office:value="0.91410675923566453" table:style-name="ce32">
            <text:p>91,4%</text:p>
          </table:table-cell>
          <table:table-cell office:value-type="float" office:value="1060410" table:style-name="ce31">
            <text:p>1.060.410</text:p>
          </table:table-cell>
          <table:table-cell office:value-type="percentage" office:value="0.89475957992935817" table:style-name="ce32">
            <text:p>89,5%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7607" table:style-name="ce31">
            <text:p>877.607</text:p>
          </table:table-cell>
          <table:table-cell office:value-type="percentage" office:value="0.93969550082608166" table:style-name="ce32">
            <text:p>94,0%</text:p>
          </table:table-cell>
          <table:table-cell office:value-type="float" office:value="868379" table:style-name="ce31">
            <text:p>868.379</text:p>
          </table:table-cell>
          <table:table-cell office:value-type="percentage" office:value="0.9298146429003552" table:style-name="ce32">
            <text:p>93,0%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82799" table:style-name="ce31">
            <text:p>882.799</text:p>
          </table:table-cell>
          <table:table-cell office:value-type="percentage" office:value="0.85305551341380104" table:style-name="ce32">
            <text:p>85,3%</text:p>
          </table:table-cell>
          <table:table-cell office:value-type="float" office:value="862502" table:style-name="ce31">
            <text:p>862.502</text:p>
          </table:table-cell>
          <table:table-cell office:value-type="percentage" office:value="0.83344236505753877" table:style-name="ce32">
            <text:p>83,3%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09525" table:style-name="ce31">
            <text:p>1.709.525</text:p>
          </table:table-cell>
          <table:table-cell office:value-type="percentage" office:value="0.87186233599588736" table:style-name="ce32">
            <text:p>87,2%</text:p>
          </table:table-cell>
          <table:table-cell office:value-type="float" office:value="1660163" table:style-name="ce31">
            <text:p>1.660.163</text:p>
          </table:table-cell>
          <table:table-cell office:value-type="percentage" office:value="0.84668758357668961" table:style-name="ce32">
            <text:p>84,7%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9565" table:style-name="ce31">
            <text:p>489.565</text:p>
          </table:table-cell>
          <table:table-cell office:value-type="percentage" office:value="0.93405796686680898" table:style-name="ce32">
            <text:p>93,4%</text:p>
          </table:table-cell>
          <table:table-cell office:value-type="float" office:value="482140" table:style-name="ce31">
            <text:p>482.140</text:p>
          </table:table-cell>
          <table:table-cell office:value-type="percentage" office:value="0.91989155300146719" table:style-name="ce32">
            <text:p>92,0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29709" table:style-name="ce31">
            <text:p>2.029.709</text:p>
          </table:table-cell>
          <table:table-cell office:value-type="percentage" office:value="0.93266224101701412" table:style-name="ce32">
            <text:p>93,3%</text:p>
          </table:table-cell>
          <table:table-cell office:value-type="float" office:value="1991039" table:style-name="ce31">
            <text:p>1.991.039</text:p>
          </table:table-cell>
          <table:table-cell office:value-type="percentage" office:value="0.91489316729258963" table:style-name="ce32">
            <text:p>91,5%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45113" table:style-name="ce31">
            <text:p>1.645.113</text:p>
          </table:table-cell>
          <table:table-cell office:value-type="percentage" office:value="0.90951324204548467" table:style-name="ce32">
            <text:p>91,0%</text:p>
          </table:table-cell>
          <table:table-cell office:value-type="float" office:value="1578121" table:style-name="ce31">
            <text:p>1.578.121</text:p>
          </table:table-cell>
          <table:table-cell office:value-type="percentage" office:value="0.87247620500844769" table:style-name="ce32">
            <text:p>87,2%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56532" table:style-name="ce31">
            <text:p>6.156.532</text:p>
          </table:table-cell>
          <table:table-cell office:value-type="percentage" office:value="0.89636128566353535" table:style-name="ce32">
            <text:p>89,6%</text:p>
          </table:table-cell>
          <table:table-cell office:value-type="float" office:value="5967208" table:style-name="ce31">
            <text:p>5.967.208</text:p>
          </table:table-cell>
          <table:table-cell office:value-type="percentage" office:value="0.86879662685124248" table:style-name="ce32">
            <text:p>86,9%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34620" table:style-name="ce31">
            <text:p>4.134.620</text:p>
          </table:table-cell>
          <table:table-cell office:value-type="percentage" office:value="0.92116693056570198" table:style-name="ce32">
            <text:p>92,1%</text:p>
          </table:table-cell>
          <table:table-cell office:value-type="float" office:value="4053311" table:style-name="ce31">
            <text:p>4.053.311</text:p>
          </table:table-cell>
          <table:table-cell office:value-type="percentage" office:value="0.90305180463940971" table:style-name="ce32">
            <text:p>90,3%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4769" table:style-name="ce31">
            <text:p>904.769</text:p>
          </table:table-cell>
          <table:table-cell office:value-type="percentage" office:value="0.94895520102534303" table:style-name="ce32">
            <text:p>94,9%</text:p>
          </table:table-cell>
          <table:table-cell office:value-type="float" office:value="889700" table:style-name="ce31">
            <text:p>889.700</text:p>
          </table:table-cell>
          <table:table-cell office:value-type="percentage" office:value="0.93315027631610692" table:style-name="ce32">
            <text:p>93,3%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24711" table:style-name="ce31">
            <text:p>2.324.711</text:p>
          </table:table-cell>
          <table:table-cell office:value-type="percentage" office:value="0.9471231783945957" table:style-name="ce32">
            <text:p>94,7%</text:p>
          </table:table-cell>
          <table:table-cell office:value-type="float" office:value="2301193" table:style-name="ce31">
            <text:p>2.301.193</text:p>
          </table:table-cell>
          <table:table-cell office:value-type="percentage" office:value="0.93754158183937486" table:style-name="ce32">
            <text:p>93,8%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4269" table:style-name="ce31">
            <text:p>264.269</text:p>
          </table:table-cell>
          <table:table-cell office:value-type="percentage" office:value="0.93062295312885168" table:style-name="ce32">
            <text:p>93,1%</text:p>
          </table:table-cell>
          <table:table-cell office:value-type="float" office:value="258029" table:style-name="ce31">
            <text:p>258.029</text:p>
          </table:table-cell>
          <table:table-cell office:value-type="percentage" office:value="0.9086488009296757" table:style-name="ce32">
            <text:p>90,9%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30741" table:style-name="ce31">
            <text:p>5.430.741</text:p>
          </table:table-cell>
          <table:table-cell office:value-type="percentage" office:value="0.90846407381007865" table:style-name="ce32">
            <text:p>90,8%</text:p>
          </table:table-cell>
          <table:table-cell office:value-type="float" office:value="5298888" table:style-name="ce31">
            <text:p>5.298.888</text:p>
          </table:table-cell>
          <table:table-cell office:value-type="percentage" office:value="0.88640746799439341" table:style-name="ce32">
            <text:p>88,6%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16858" table:style-name="ce31">
            <text:p>1.216.858</text:p>
          </table:table-cell>
          <table:table-cell office:value-type="percentage" office:value="0.92880210237555305" table:style-name="ce32">
            <text:p>92,9%</text:p>
          </table:table-cell>
          <table:table-cell office:value-type="float" office:value="1186713" table:style-name="ce31">
            <text:p>1.186.713</text:p>
          </table:table-cell>
          <table:table-cell office:value-type="percentage" office:value="0.90579305828321766" table:style-name="ce32">
            <text:p>90,6%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5340" table:style-name="ce31">
            <text:p>535.340</text:p>
          </table:table-cell>
          <table:table-cell office:value-type="percentage" office:value="0.92085029087268688" table:style-name="ce32">
            <text:p>92,1%</text:p>
          </table:table-cell>
          <table:table-cell office:value-type="float" office:value="526722" table:style-name="ce31">
            <text:p>526.722</text:p>
          </table:table-cell>
          <table:table-cell office:value-type="percentage" office:value="0.90602627658879098" table:style-name="ce32">
            <text:p>90,6%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39786" table:style-name="ce31">
            <text:p>1.839.786</text:p>
          </table:table-cell>
          <table:table-cell office:value-type="percentage" office:value="0.92733813421050904" table:style-name="ce32">
            <text:p>92,7%</text:p>
          </table:table-cell>
          <table:table-cell office:value-type="float" office:value="1799079" table:style-name="ce31">
            <text:p>1.799.079</text:p>
          </table:table-cell>
          <table:table-cell office:value-type="percentage" office:value="0.9068199035960206" table:style-name="ce32">
            <text:p>90,7%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801" table:style-name="ce31">
            <text:p>63.801</text:p>
          </table:table-cell>
          <table:table-cell office:value-type="percentage" office:value="0.89904882688649335" table:style-name="ce32">
            <text:p>89,9%</text:p>
          </table:table-cell>
          <table:table-cell office:value-type="float" office:value="61026" table:style-name="ce31">
            <text:p>61.026</text:p>
          </table:table-cell>
          <table:table-cell office:value-type="percentage" office:value="0.85994504333121957" table:style-name="ce32">
            <text:p>86,0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0980" table:style-name="ce31">
            <text:p>60.980</text:p>
          </table:table-cell>
          <table:table-cell office:value-type="percentage" office:value="0.85975721516488779" table:style-name="ce32">
            <text:p>86,0%</text:p>
          </table:table-cell>
          <table:table-cell office:value-type="float" office:value="58213" table:style-name="ce31">
            <text:p>58.213</text:p>
          </table:table-cell>
          <table:table-cell office:value-type="percentage" office:value="0.82074527330917701" table:style-name="ce32">
            <text:p>82,1%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62" table:style-name="ce31">
            <text:p>95.262</text:p>
          </table:table-cell>
          <table:table-cell office:value-type="string" table:style-name="ce32">
            <text:p>-</text:p>
          </table:table-cell>
          <table:table-cell office:value-type="float" office:value="91292" table:style-name="ce31">
            <text:p>91.292</text:p>
          </table:table-cell>
          <table:table-cell office:value-type="string" table:style-name="ce32">
            <text:p>-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755" table:style-name="ce31">
            <text:p>7.755</text:p>
          </table:table-cell>
          <table:table-cell office:value-type="string" table:style-name="ce32">
            <text:p>-</text:p>
          </table:table-cell>
          <table:table-cell office:value-type="float" office:value="7328" table:style-name="ce31">
            <text:p>7.328</text:p>
          </table:table-cell>
          <table:table-cell office:value-type="string" table:style-name="ce32">
            <text:p>-</text:p>
          </table:table-cell>
          <table:table-cell office:value-type="date" office:date-value="2021-12-22T00:00:00" table:style-name="ce33">
            <text:p>22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704766" table:style-name="ce34">
            <text:p>38.704.766</text:p>
          </table:table-cell>
          <table:table-cell office:value-type="percentage" office:value="0.91892034599287409" table:style-name="ce24">
            <text:p>91,9%</text:p>
          </table:table-cell>
          <table:table-cell office:value-type="float" office:value="37832328" table:style-name="ce34">
            <text:p>37.832.328</text:p>
          </table:table-cell>
          <table:table-cell office:value-type="percentage" office:value="0.89820710802064785" table:style-name="ce24">
            <text:p>89,8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757" table:style-name="ce43">
            <text:p>434.757</text:p>
          </table:table-cell>
          <table:table-cell office:value-type="percentage" office:value="1" table:style-name="ce44">
            <text:p>100,0%</text:p>
          </table:table-cell>
          <table:table-cell office:value-type="float" office:value="655405" table:style-name="ce43">
            <text:p>655.405</text:p>
          </table:table-cell>
          <table:table-cell office:value-type="percentage" office:value="1" table:style-name="ce44">
            <text:p>100,0%</text:p>
          </table:table-cell>
          <table:table-cell office:value-type="float" office:value="934296" table:style-name="ce43">
            <text:p>934.296</text:p>
          </table:table-cell>
          <table:table-cell office:value-type="percentage" office:value="1" table:style-name="ce44">
            <text:p>100,0%</text:p>
          </table:table-cell>
          <table:table-cell office:value-type="float" office:value="1223687" table:style-name="ce43">
            <text:p>1.223.687</text:p>
          </table:table-cell>
          <table:table-cell office:value-type="percentage" office:value="0.96732544360923656" table:style-name="ce44">
            <text:p>96,7%</text:p>
          </table:table-cell>
          <table:table-cell office:value-type="float" office:value="1266013" table:style-name="ce43">
            <text:p>1.266.013</text:p>
          </table:table-cell>
          <table:table-cell office:value-type="percentage" office:value="0.91401357577787823" table:style-name="ce44">
            <text:p>91,4%</text:p>
          </table:table-cell>
          <table:table-cell office:value-type="float" office:value="951657" table:style-name="ce43">
            <text:p>951.657</text:p>
          </table:table-cell>
          <table:table-cell office:value-type="percentage" office:value="0.83462796993905541" table:style-name="ce44">
            <text:p>83,5%</text:p>
          </table:table-cell>
          <table:table-cell office:value-type="float" office:value="792068" table:style-name="ce43">
            <text:p>792.068</text:p>
          </table:table-cell>
          <table:table-cell office:value-type="percentage" office:value="0.8529039316357121" table:style-name="ce44">
            <text:p>85,3%</text:p>
          </table:table-cell>
          <table:table-cell office:value-type="float" office:value="693802" table:style-name="ce43">
            <text:p>693.802</text:p>
          </table:table-cell>
          <table:table-cell office:value-type="percentage" office:value="0.92149760860239049" table:style-name="ce44">
            <text:p>92,1%</text:p>
          </table:table-cell>
          <table:table-cell office:value-type="float" office:value="6951685" table:style-name="ce43">
            <text:p>6.951.685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3286477745832486" table:style-name="ce44">
            <text:p>93,3%</text:p>
          </table:table-cell>
          <table:table-cell office:value-type="percentage" office:value="0.82128396175469265" table:style-name="ce44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52" table:style-name="ce46">
            <text:p>101.552</text:p>
          </table:table-cell>
          <table:table-cell office:value-type="percentage" office:value="1" table:style-name="ce47">
            <text:p>100,0%</text:p>
          </table:table-cell>
          <table:table-cell office:value-type="float" office:value="119630" table:style-name="ce46">
            <text:p>119.630</text:p>
          </table:table-cell>
          <table:table-cell office:value-type="percentage" office:value="1" table:style-name="ce47">
            <text:p>100,0%</text:p>
          </table:table-cell>
          <table:table-cell office:value-type="float" office:value="155455" table:style-name="ce46">
            <text:p>155.455</text:p>
          </table:table-cell>
          <table:table-cell office:value-type="percentage" office:value="0.99416756732558664" table:style-name="ce47">
            <text:p>99,4%</text:p>
          </table:table-cell>
          <table:table-cell office:value-type="float" office:value="187462" table:style-name="ce46">
            <text:p>187.462</text:p>
          </table:table-cell>
          <table:table-cell office:value-type="percentage" office:value="0.94550755046251" table:style-name="ce47">
            <text:p>94,6%</text:p>
          </table:table-cell>
          <table:table-cell office:value-type="float" office:value="190557" table:style-name="ce46">
            <text:p>190.557</text:p>
          </table:table-cell>
          <table:table-cell office:value-type="percentage" office:value="0.88654666586025133" table:style-name="ce47">
            <text:p>88,7%</text:p>
          </table:table-cell>
          <table:table-cell office:value-type="float" office:value="129532" table:style-name="ce46">
            <text:p>129.532</text:p>
          </table:table-cell>
          <table:table-cell office:value-type="percentage" office:value="0.78845428094907666" table:style-name="ce47">
            <text:p>78,8%</text:p>
          </table:table-cell>
          <table:table-cell office:value-type="float" office:value="108098" table:style-name="ce46">
            <text:p>108.098</text:p>
          </table:table-cell>
          <table:table-cell office:value-type="percentage" office:value="0.82896603553653725" table:style-name="ce47">
            <text:p>82,9%</text:p>
          </table:table-cell>
          <table:table-cell office:value-type="float" office:value="91053" table:style-name="ce46">
            <text:p>91.053</text:p>
          </table:table-cell>
          <table:table-cell office:value-type="percentage" office:value="0.88307519227225562" table:style-name="ce47">
            <text:p>88,3%</text:p>
          </table:table-cell>
          <table:table-cell office:value-type="float" office:value="1083339" table:style-name="ce46">
            <text:p>1.083.339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410675923566453" table:style-name="ce47">
            <text:p>91,4%</text:p>
          </table:table-cell>
          <table:table-cell office:value-type="percentage" office:value="0.81491374621913337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75" table:style-name="ce46">
            <text:p>89.075</text:p>
          </table:table-cell>
          <table:table-cell office:value-type="percentage" office:value="1" table:style-name="ce47">
            <text:p>100,0%</text:p>
          </table:table-cell>
          <table:table-cell office:value-type="float" office:value="114525" table:style-name="ce46">
            <text:p>114.525</text:p>
          </table:table-cell>
          <table:table-cell office:value-type="percentage" office:value="1" table:style-name="ce47">
            <text:p>100,0%</text:p>
          </table:table-cell>
          <table:table-cell office:value-type="float" office:value="148591" table:style-name="ce46">
            <text:p>148.591</text:p>
          </table:table-cell>
          <table:table-cell office:value-type="percentage" office:value="0.99291021837329274" table:style-name="ce47">
            <text:p>99,3%</text:p>
          </table:table-cell>
          <table:table-cell office:value-type="float" office:value="153648" table:style-name="ce46">
            <text:p>153.648</text:p>
          </table:table-cell>
          <table:table-cell office:value-type="percentage" office:value="0.94468320575486486" table:style-name="ce47">
            <text:p>94,5%</text:p>
          </table:table-cell>
          <table:table-cell office:value-type="float" office:value="151394" table:style-name="ce46">
            <text:p>151.394</text:p>
          </table:table-cell>
          <table:table-cell office:value-type="percentage" office:value="0.90658889893588357" table:style-name="ce47">
            <text:p>90,7%</text:p>
          </table:table-cell>
          <table:table-cell office:value-type="float" office:value="91839" table:style-name="ce46">
            <text:p>91.839</text:p>
          </table:table-cell>
          <table:table-cell office:value-type="percentage" office:value="0.80243073455015679" table:style-name="ce47">
            <text:p>80,2%</text:p>
          </table:table-cell>
          <table:table-cell office:value-type="float" office:value="67471" table:style-name="ce46">
            <text:p>67.471</text:p>
          </table:table-cell>
          <table:table-cell office:value-type="percentage" office:value="0.85286496188899141" table:style-name="ce47">
            <text:p>85,3%</text:p>
          </table:table-cell>
          <table:table-cell office:value-type="float" office:value="61064" table:style-name="ce46">
            <text:p>61.064</text:p>
          </table:table-cell>
          <table:table-cell office:value-type="percentage" office:value="0.954125" table:style-name="ce47">
            <text:p>95,4%</text:p>
          </table:table-cell>
          <table:table-cell office:value-type="float" office:value="877607" table:style-name="ce46">
            <text:p>877.607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969550082608166" table:style-name="ce47">
            <text:p>94,0%</text:p>
          </table:table-cell>
          <table:table-cell office:value-type="percentage" office:value="0.86142597449508429" table:style-name="ce47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15" table:style-name="ce46">
            <text:p>51.715</text:p>
          </table:table-cell>
          <table:table-cell office:value-type="percentage" office:value="1" table:style-name="ce47">
            <text:p>100,0%</text:p>
          </table:table-cell>
          <table:table-cell office:value-type="float" office:value="79700" table:style-name="ce46">
            <text:p>79.700</text:p>
          </table:table-cell>
          <table:table-cell office:value-type="percentage" office:value="0.98986536837398775" table:style-name="ce47">
            <text:p>99,0%</text:p>
          </table:table-cell>
          <table:table-cell office:value-type="float" office:value="111598" table:style-name="ce46">
            <text:p>111.598</text:p>
          </table:table-cell>
          <table:table-cell office:value-type="percentage" office:value="0.95194956965307809" table:style-name="ce47">
            <text:p>95,2%</text:p>
          </table:table-cell>
          <table:table-cell office:value-type="float" office:value="152555" table:style-name="ce46">
            <text:p>152.555</text:p>
          </table:table-cell>
          <table:table-cell office:value-type="percentage" office:value="0.92013124483555186" table:style-name="ce47">
            <text:p>92,0%</text:p>
          </table:table-cell>
          <table:table-cell office:value-type="float" office:value="172152" table:style-name="ce46">
            <text:p>172.152</text:p>
          </table:table-cell>
          <table:table-cell office:value-type="percentage" office:value="0.83499214248297537" table:style-name="ce47">
            <text:p>83,5%</text:p>
          </table:table-cell>
          <table:table-cell office:value-type="float" office:value="133074" table:style-name="ce46">
            <text:p>133.074</text:p>
          </table:table-cell>
          <table:table-cell office:value-type="percentage" office:value="0.73042533221360473" table:style-name="ce47">
            <text:p>73,0%</text:p>
          </table:table-cell>
          <table:table-cell office:value-type="float" office:value="102741" table:style-name="ce46">
            <text:p>102.741</text:p>
          </table:table-cell>
          <table:table-cell office:value-type="percentage" office:value="0.74481303736352955" table:style-name="ce47">
            <text:p>74,5%</text:p>
          </table:table-cell>
          <table:table-cell office:value-type="float" office:value="79264" table:style-name="ce46">
            <text:p>79.264</text:p>
          </table:table-cell>
          <table:table-cell office:value-type="percentage" office:value="0.83016338500209463" table:style-name="ce47">
            <text:p>83,0%</text:p>
          </table:table-cell>
          <table:table-cell office:value-type="float" office:value="882799" table:style-name="ce46">
            <text:p>882.799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5305551341380104" table:style-name="ce47">
            <text:p>85,3%</text:p>
          </table:table-cell>
          <table:table-cell office:value-type="percentage" office:value="0.75353529490594884" table:style-name="ce47">
            <text:p>7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076" table:style-name="ce46">
            <text:p>94.076</text:p>
          </table:table-cell>
          <table:table-cell office:value-type="percentage" office:value="1" table:style-name="ce47">
            <text:p>100,0%</text:p>
          </table:table-cell>
          <table:table-cell office:value-type="float" office:value="154376" table:style-name="ce46">
            <text:p>154.376</text:p>
          </table:table-cell>
          <table:table-cell office:value-type="percentage" office:value="0.99899696501025681" table:style-name="ce47">
            <text:p>99,9%</text:p>
          </table:table-cell>
          <table:table-cell office:value-type="float" office:value="227344" table:style-name="ce46">
            <text:p>227.344</text:p>
          </table:table-cell>
          <table:table-cell office:value-type="percentage" office:value="0.96704268967042695" table:style-name="ce47">
            <text:p>96,7%</text:p>
          </table:table-cell>
          <table:table-cell office:value-type="float" office:value="323204" table:style-name="ce46">
            <text:p>323.204</text:p>
          </table:table-cell>
          <table:table-cell office:value-type="percentage" office:value="0.92209111242981701" table:style-name="ce47">
            <text:p>92,2%</text:p>
          </table:table-cell>
          <table:table-cell office:value-type="float" office:value="321586" table:style-name="ce46">
            <text:p>321.586</text:p>
          </table:table-cell>
          <table:table-cell office:value-type="percentage" office:value="0.82899227683773113" table:style-name="ce47">
            <text:p>82,9%</text:p>
          </table:table-cell>
          <table:table-cell office:value-type="float" office:value="234746" table:style-name="ce46">
            <text:p>234.746</text:p>
          </table:table-cell>
          <table:table-cell office:value-type="percentage" office:value="0.75497050821074574" table:style-name="ce47">
            <text:p>75,5%</text:p>
          </table:table-cell>
          <table:table-cell office:value-type="float" office:value="194334" table:style-name="ce46">
            <text:p>194.334</text:p>
          </table:table-cell>
          <table:table-cell office:value-type="percentage" office:value="0.77193860527193858" table:style-name="ce47">
            <text:p>77,2%</text:p>
          </table:table-cell>
          <table:table-cell office:value-type="float" office:value="159859" table:style-name="ce46">
            <text:p>159.859</text:p>
          </table:table-cell>
          <table:table-cell office:value-type="percentage" office:value="0.88910827210687604" table:style-name="ce47">
            <text:p>88,9%</text:p>
          </table:table-cell>
          <table:table-cell office:value-type="float" office:value="1709525" table:style-name="ce46">
            <text:p>1.709.525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7186233599588736" table:style-name="ce47">
            <text:p>87,2%</text:p>
          </table:table-cell>
          <table:table-cell office:value-type="percentage" office:value="0.78564462819032777" table:style-name="ce47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04" table:style-name="ce46">
            <text:p>42.504</text:p>
          </table:table-cell>
          <table:table-cell office:value-type="percentage" office:value="1" table:style-name="ce47">
            <text:p>100,0%</text:p>
          </table:table-cell>
          <table:table-cell office:value-type="float" office:value="56125" table:style-name="ce46">
            <text:p>56.125</text:p>
          </table:table-cell>
          <table:table-cell office:value-type="percentage" office:value="1" table:style-name="ce47">
            <text:p>100,0%</text:p>
          </table:table-cell>
          <table:table-cell office:value-type="float" office:value="77052" table:style-name="ce46">
            <text:p>77.052</text:p>
          </table:table-cell>
          <table:table-cell office:value-type="percentage" office:value="0.99621177839550068" table:style-name="ce47">
            <text:p>99,6%</text:p>
          </table:table-cell>
          <table:table-cell office:value-type="float" office:value="84872" table:style-name="ce46">
            <text:p>84.872</text:p>
          </table:table-cell>
          <table:table-cell office:value-type="percentage" office:value="0.94339958205504426" table:style-name="ce47">
            <text:p>94,3%</text:p>
          </table:table-cell>
          <table:table-cell office:value-type="float" office:value="88952" table:style-name="ce46">
            <text:p>88.952</text:p>
          </table:table-cell>
          <table:table-cell office:value-type="percentage" office:value="0.90981804048317971" table:style-name="ce47">
            <text:p>91,0%</text:p>
          </table:table-cell>
          <table:table-cell office:value-type="float" office:value="56102" table:style-name="ce46">
            <text:p>56.102</text:p>
          </table:table-cell>
          <table:table-cell office:value-type="percentage" office:value="0.79607793055496434" table:style-name="ce47">
            <text:p>79,6%</text:p>
          </table:table-cell>
          <table:table-cell office:value-type="float" office:value="42663" table:style-name="ce46">
            <text:p>42.663</text:p>
          </table:table-cell>
          <table:table-cell office:value-type="percentage" office:value="0.8447282447282447" table:style-name="ce47">
            <text:p>84,5%</text:p>
          </table:table-cell>
          <table:table-cell office:value-type="float" office:value="41295" table:style-name="ce46">
            <text:p>41.295</text:p>
          </table:table-cell>
          <table:table-cell office:value-type="percentage" office:value="0.93931260378045178" table:style-name="ce47">
            <text:p>93,9%</text:p>
          </table:table-cell>
          <table:table-cell office:value-type="float" office:value="489565" table:style-name="ce46">
            <text:p>489.56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405796686680898" table:style-name="ce47">
            <text:p>93,4%</text:p>
          </table:table-cell>
          <table:table-cell office:value-type="percentage" office:value="0.83987099098480889" table:style-name="ce47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863" table:style-name="ce46">
            <text:p>229.863</text:p>
          </table:table-cell>
          <table:table-cell office:value-type="percentage" office:value="1" table:style-name="ce47">
            <text:p>100,0%</text:p>
          </table:table-cell>
          <table:table-cell office:value-type="float" office:value="252111" table:style-name="ce46">
            <text:p>252.111</text:p>
          </table:table-cell>
          <table:table-cell office:value-type="percentage" office:value="1" table:style-name="ce47">
            <text:p>100,0%</text:p>
          </table:table-cell>
          <table:table-cell office:value-type="float" office:value="323885" table:style-name="ce46">
            <text:p>323.885</text:p>
          </table:table-cell>
          <table:table-cell office:value-type="percentage" office:value="1" table:style-name="ce47">
            <text:p>100,0%</text:p>
          </table:table-cell>
          <table:table-cell office:value-type="float" office:value="355360" table:style-name="ce46">
            <text:p>355.360</text:p>
          </table:table-cell>
          <table:table-cell office:value-type="percentage" office:value="0.93227520167901878" table:style-name="ce47">
            <text:p>93,2%</text:p>
          </table:table-cell>
          <table:table-cell office:value-type="float" office:value="323818" table:style-name="ce46">
            <text:p>323.818</text:p>
          </table:table-cell>
          <table:table-cell office:value-type="percentage" office:value="0.89131170779372704" table:style-name="ce47">
            <text:p>89,1%</text:p>
          </table:table-cell>
          <table:table-cell office:value-type="float" office:value="216586" table:style-name="ce46">
            <text:p>216.586</text:p>
          </table:table-cell>
          <table:table-cell office:value-type="percentage" office:value="0.80881161238764221" table:style-name="ce47">
            <text:p>80,9%</text:p>
          </table:table-cell>
          <table:table-cell office:value-type="float" office:value="178171" table:style-name="ce46">
            <text:p>178.171</text:p>
          </table:table-cell>
          <table:table-cell office:value-type="percentage" office:value="0.84438831123285596" table:style-name="ce47">
            <text:p>84,4%</text:p>
          </table:table-cell>
          <table:table-cell office:value-type="float" office:value="149915" table:style-name="ce46">
            <text:p>149.915</text:p>
          </table:table-cell>
          <table:table-cell office:value-type="percentage" office:value="0.90669642317136601" table:style-name="ce47">
            <text:p>90,7%</text:p>
          </table:table-cell>
          <table:table-cell office:value-type="float" office:value="2029709" table:style-name="ce46">
            <text:p>2.029.709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266224101701412" table:style-name="ce47">
            <text:p>93,3%</text:p>
          </table:table-cell>
          <table:table-cell office:value-type="percentage" office:value="0.84750667872553465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241" table:style-name="ce46">
            <text:p>139.241</text:p>
          </table:table-cell>
          <table:table-cell office:value-type="percentage" office:value="1" table:style-name="ce47">
            <text:p>100,0%</text:p>
          </table:table-cell>
          <table:table-cell office:value-type="float" office:value="159650" table:style-name="ce46">
            <text:p>159.650</text:p>
          </table:table-cell>
          <table:table-cell office:value-type="percentage" office:value="1" table:style-name="ce47">
            <text:p>100,0%</text:p>
          </table:table-cell>
          <table:table-cell office:value-type="float" office:value="225159" table:style-name="ce46">
            <text:p>225.159</text:p>
          </table:table-cell>
          <table:table-cell office:value-type="percentage" office:value="1" table:style-name="ce47">
            <text:p>100,0%</text:p>
          </table:table-cell>
          <table:table-cell office:value-type="float" office:value="288519" table:style-name="ce46">
            <text:p>288.519</text:p>
          </table:table-cell>
          <table:table-cell office:value-type="percentage" office:value="0.93834030402175117" table:style-name="ce47">
            <text:p>93,8%</text:p>
          </table:table-cell>
          <table:table-cell office:value-type="float" office:value="290094" table:style-name="ce46">
            <text:p>290.094</text:p>
          </table:table-cell>
          <table:table-cell office:value-type="percentage" office:value="0.8774640431935391" table:style-name="ce47">
            <text:p>87,7%</text:p>
          </table:table-cell>
          <table:table-cell office:value-type="float" office:value="209706" table:style-name="ce46">
            <text:p>209.706</text:p>
          </table:table-cell>
          <table:table-cell office:value-type="percentage" office:value="0.78866194561133651" table:style-name="ce47">
            <text:p>78,9%</text:p>
          </table:table-cell>
          <table:table-cell office:value-type="float" office:value="177793" table:style-name="ce46">
            <text:p>177.793</text:p>
          </table:table-cell>
          <table:table-cell office:value-type="percentage" office:value="0.8152313963565333" table:style-name="ce47">
            <text:p>81,5%</text:p>
          </table:table-cell>
          <table:table-cell office:value-type="float" office:value="154951" table:style-name="ce46">
            <text:p>154.951</text:p>
          </table:table-cell>
          <table:table-cell office:value-type="percentage" office:value="0.89066631411951347" table:style-name="ce47">
            <text:p>89,1%</text:p>
          </table:table-cell>
          <table:table-cell office:value-type="float" office:value="1645113" table:style-name="ce46">
            <text:p>1.645.113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951324204548467" table:style-name="ce47">
            <text:p>91,0%</text:p>
          </table:table-cell>
          <table:table-cell office:value-type="percentage" office:value="0.80436930776674009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300" table:style-name="ce46">
            <text:p>460.300</text:p>
          </table:table-cell>
          <table:table-cell office:value-type="percentage" office:value="1" table:style-name="ce47">
            <text:p>100,0%</text:p>
          </table:table-cell>
          <table:table-cell office:value-type="float" office:value="620918" table:style-name="ce46">
            <text:p>620.918</text:p>
          </table:table-cell>
          <table:table-cell office:value-type="percentage" office:value="0.97737418383987207" table:style-name="ce47">
            <text:p>97,7%</text:p>
          </table:table-cell>
          <table:table-cell office:value-type="float" office:value="807078" table:style-name="ce46">
            <text:p>807.078</text:p>
          </table:table-cell>
          <table:table-cell office:value-type="percentage" office:value="0.96357857838736172" table:style-name="ce47">
            <text:p>96,4%</text:p>
          </table:table-cell>
          <table:table-cell office:value-type="float" office:value="1039472" table:style-name="ce46">
            <text:p>1.039.472</text:p>
          </table:table-cell>
          <table:table-cell office:value-type="percentage" office:value="0.9520892487497481" table:style-name="ce47">
            <text:p>95,2%</text:p>
          </table:table-cell>
          <table:table-cell office:value-type="float" office:value="1156603" table:style-name="ce46">
            <text:p>1.156.603</text:p>
          </table:table-cell>
          <table:table-cell office:value-type="percentage" office:value="0.87837372935739755" table:style-name="ce47">
            <text:p>87,8%</text:p>
          </table:table-cell>
          <table:table-cell office:value-type="float" office:value="818886" table:style-name="ce46">
            <text:p>818.886</text:p>
          </table:table-cell>
          <table:table-cell office:value-type="percentage" office:value="0.78388401113480854" table:style-name="ce47">
            <text:p>78,4%</text:p>
          </table:table-cell>
          <table:table-cell office:value-type="float" office:value="684406" table:style-name="ce46">
            <text:p>684.406</text:p>
          </table:table-cell>
          <table:table-cell office:value-type="percentage" office:value="0.81580336974855028" table:style-name="ce47">
            <text:p>81,6%</text:p>
          </table:table-cell>
          <table:table-cell office:value-type="float" office:value="568869" table:style-name="ce46">
            <text:p>568.869</text:p>
          </table:table-cell>
          <table:table-cell office:value-type="percentage" office:value="0.86695897074825579" table:style-name="ce47">
            <text:p>86,7%</text:p>
          </table:table-cell>
          <table:table-cell office:value-type="float" office:value="6156532" table:style-name="ce46">
            <text:p>6.156.53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9636128566353535" table:style-name="ce47">
            <text:p>89,6%</text:p>
          </table:table-cell>
          <table:table-cell office:value-type="percentage" office:value="0.79127930298378801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582" table:style-name="ce46">
            <text:p>297.582</text:p>
          </table:table-cell>
          <table:table-cell office:value-type="percentage" office:value="1" table:style-name="ce47">
            <text:p>100,0%</text:p>
          </table:table-cell>
          <table:table-cell office:value-type="float" office:value="435490" table:style-name="ce46">
            <text:p>435.490</text:p>
          </table:table-cell>
          <table:table-cell office:value-type="percentage" office:value="0.99458276808674884" table:style-name="ce47">
            <text:p>99,5%</text:p>
          </table:table-cell>
          <table:table-cell office:value-type="float" office:value="572887" table:style-name="ce46">
            <text:p>572.887</text:p>
          </table:table-cell>
          <table:table-cell office:value-type="percentage" office:value="0.98649798184347925" table:style-name="ce47">
            <text:p>98,6%</text:p>
          </table:table-cell>
          <table:table-cell office:value-type="float" office:value="719162" table:style-name="ce46">
            <text:p>719.162</text:p>
          </table:table-cell>
          <table:table-cell office:value-type="percentage" office:value="0.95590788133993676" table:style-name="ce47">
            <text:p>95,6%</text:p>
          </table:table-cell>
          <table:table-cell office:value-type="float" office:value="761401" table:style-name="ce46">
            <text:p>761.401</text:p>
          </table:table-cell>
          <table:table-cell office:value-type="percentage" office:value="0.89409550158057649" table:style-name="ce47">
            <text:p>89,4%</text:p>
          </table:table-cell>
          <table:table-cell office:value-type="float" office:value="523378" table:style-name="ce46">
            <text:p>523.378</text:p>
          </table:table-cell>
          <table:table-cell office:value-type="percentage" office:value="0.8067371705055344" table:style-name="ce47">
            <text:p>80,7%</text:p>
          </table:table-cell>
          <table:table-cell office:value-type="float" office:value="439802" table:style-name="ce46">
            <text:p>439.802</text:p>
          </table:table-cell>
          <table:table-cell office:value-type="percentage" office:value="0.85212138121311465" table:style-name="ce47">
            <text:p>85,2%</text:p>
          </table:table-cell>
          <table:table-cell office:value-type="float" office:value="384918" table:style-name="ce46">
            <text:p>384.918</text:p>
          </table:table-cell>
          <table:table-cell office:value-type="percentage" office:value="0.90668997081485214" table:style-name="ce47">
            <text:p>90,7%</text:p>
          </table:table-cell>
          <table:table-cell office:value-type="float" office:value="4134620" table:style-name="ce46">
            <text:p>4.134.62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2116693056570198" table:style-name="ce47">
            <text:p>92,1%</text:p>
          </table:table-cell>
          <table:table-cell office:value-type="percentage" office:value="0.81754625393956082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58" table:style-name="ce46">
            <text:p>78.358</text:p>
          </table:table-cell>
          <table:table-cell office:value-type="percentage" office:value="1" table:style-name="ce47">
            <text:p>100,0%</text:p>
          </table:table-cell>
          <table:table-cell office:value-type="float" office:value="96071" table:style-name="ce46">
            <text:p>96.071</text:p>
          </table:table-cell>
          <table:table-cell office:value-type="percentage" office:value="1" table:style-name="ce47">
            <text:p>100,0%</text:p>
          </table:table-cell>
          <table:table-cell office:value-type="float" office:value="133226" table:style-name="ce46">
            <text:p>133.226</text:p>
          </table:table-cell>
          <table:table-cell office:value-type="percentage" office:value="1" table:style-name="ce47">
            <text:p>100,0%</text:p>
          </table:table-cell>
          <table:table-cell office:value-type="float" office:value="161983" table:style-name="ce46">
            <text:p>161.983</text:p>
          </table:table-cell>
          <table:table-cell office:value-type="percentage" office:value="0.9572558150529501" table:style-name="ce47">
            <text:p>95,7%</text:p>
          </table:table-cell>
          <table:table-cell office:value-type="float" office:value="146890" table:style-name="ce46">
            <text:p>146.890</text:p>
          </table:table-cell>
          <table:table-cell office:value-type="percentage" office:value="0.92097508370220826" table:style-name="ce47">
            <text:p>92,1%</text:p>
          </table:table-cell>
          <table:table-cell office:value-type="float" office:value="114111" table:style-name="ce46">
            <text:p>114.111</text:p>
          </table:table-cell>
          <table:table-cell office:value-type="percentage" office:value="0.85489852336322569" table:style-name="ce47">
            <text:p>85,5%</text:p>
          </table:table-cell>
          <table:table-cell office:value-type="float" office:value="94751" table:style-name="ce46">
            <text:p>94.751</text:p>
          </table:table-cell>
          <table:table-cell office:value-type="percentage" office:value="0.83613660430638903" table:style-name="ce47">
            <text:p>83,6%</text:p>
          </table:table-cell>
          <table:table-cell office:value-type="float" office:value="79379" table:style-name="ce46">
            <text:p>79.379</text:p>
          </table:table-cell>
          <table:table-cell office:value-type="percentage" office:value="0.93662536873156343" table:style-name="ce47">
            <text:p>93,7%</text:p>
          </table:table-cell>
          <table:table-cell office:value-type="float" office:value="904769" table:style-name="ce46">
            <text:p>904.769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895520102534303" table:style-name="ce47">
            <text:p>94,9%</text:p>
          </table:table-cell>
          <table:table-cell office:value-type="percentage" office:value="0.85035719421383904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682" table:style-name="ce46">
            <text:p>242.682</text:p>
          </table:table-cell>
          <table:table-cell office:value-type="percentage" office:value="1" table:style-name="ce47">
            <text:p>100,0%</text:p>
          </table:table-cell>
          <table:table-cell office:value-type="float" office:value="291898" table:style-name="ce46">
            <text:p>291.898</text:p>
          </table:table-cell>
          <table:table-cell office:value-type="percentage" office:value="1" table:style-name="ce47">
            <text:p>100,0%</text:p>
          </table:table-cell>
          <table:table-cell office:value-type="float" office:value="347180" table:style-name="ce46">
            <text:p>347.180</text:p>
          </table:table-cell>
          <table:table-cell office:value-type="percentage" office:value="1" table:style-name="ce47">
            <text:p>100,0%</text:p>
          </table:table-cell>
          <table:table-cell office:value-type="float" office:value="392377" table:style-name="ce46">
            <text:p>392.377</text:p>
          </table:table-cell>
          <table:table-cell office:value-type="percentage" office:value="0.96671011039964128" table:style-name="ce47">
            <text:p>96,7%</text:p>
          </table:table-cell>
          <table:table-cell office:value-type="float" office:value="410304" table:style-name="ce46">
            <text:p>410.304</text:p>
          </table:table-cell>
          <table:table-cell office:value-type="percentage" office:value="0.92573230961529351" table:style-name="ce47">
            <text:p>92,6%</text:p>
          </table:table-cell>
          <table:table-cell office:value-type="float" office:value="266343" table:style-name="ce46">
            <text:p>266.343</text:p>
          </table:table-cell>
          <table:table-cell office:value-type="percentage" office:value="0.82355105625092762" table:style-name="ce47">
            <text:p>82,4%</text:p>
          </table:table-cell>
          <table:table-cell office:value-type="float" office:value="201722" table:style-name="ce46">
            <text:p>201.722</text:p>
          </table:table-cell>
          <table:table-cell office:value-type="percentage" office:value="0.87332724336633749" table:style-name="ce47">
            <text:p>87,3%</text:p>
          </table:table-cell>
          <table:table-cell office:value-type="float" office:value="172205" table:style-name="ce46">
            <text:p>172.205</text:p>
          </table:table-cell>
          <table:table-cell office:value-type="percentage" office:value="0.95665724110729022" table:style-name="ce47">
            <text:p>95,7%</text:p>
          </table:table-cell>
          <table:table-cell office:value-type="float" office:value="2324711" table:style-name="ce46">
            <text:p>2.324.71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71231783945957" table:style-name="ce47">
            <text:p>94,7%</text:p>
          </table:table-cell>
          <table:table-cell office:value-type="percentage" office:value="0.8604244029670381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19" table:style-name="ce46">
            <text:p>23.419</text:p>
          </table:table-cell>
          <table:table-cell office:value-type="percentage" office:value="1" table:style-name="ce47">
            <text:p>100,0%</text:p>
          </table:table-cell>
          <table:table-cell office:value-type="float" office:value="28721" table:style-name="ce46">
            <text:p>28.721</text:p>
          </table:table-cell>
          <table:table-cell office:value-type="percentage" office:value="1" table:style-name="ce47">
            <text:p>100,0%</text:p>
          </table:table-cell>
          <table:table-cell office:value-type="float" office:value="38253" table:style-name="ce46">
            <text:p>38.253</text:p>
          </table:table-cell>
          <table:table-cell office:value-type="percentage" office:value="1" table:style-name="ce47">
            <text:p>100,0%</text:p>
          </table:table-cell>
          <table:table-cell office:value-type="float" office:value="45673" table:style-name="ce46">
            <text:p>45.673</text:p>
          </table:table-cell>
          <table:table-cell office:value-type="percentage" office:value="0.95822843235985233" table:style-name="ce47">
            <text:p>95,8%</text:p>
          </table:table-cell>
          <table:table-cell office:value-type="float" office:value="48050" table:style-name="ce46">
            <text:p>48.050</text:p>
          </table:table-cell>
          <table:table-cell office:value-type="percentage" office:value="0.90751128486977539" table:style-name="ce47">
            <text:p>90,8%</text:p>
          </table:table-cell>
          <table:table-cell office:value-type="float" office:value="32011" table:style-name="ce46">
            <text:p>32.011</text:p>
          </table:table-cell>
          <table:table-cell office:value-type="percentage" office:value="0.81413565960477119" table:style-name="ce47">
            <text:p>81,4%</text:p>
          </table:table-cell>
          <table:table-cell office:value-type="float" office:value="25143" table:style-name="ce46">
            <text:p>25.143</text:p>
          </table:table-cell>
          <table:table-cell office:value-type="percentage" office:value="0.82549740626436408" table:style-name="ce47">
            <text:p>82,5%</text:p>
          </table:table-cell>
          <table:table-cell office:value-type="float" office:value="22999" table:style-name="ce46">
            <text:p>22.999</text:p>
          </table:table-cell>
          <table:table-cell office:value-type="percentage" office:value="0.90079116402945325" table:style-name="ce47">
            <text:p>90,1%</text:p>
          </table:table-cell>
          <table:table-cell office:value-type="float" office:value="264269" table:style-name="ce46">
            <text:p>264.26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3062295312885168" table:style-name="ce47">
            <text:p>93,1%</text:p>
          </table:table-cell>
          <table:table-cell office:value-type="percentage" office:value="0.82606262933163288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897" table:style-name="ce46">
            <text:p>374.897</text:p>
          </table:table-cell>
          <table:table-cell office:value-type="percentage" office:value="1" table:style-name="ce47">
            <text:p>100,0%</text:p>
          </table:table-cell>
          <table:table-cell office:value-type="float" office:value="512495" table:style-name="ce46">
            <text:p>512.495</text:p>
          </table:table-cell>
          <table:table-cell office:value-type="percentage" office:value="0.97417507950296622" table:style-name="ce47">
            <text:p>97,4%</text:p>
          </table:table-cell>
          <table:table-cell office:value-type="float" office:value="692220" table:style-name="ce46">
            <text:p>692.220</text:p>
          </table:table-cell>
          <table:table-cell office:value-type="percentage" office:value="0.98421351214164754" table:style-name="ce47">
            <text:p>98,4%</text:p>
          </table:table-cell>
          <table:table-cell office:value-type="float" office:value="947405" table:style-name="ce46">
            <text:p>947.405</text:p>
          </table:table-cell>
          <table:table-cell office:value-type="percentage" office:value="0.97391196186610995" table:style-name="ce47">
            <text:p>97,4%</text:p>
          </table:table-cell>
          <table:table-cell office:value-type="float" office:value="1045330" table:style-name="ce46">
            <text:p>1.045.330</text:p>
          </table:table-cell>
          <table:table-cell office:value-type="percentage" office:value="0.89653173192129132" table:style-name="ce47">
            <text:p>89,7%</text:p>
          </table:table-cell>
          <table:table-cell office:value-type="float" office:value="767634" table:style-name="ce46">
            <text:p>767.634</text:p>
          </table:table-cell>
          <table:table-cell office:value-type="percentage" office:value="0.80834210858851774" table:style-name="ce47">
            <text:p>80,8%</text:p>
          </table:table-cell>
          <table:table-cell office:value-type="float" office:value="620997" table:style-name="ce46">
            <text:p>620.997</text:p>
          </table:table-cell>
          <table:table-cell office:value-type="percentage" office:value="0.83638775716354086" table:style-name="ce47">
            <text:p>83,6%</text:p>
          </table:table-cell>
          <table:table-cell office:value-type="float" office:value="469763" table:style-name="ce46">
            <text:p>469.763</text:p>
          </table:table-cell>
          <table:table-cell office:value-type="percentage" office:value="0.84864924432111744" table:style-name="ce47">
            <text:p>84,9%</text:p>
          </table:table-cell>
          <table:table-cell office:value-type="float" office:value="5430741" table:style-name="ce46">
            <text:p>5.430.74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846407381007865" table:style-name="ce47">
            <text:p>90,8%</text:p>
          </table:table-cell>
          <table:table-cell office:value-type="percentage" office:value="0.80100747976957731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177" table:style-name="ce46">
            <text:p>74.177</text:p>
          </table:table-cell>
          <table:table-cell office:value-type="percentage" office:value="1" table:style-name="ce47">
            <text:p>100,0%</text:p>
          </table:table-cell>
          <table:table-cell office:value-type="float" office:value="103792" table:style-name="ce46">
            <text:p>103.792</text:p>
          </table:table-cell>
          <table:table-cell office:value-type="percentage" office:value="1" table:style-name="ce47">
            <text:p>100,0%</text:p>
          </table:table-cell>
          <table:table-cell office:value-type="float" office:value="149457" table:style-name="ce46">
            <text:p>149.457</text:p>
          </table:table-cell>
          <table:table-cell office:value-type="percentage" office:value="1" table:style-name="ce47">
            <text:p>100,0%</text:p>
          </table:table-cell>
          <table:table-cell office:value-type="float" office:value="209123" table:style-name="ce46">
            <text:p>209.123</text:p>
          </table:table-cell>
          <table:table-cell office:value-type="percentage" office:value="0.98061953708219229" table:style-name="ce47">
            <text:p>98,1%</text:p>
          </table:table-cell>
          <table:table-cell office:value-type="float" office:value="235047" table:style-name="ce46">
            <text:p>235.047</text:p>
          </table:table-cell>
          <table:table-cell office:value-type="percentage" office:value="0.92481025507855386" table:style-name="ce47">
            <text:p>92,5%</text:p>
          </table:table-cell>
          <table:table-cell office:value-type="float" office:value="172322" table:style-name="ce46">
            <text:p>172.322</text:p>
          </table:table-cell>
          <table:table-cell office:value-type="percentage" office:value="0.82449534217212195" table:style-name="ce47">
            <text:p>82,4%</text:p>
          </table:table-cell>
          <table:table-cell office:value-type="float" office:value="147270" table:style-name="ce46">
            <text:p>147.270</text:p>
          </table:table-cell>
          <table:table-cell office:value-type="percentage" office:value="0.85498815661139749" table:style-name="ce47">
            <text:p>85,5%</text:p>
          </table:table-cell>
          <table:table-cell office:value-type="float" office:value="125670" table:style-name="ce46">
            <text:p>125.670</text:p>
          </table:table-cell>
          <table:table-cell office:value-type="percentage" office:value="0.88566112732039415" table:style-name="ce47">
            <text:p>88,6%</text:p>
          </table:table-cell>
          <table:table-cell office:value-type="float" office:value="1216858" table:style-name="ce46">
            <text:p>1.216.858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2880210237555305" table:style-name="ce47">
            <text:p>92,9%</text:p>
          </table:table-cell>
          <table:table-cell office:value-type="percentage" office:value="0.80519913634465745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62" table:style-name="ce46">
            <text:p>42.562</text:p>
          </table:table-cell>
          <table:table-cell office:value-type="percentage" office:value="1" table:style-name="ce47">
            <text:p>100,0%</text:p>
          </table:table-cell>
          <table:table-cell office:value-type="float" office:value="55970" table:style-name="ce46">
            <text:p>55.970</text:p>
          </table:table-cell>
          <table:table-cell office:value-type="percentage" office:value="1" table:style-name="ce47">
            <text:p>100,0%</text:p>
          </table:table-cell>
          <table:table-cell office:value-type="float" office:value="72543" table:style-name="ce46">
            <text:p>72.543</text:p>
          </table:table-cell>
          <table:table-cell office:value-type="percentage" office:value="0.98238177780185254" table:style-name="ce47">
            <text:p>98,2%</text:p>
          </table:table-cell>
          <table:table-cell office:value-type="float" office:value="92350" table:style-name="ce46">
            <text:p>92.350</text:p>
          </table:table-cell>
          <table:table-cell office:value-type="percentage" office:value="0.95507477196103174" table:style-name="ce47">
            <text:p>95,5%</text:p>
          </table:table-cell>
          <table:table-cell office:value-type="float" office:value="96219" table:style-name="ce46">
            <text:p>96.219</text:p>
          </table:table-cell>
          <table:table-cell office:value-type="percentage" office:value="0.89090016851539788" table:style-name="ce47">
            <text:p>89,1%</text:p>
          </table:table-cell>
          <table:table-cell office:value-type="float" office:value="65442" table:style-name="ce46">
            <text:p>65.442</text:p>
          </table:table-cell>
          <table:table-cell office:value-type="percentage" office:value="0.80453891641361674" table:style-name="ce47">
            <text:p>80,5%</text:p>
          </table:table-cell>
          <table:table-cell office:value-type="float" office:value="59229" table:style-name="ce46">
            <text:p>59.229</text:p>
          </table:table-cell>
          <table:table-cell office:value-type="percentage" office:value="0.86939099035624645" table:style-name="ce47">
            <text:p>86,9%</text:p>
          </table:table-cell>
          <table:table-cell office:value-type="float" office:value="51025" table:style-name="ce46">
            <text:p>51.025</text:p>
          </table:table-cell>
          <table:table-cell office:value-type="percentage" office:value="0.90489111158402502" table:style-name="ce47">
            <text:p>90,5%</text:p>
          </table:table-cell>
          <table:table-cell office:value-type="float" office:value="535340" table:style-name="ce46">
            <text:p>535.340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2085029087268688" table:style-name="ce47">
            <text:p>92,1%</text:p>
          </table:table-cell>
          <table:table-cell office:value-type="percentage" office:value="0.80965279636779963" table:style-name="ce47">
            <text:p>81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469" table:style-name="ce46">
            <text:p>164.469</text:p>
          </table:table-cell>
          <table:table-cell office:value-type="percentage" office:value="1" table:style-name="ce47">
            <text:p>100,0%</text:p>
          </table:table-cell>
          <table:table-cell office:value-type="float" office:value="214103" table:style-name="ce46">
            <text:p>214.103</text:p>
          </table:table-cell>
          <table:table-cell office:value-type="percentage" office:value="1" table:style-name="ce47">
            <text:p>100,0%</text:p>
          </table:table-cell>
          <table:table-cell office:value-type="float" office:value="279503" table:style-name="ce46">
            <text:p>279.503</text:p>
          </table:table-cell>
          <table:table-cell office:value-type="percentage" office:value="0.99780093460279384" table:style-name="ce47">
            <text:p>99,8%</text:p>
          </table:table-cell>
          <table:table-cell office:value-type="float" office:value="325729" table:style-name="ce46">
            <text:p>325.729</text:p>
          </table:table-cell>
          <table:table-cell office:value-type="percentage" office:value="0.95809128264559074" table:style-name="ce47">
            <text:p>95,8%</text:p>
          </table:table-cell>
          <table:table-cell office:value-type="float" office:value="323947" table:style-name="ce46">
            <text:p>323.947</text:p>
          </table:table-cell>
          <table:table-cell office:value-type="percentage" office:value="0.89455255389594435" table:style-name="ce47">
            <text:p>89,5%</text:p>
          </table:table-cell>
          <table:table-cell office:value-type="float" office:value="208127" table:style-name="ce46">
            <text:p>208.127</text:p>
          </table:table-cell>
          <table:table-cell office:value-type="percentage" office:value="0.79882015636574388" table:style-name="ce47">
            <text:p>79,9%</text:p>
          </table:table-cell>
          <table:table-cell office:value-type="float" office:value="170741" table:style-name="ce46">
            <text:p>170.741</text:p>
          </table:table-cell>
          <table:table-cell office:value-type="percentage" office:value="0.84720692290134669" table:style-name="ce47">
            <text:p>84,7%</text:p>
          </table:table-cell>
          <table:table-cell office:value-type="float" office:value="153167" table:style-name="ce46">
            <text:p>153.167</text:p>
          </table:table-cell>
          <table:table-cell office:value-type="percentage" office:value="0.90843149116876032" table:style-name="ce47">
            <text:p>90,8%</text:p>
          </table:table-cell>
          <table:table-cell office:value-type="float" office:value="1839786" table:style-name="ce46">
            <text:p>1.839.786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733813421050904" table:style-name="ce47">
            <text:p>92,7%</text:p>
          </table:table-cell>
          <table:table-cell office:value-type="percentage" office:value="0.82854433047632425" table:style-name="ce47">
            <text:p>82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3" table:style-name="ce46">
            <text:p>2.413</text:p>
          </table:table-cell>
          <table:table-cell office:value-type="percentage" office:value="0.92629558541266799" table:style-name="ce47">
            <text:p>92,6%</text:p>
          </table:table-cell>
          <table:table-cell office:value-type="float" office:value="3911" table:style-name="ce46">
            <text:p>3.911</text:p>
          </table:table-cell>
          <table:table-cell office:value-type="percentage" office:value="0.90574339972209361" table:style-name="ce47">
            <text:p>90,6%</text:p>
          </table:table-cell>
          <table:table-cell office:value-type="float" office:value="7698" table:style-name="ce46">
            <text:p>7.698</text:p>
          </table:table-cell>
          <table:table-cell office:value-type="percentage" office:value="0.97976326842306227" table:style-name="ce47">
            <text:p>98,0%</text:p>
          </table:table-cell>
          <table:table-cell office:value-type="float" office:value="10659" table:style-name="ce46">
            <text:p>10.659</text:p>
          </table:table-cell>
          <table:table-cell office:value-type="percentage" office:value="0.92237798546209759" table:style-name="ce47">
            <text:p>92,2%</text:p>
          </table:table-cell>
          <table:table-cell office:value-type="float" office:value="11266" table:style-name="ce46">
            <text:p>11.266</text:p>
          </table:table-cell>
          <table:table-cell office:value-type="percentage" office:value="0.891156462585034" table:style-name="ce47">
            <text:p>89,1%</text:p>
          </table:table-cell>
          <table:table-cell office:value-type="float" office:value="9437" table:style-name="ce46">
            <text:p>9.437</text:p>
          </table:table-cell>
          <table:table-cell office:value-type="percentage" office:value="0.79342525643181439" table:style-name="ce47">
            <text:p>79,3%</text:p>
          </table:table-cell>
          <table:table-cell office:value-type="float" office:value="9493" table:style-name="ce46">
            <text:p>9.493</text:p>
          </table:table-cell>
          <table:table-cell office:value-type="percentage" office:value="0.86559679037111337" table:style-name="ce47">
            <text:p>86,6%</text:p>
          </table:table-cell>
          <table:table-cell office:value-type="float" office:value="8924" table:style-name="ce46">
            <text:p>8.924</text:p>
          </table:table-cell>
          <table:table-cell office:value-type="percentage" office:value="0.97786543940390092" table:style-name="ce47">
            <text:p>97,8%</text:p>
          </table:table-cell>
          <table:table-cell office:value-type="float" office:value="63801" table:style-name="ce46">
            <text:p>63.801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904882688649335" table:style-name="ce47">
            <text:p>89,9%</text:p>
          </table:table-cell>
          <table:table-cell office:value-type="percentage" office:value="0.75771359350134204" table:style-name="ce47">
            <text:p>75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5" table:style-name="ce46">
            <text:p>2.095</text:p>
          </table:table-cell>
          <table:table-cell office:value-type="percentage" office:value="0.89186888037462753" table:style-name="ce47">
            <text:p>89,2%</text:p>
          </table:table-cell>
          <table:table-cell office:value-type="float" office:value="3423" table:style-name="ce46">
            <text:p>3.423</text:p>
          </table:table-cell>
          <table:table-cell office:value-type="percentage" office:value="0.91328708644610457" table:style-name="ce47">
            <text:p>91,3%</text:p>
          </table:table-cell>
          <table:table-cell office:value-type="float" office:value="7492" table:style-name="ce46">
            <text:p>7.492</text:p>
          </table:table-cell>
          <table:table-cell office:value-type="percentage" office:value="0.9571994378433627" table:style-name="ce47">
            <text:p>95,7%</text:p>
          </table:table-cell>
          <table:table-cell office:value-type="float" office:value="10125" table:style-name="ce46">
            <text:p>10.125</text:p>
          </table:table-cell>
          <table:table-cell office:value-type="percentage" office:value="0.89609699973448975" table:style-name="ce47">
            <text:p>89,6%</text:p>
          </table:table-cell>
          <table:table-cell office:value-type="float" office:value="10604" table:style-name="ce46">
            <text:p>10.604</text:p>
          </table:table-cell>
          <table:table-cell office:value-type="percentage" office:value="0.88351941343109486" table:style-name="ce47">
            <text:p>88,4%</text:p>
          </table:table-cell>
          <table:table-cell office:value-type="float" office:value="9184" table:style-name="ce46">
            <text:p>9.184</text:p>
          </table:table-cell>
          <table:table-cell office:value-type="percentage" office:value="0.75694387208439795" table:style-name="ce47">
            <text:p>75,7%</text:p>
          </table:table-cell>
          <table:table-cell office:value-type="float" office:value="9499" table:style-name="ce46">
            <text:p>9.499</text:p>
          </table:table-cell>
          <table:table-cell office:value-type="percentage" office:value="0.79191329720716963" table:style-name="ce47">
            <text:p>79,2%</text:p>
          </table:table-cell>
          <table:table-cell office:value-type="float" office:value="8558" table:style-name="ce46">
            <text:p>8.558</text:p>
          </table:table-cell>
          <table:table-cell office:value-type="percentage" office:value="0.89387925631919785" table:style-name="ce47">
            <text:p>89,4%</text:p>
          </table:table-cell>
          <table:table-cell office:value-type="float" office:value="60980" table:style-name="ce46">
            <text:p>60.98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5975721516488779" table:style-name="ce47">
            <text:p>86,0%</text:p>
          </table:table-cell>
          <table:table-cell office:value-type="percentage" office:value="0.70030777711424508" table:style-name="ce47">
            <text:p>70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1" table:style-name="ce46">
            <text:p>31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88" table:style-name="ce46">
            <text:p>3.688</text:p>
          </table:table-cell>
          <table:table-cell office:value-type="string" table:style-name="ce47">
            <text:p>-</text:p>
          </table:table-cell>
          <table:table-cell office:value-type="float" office:value="9691" table:style-name="ce46">
            <text:p>9.691</text:p>
          </table:table-cell>
          <table:table-cell office:value-type="string" table:style-name="ce47">
            <text:p>-</text:p>
          </table:table-cell>
          <table:table-cell office:value-type="float" office:value="22725" table:style-name="ce46">
            <text:p>22.725</text:p>
          </table:table-cell>
          <table:table-cell office:value-type="string" table:style-name="ce47">
            <text:p>-</text:p>
          </table:table-cell>
          <table:table-cell office:value-type="float" office:value="32872" table:style-name="ce46">
            <text:p>32.872</text:p>
          </table:table-cell>
          <table:table-cell office:value-type="string" table:style-name="ce47">
            <text:p>-</text:p>
          </table:table-cell>
          <table:table-cell office:value-type="float" office:value="25010" table:style-name="ce46">
            <text:p>25.010</text:p>
          </table:table-cell>
          <table:table-cell office:value-type="string" table:style-name="ce47">
            <text:p>-</text:p>
          </table:table-cell>
          <table:table-cell office:value-type="float" office:value="1225" table:style-name="ce46">
            <text:p>1.225</text:p>
          </table:table-cell>
          <table:table-cell office:value-type="string" table:style-name="ce47">
            <text:p>-</text:p>
          </table:table-cell>
          <table:table-cell office:value-type="float" office:value="95262" table:style-name="ce46">
            <text:p>95.26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51" table:style-name="ce49">
            <text:p>51</text:p>
          </table:table-cell>
          <table:table-cell office:value-type="string" table:style-name="ce50">
            <text:p>-</text:p>
          </table:table-cell>
          <table:table-cell office:value-type="float" office:value="310" table:style-name="ce49">
            <text:p>310</text:p>
          </table:table-cell>
          <table:table-cell office:value-type="string" table:style-name="ce50">
            <text:p>-</text:p>
          </table:table-cell>
          <table:table-cell office:value-type="float" office:value="893" table:style-name="ce49">
            <text:p>893</text:p>
          </table:table-cell>
          <table:table-cell office:value-type="string" table:style-name="ce50">
            <text:p>-</text:p>
          </table:table-cell>
          <table:table-cell office:value-type="float" office:value="1865" table:style-name="ce49">
            <text:p>1.865</text:p>
          </table:table-cell>
          <table:table-cell office:value-type="string" table:style-name="ce50">
            <text:p>-</text:p>
          </table:table-cell>
          <table:table-cell office:value-type="float" office:value="2297" table:style-name="ce49">
            <text:p>2.297</text:p>
          </table:table-cell>
          <table:table-cell office:value-type="string" table:style-name="ce50">
            <text:p>-</text:p>
          </table:table-cell>
          <table:table-cell office:value-type="float" office:value="2045" table:style-name="ce49">
            <text:p>2.045</text:p>
          </table:table-cell>
          <table:table-cell office:value-type="string" table:style-name="ce50">
            <text:p>-</text:p>
          </table:table-cell>
          <table:table-cell office:value-type="float" office:value="262" table:style-name="ce49">
            <text:p>262</text:p>
          </table:table-cell>
          <table:table-cell office:value-type="string" table:style-name="ce50">
            <text:p>-</text:p>
          </table:table-cell>
          <table:table-cell office:value-type="float" office:value="7755" table:style-name="ce49">
            <text:p>7.75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5800" table:style-name="ce53">
            <text:p>2.945.800</text:p>
          </table:table-cell>
          <table:table-cell office:value-type="percentage" office:value="1" table:style-name="ce54">
            <text:p>100,0%</text:p>
          </table:table-cell>
          <table:table-cell office:value-type="float" office:value="3958385" table:style-name="ce53">
            <text:p>3.958.385</text:p>
          </table:table-cell>
          <table:table-cell office:value-type="percentage" office:value="0.99958081284429845" table:style-name="ce54">
            <text:p>100,0%</text:p>
          </table:table-cell>
          <table:table-cell office:value-type="float" office:value="5314915" table:style-name="ce53">
            <text:p>5.314.915</text:p>
          </table:table-cell>
          <table:table-cell office:value-type="percentage" office:value="0.99586451978701085" table:style-name="ce54">
            <text:p>99,6%</text:p>
          </table:table-cell>
          <table:table-cell office:value-type="float" office:value="6733949" table:style-name="ce53">
            <text:p>6.733.949</text:p>
          </table:table-cell>
          <table:table-cell office:value-type="percentage" office:value="0.95743722795510389" table:style-name="ce54">
            <text:p>95,7%</text:p>
          </table:table-cell>
          <table:table-cell office:value-type="float" office:value="7074817" table:style-name="ce53">
            <text:p>7.074.817</text:p>
          </table:table-cell>
          <table:table-cell office:value-type="percentage" office:value="0.89648413270741278" table:style-name="ce54">
            <text:p>89,6%</text:p>
          </table:table-cell>
          <table:table-cell office:value-type="float" office:value="5045286" table:style-name="ce53">
            <text:p>5.045.286</text:p>
          </table:table-cell>
          <table:table-cell office:value-type="percentage" office:value="0.80978485661360911" table:style-name="ce54">
            <text:p>81,0%</text:p>
          </table:table-cell>
          <table:table-cell office:value-type="float" office:value="4153447" table:style-name="ce53">
            <text:p>4.153.447</text:p>
          </table:table-cell>
          <table:table-cell office:value-type="percentage" office:value="0.83998976669686776" table:style-name="ce54">
            <text:p>84,0%</text:p>
          </table:table-cell>
          <table:table-cell office:value-type="float" office:value="3478167" table:style-name="ce53">
            <text:p>3.478.167</text:p>
          </table:table-cell>
          <table:table-cell office:value-type="percentage" office:value="0.89443246381939812" table:style-name="ce54">
            <text:p>89,4%</text:p>
          </table:table-cell>
          <table:table-cell office:value-type="float" office:value="38704766" table:style-name="ce53">
            <text:p>38.704.766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892034599287409" table:style-name="ce54">
            <text:p>91,9%</text:p>
          </table:table-cell>
          <table:table-cell office:value-type="percentage" office:value="0.8156821397829056" table:style-name="ce54">
            <text:p>81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10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894" table:style-name="ce43">
            <text:p>429.894</text:p>
          </table:table-cell>
          <table:table-cell office:value-type="percentage" office:value="1" table:style-name="ce44">
            <text:p>100,0%</text:p>
          </table:table-cell>
          <table:table-cell office:value-type="float" office:value="651478" table:style-name="ce43">
            <text:p>651.478</text:p>
          </table:table-cell>
          <table:table-cell office:value-type="percentage" office:value="1" table:style-name="ce44">
            <text:p>100,0%</text:p>
          </table:table-cell>
          <table:table-cell office:value-type="float" office:value="922572" table:style-name="ce43">
            <text:p>922.572</text:p>
          </table:table-cell>
          <table:table-cell office:value-type="percentage" office:value="1.0070130666803472" table:style-name="ce44">
            <text:p>100,7%</text:p>
          </table:table-cell>
          <table:table-cell office:value-type="float" office:value="1212271" table:style-name="ce43">
            <text:p>1.212.271</text:p>
          </table:table-cell>
          <table:table-cell office:value-type="percentage" office:value="0.95830108749182819" table:style-name="ce44">
            <text:p>95,8%</text:p>
          </table:table-cell>
          <table:table-cell office:value-type="float" office:value="1249530" table:style-name="ce43">
            <text:p>1.249.530</text:p>
          </table:table-cell>
          <table:table-cell office:value-type="percentage" office:value="0.90211347224849359" table:style-name="ce44">
            <text:p>90,2%</text:p>
          </table:table-cell>
          <table:table-cell office:value-type="float" office:value="926860" table:style-name="ce43">
            <text:p>926.860</text:p>
          </table:table-cell>
          <table:table-cell office:value-type="percentage" office:value="0.81288035523062718" table:style-name="ce44">
            <text:p>81,3%</text:p>
          </table:table-cell>
          <table:table-cell office:value-type="float" office:value="764642" table:style-name="ce43">
            <text:p>764.642</text:p>
          </table:table-cell>
          <table:table-cell office:value-type="percentage" office:value="0.82337143792426171" table:style-name="ce44">
            <text:p>82,3%</text:p>
          </table:table-cell>
          <table:table-cell office:value-type="float" office:value="673625" table:style-name="ce43">
            <text:p>673.625</text:p>
          </table:table-cell>
          <table:table-cell office:value-type="percentage" office:value="0.89469881406335705" table:style-name="ce44">
            <text:p>89,5%</text:p>
          </table:table-cell>
          <table:table-cell office:value-type="float" office:value="6830872" table:style-name="ce43">
            <text:p>6.830.872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66525652595453" table:style-name="ce44">
            <text:p>91,7%</text:p>
          </table:table-cell>
          <table:table-cell office:value-type="percentage" office:value="0.80701090719720481" table:style-name="ce44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324" table:style-name="ce46">
            <text:p>100.324</text:p>
          </table:table-cell>
          <table:table-cell office:value-type="percentage" office:value="1" table:style-name="ce47">
            <text:p>100,0%</text:p>
          </table:table-cell>
          <table:table-cell office:value-type="float" office:value="118900" table:style-name="ce46">
            <text:p>118.900</text:p>
          </table:table-cell>
          <table:table-cell office:value-type="percentage" office:value="0.99953764028414105" table:style-name="ce47">
            <text:p>100,0%</text:p>
          </table:table-cell>
          <table:table-cell office:value-type="float" office:value="152851" table:style-name="ce46">
            <text:p>152.851</text:p>
          </table:table-cell>
          <table:table-cell office:value-type="percentage" office:value="0.97751443718943254" table:style-name="ce47">
            <text:p>97,8%</text:p>
          </table:table-cell>
          <table:table-cell office:value-type="float" office:value="184713" table:style-name="ce46">
            <text:p>184.713</text:p>
          </table:table-cell>
          <table:table-cell office:value-type="percentage" office:value="0.93164233907982208" table:style-name="ce47">
            <text:p>93,2%</text:p>
          </table:table-cell>
          <table:table-cell office:value-type="float" office:value="187055" table:style-name="ce46">
            <text:p>187.055</text:p>
          </table:table-cell>
          <table:table-cell office:value-type="percentage" office:value="0.87025397430946805" table:style-name="ce47">
            <text:p>87,0%</text:p>
          </table:table-cell>
          <table:table-cell office:value-type="float" office:value="125210" table:style-name="ce46">
            <text:p>125.210</text:p>
          </table:table-cell>
          <table:table-cell office:value-type="percentage" office:value="0.76214650061478151" table:style-name="ce47">
            <text:p>76,2%</text:p>
          </table:table-cell>
          <table:table-cell office:value-type="float" office:value="103528" table:style-name="ce46">
            <text:p>103.528</text:p>
          </table:table-cell>
          <table:table-cell office:value-type="percentage" office:value="0.79392029202230041" table:style-name="ce47">
            <text:p>79,4%</text:p>
          </table:table-cell>
          <table:table-cell office:value-type="float" office:value="87829" table:style-name="ce46">
            <text:p>87.829</text:p>
          </table:table-cell>
          <table:table-cell office:value-type="percentage" office:value="0.85180731071002536" table:style-name="ce47">
            <text:p>85,2%</text:p>
          </table:table-cell>
          <table:table-cell office:value-type="float" office:value="1060410" table:style-name="ce46">
            <text:p>1.060.410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475957992935817" table:style-name="ce47">
            <text:p>89,5%</text:p>
          </table:table-cell>
          <table:table-cell office:value-type="percentage" office:value="0.79766599894237289" table:style-name="ce47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56" table:style-name="ce46">
            <text:p>88.256</text:p>
          </table:table-cell>
          <table:table-cell office:value-type="percentage" office:value="1" table:style-name="ce47">
            <text:p>100,0%</text:p>
          </table:table-cell>
          <table:table-cell office:value-type="float" office:value="114023" table:style-name="ce46">
            <text:p>114.023</text:p>
          </table:table-cell>
          <table:table-cell office:value-type="percentage" office:value="1" table:style-name="ce47">
            <text:p>100,0%</text:p>
          </table:table-cell>
          <table:table-cell office:value-type="float" office:value="147316" table:style-name="ce46">
            <text:p>147.316</text:p>
          </table:table-cell>
          <table:table-cell office:value-type="percentage" office:value="0.98439045251650492" table:style-name="ce47">
            <text:p>98,4%</text:p>
          </table:table-cell>
          <table:table-cell office:value-type="float" office:value="152504" table:style-name="ce46">
            <text:p>152.504</text:p>
          </table:table-cell>
          <table:table-cell office:value-type="percentage" office:value="0.93764948200067633" table:style-name="ce47">
            <text:p>93,8%</text:p>
          </table:table-cell>
          <table:table-cell office:value-type="float" office:value="150298" table:style-name="ce46">
            <text:p>150.298</text:p>
          </table:table-cell>
          <table:table-cell office:value-type="percentage" office:value="0.90002574958231785" table:style-name="ce47">
            <text:p>90,0%</text:p>
          </table:table-cell>
          <table:table-cell office:value-type="float" office:value="90176" table:style-name="ce46">
            <text:p>90.176</text:p>
          </table:table-cell>
          <table:table-cell office:value-type="percentage" office:value="0.78790049890346092" table:style-name="ce47">
            <text:p>78,8%</text:p>
          </table:table-cell>
          <table:table-cell office:value-type="float" office:value="65784" table:style-name="ce46">
            <text:p>65.784</text:p>
          </table:table-cell>
          <table:table-cell office:value-type="percentage" office:value="0.83154049373664851" table:style-name="ce47">
            <text:p>83,2%</text:p>
          </table:table-cell>
          <table:table-cell office:value-type="float" office:value="60022" table:style-name="ce46">
            <text:p>60.022</text:p>
          </table:table-cell>
          <table:table-cell office:value-type="percentage" office:value="0.93784374999999998" table:style-name="ce47">
            <text:p>93,8%</text:p>
          </table:table-cell>
          <table:table-cell office:value-type="float" office:value="868379" table:style-name="ce46">
            <text:p>868.379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98146429003552" table:style-name="ce47">
            <text:p>93,0%</text:p>
          </table:table-cell>
          <table:table-cell office:value-type="percentage" office:value="0.85236811728492001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166" table:style-name="ce46">
            <text:p>51.166</text:p>
          </table:table-cell>
          <table:table-cell office:value-type="percentage" office:value="1" table:style-name="ce47">
            <text:p>100,0%</text:p>
          </table:table-cell>
          <table:table-cell office:value-type="float" office:value="79221" table:style-name="ce46">
            <text:p>79.221</text:p>
          </table:table-cell>
          <table:table-cell office:value-type="percentage" office:value="0.98391624025038504" table:style-name="ce47">
            <text:p>98,4%</text:p>
          </table:table-cell>
          <table:table-cell office:value-type="float" office:value="110004" table:style-name="ce46">
            <text:p>110.004</text:p>
          </table:table-cell>
          <table:table-cell office:value-type="percentage" office:value="0.93835248355810319" table:style-name="ce47">
            <text:p>93,8%</text:p>
          </table:table-cell>
          <table:table-cell office:value-type="float" office:value="150451" table:style-name="ce46">
            <text:p>150.451</text:p>
          </table:table-cell>
          <table:table-cell office:value-type="percentage" office:value="0.90744102728034881" table:style-name="ce47">
            <text:p>90,7%</text:p>
          </table:table-cell>
          <table:table-cell office:value-type="float" office:value="168796" table:style-name="ce46">
            <text:p>168.796</text:p>
          </table:table-cell>
          <table:table-cell office:value-type="percentage" office:value="0.81871447141221887" table:style-name="ce47">
            <text:p>81,9%</text:p>
          </table:table-cell>
          <table:table-cell office:value-type="float" office:value="128332" table:style-name="ce46">
            <text:p>128.332</text:p>
          </table:table-cell>
          <table:table-cell office:value-type="percentage" office:value="0.7043971304209411" table:style-name="ce47">
            <text:p>70,4%</text:p>
          </table:table-cell>
          <table:table-cell office:value-type="float" office:value="98365" table:style-name="ce46">
            <text:p>98.365</text:p>
          </table:table-cell>
          <table:table-cell office:value-type="percentage" office:value="0.71308955938002927" table:style-name="ce47">
            <text:p>71,3%</text:p>
          </table:table-cell>
          <table:table-cell office:value-type="float" office:value="76167" table:style-name="ce46">
            <text:p>76.167</text:p>
          </table:table-cell>
          <table:table-cell office:value-type="percentage" office:value="0.79772727272727273" table:style-name="ce47">
            <text:p>79,8%</text:p>
          </table:table-cell>
          <table:table-cell office:value-type="float" office:value="862502" table:style-name="ce46">
            <text:p>862.502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344236505753877" table:style-name="ce47">
            <text:p>83,3%</text:p>
          </table:table-cell>
          <table:table-cell office:value-type="percentage" office:value="0.73621027994704424" table:style-name="ce47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269" table:style-name="ce46">
            <text:p>92.269</text:p>
          </table:table-cell>
          <table:table-cell office:value-type="percentage" office:value="1" table:style-name="ce47">
            <text:p>100,0%</text:p>
          </table:table-cell>
          <table:table-cell office:value-type="float" office:value="150798" table:style-name="ce46">
            <text:p>150.798</text:p>
          </table:table-cell>
          <table:table-cell office:value-type="percentage" office:value="0.9758430347308954" table:style-name="ce47">
            <text:p>97,6%</text:p>
          </table:table-cell>
          <table:table-cell office:value-type="float" office:value="221798" table:style-name="ce46">
            <text:p>221.798</text:p>
          </table:table-cell>
          <table:table-cell office:value-type="percentage" office:value="0.94345192520374999" table:style-name="ce47">
            <text:p>94,3%</text:p>
          </table:table-cell>
          <table:table-cell office:value-type="float" office:value="319939" table:style-name="ce46">
            <text:p>319.939</text:p>
          </table:table-cell>
          <table:table-cell office:value-type="percentage" office:value="0.9127761674350664" table:style-name="ce47">
            <text:p>91,3%</text:p>
          </table:table-cell>
          <table:table-cell office:value-type="float" office:value="316429" table:style-name="ce46">
            <text:p>316.429</text:p>
          </table:table-cell>
          <table:table-cell office:value-type="percentage" office:value="0.81569843577607981" table:style-name="ce47">
            <text:p>81,6%</text:p>
          </table:table-cell>
          <table:table-cell office:value-type="float" office:value="226382" table:style-name="ce46">
            <text:p>226.382</text:p>
          </table:table-cell>
          <table:table-cell office:value-type="percentage" office:value="0.72807090893887449" table:style-name="ce47">
            <text:p>72,8%</text:p>
          </table:table-cell>
          <table:table-cell office:value-type="float" office:value="183011" table:style-name="ce46">
            <text:p>183.011</text:p>
          </table:table-cell>
          <table:table-cell office:value-type="percentage" office:value="0.72696108807219917" table:style-name="ce47">
            <text:p>72,7%</text:p>
          </table:table-cell>
          <table:table-cell office:value-type="float" office:value="149537" table:style-name="ce46">
            <text:p>149.537</text:p>
          </table:table-cell>
          <table:table-cell office:value-type="percentage" office:value="0.83169908285455263" table:style-name="ce47">
            <text:p>83,2%</text:p>
          </table:table-cell>
          <table:table-cell office:value-type="float" office:value="1660163" table:style-name="ce46">
            <text:p>1.660.163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668758357668961" table:style-name="ce47">
            <text:p>84,7%</text:p>
          </table:table-cell>
          <table:table-cell office:value-type="percentage" office:value="0.76295938513349559" table:style-name="ce47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40" table:style-name="ce46">
            <text:p>42.140</text:p>
          </table:table-cell>
          <table:table-cell office:value-type="percentage" office:value="1" table:style-name="ce47">
            <text:p>100,0%</text:p>
          </table:table-cell>
          <table:table-cell office:value-type="float" office:value="55915" table:style-name="ce46">
            <text:p>55.915</text:p>
          </table:table-cell>
          <table:table-cell office:value-type="percentage" office:value="1" table:style-name="ce47">
            <text:p>100,0%</text:p>
          </table:table-cell>
          <table:table-cell office:value-type="float" office:value="76318" table:style-name="ce46">
            <text:p>76.318</text:p>
          </table:table-cell>
          <table:table-cell office:value-type="percentage" office:value="0.98672183075829079" table:style-name="ce47">
            <text:p>98,7%</text:p>
          </table:table-cell>
          <table:table-cell office:value-type="float" office:value="84042" table:style-name="ce46">
            <text:p>84.042</text:p>
          </table:table-cell>
          <table:table-cell office:value-type="percentage" office:value="0.93417366946778713" table:style-name="ce47">
            <text:p>93,4%</text:p>
          </table:table-cell>
          <table:table-cell office:value-type="float" office:value="87442" table:style-name="ce46">
            <text:p>87.442</text:p>
          </table:table-cell>
          <table:table-cell office:value-type="percentage" office:value="0.89437347216397833" table:style-name="ce47">
            <text:p>89,4%</text:p>
          </table:table-cell>
          <table:table-cell office:value-type="float" office:value="54913" table:style-name="ce46">
            <text:p>54.913</text:p>
          </table:table-cell>
          <table:table-cell office:value-type="percentage" office:value="0.77920622082215885" table:style-name="ce47">
            <text:p>77,9%</text:p>
          </table:table-cell>
          <table:table-cell office:value-type="float" office:value="41357" table:style-name="ce46">
            <text:p>41.357</text:p>
          </table:table-cell>
          <table:table-cell office:value-type="percentage" office:value="0.81886941886941889" table:style-name="ce47">
            <text:p>81,9%</text:p>
          </table:table-cell>
          <table:table-cell office:value-type="float" office:value="40013" table:style-name="ce46">
            <text:p>40.013</text:p>
          </table:table-cell>
          <table:table-cell office:value-type="percentage" office:value="0.91015171849054888" table:style-name="ce47">
            <text:p>91,0%</text:p>
          </table:table-cell>
          <table:table-cell office:value-type="float" office:value="482140" table:style-name="ce46">
            <text:p>482.140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989155300146719" table:style-name="ce47">
            <text:p>92,0%</text:p>
          </table:table-cell>
          <table:table-cell office:value-type="percentage" office:value="0.82713306628009708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805" table:style-name="ce46">
            <text:p>227.805</text:p>
          </table:table-cell>
          <table:table-cell office:value-type="percentage" office:value="1" table:style-name="ce47">
            <text:p>100,0%</text:p>
          </table:table-cell>
          <table:table-cell office:value-type="float" office:value="250213" table:style-name="ce46">
            <text:p>250.213</text:p>
          </table:table-cell>
          <table:table-cell office:value-type="percentage" office:value="1" table:style-name="ce47">
            <text:p>100,0%</text:p>
          </table:table-cell>
          <table:table-cell office:value-type="float" office:value="321229" table:style-name="ce46">
            <text:p>321.229</text:p>
          </table:table-cell>
          <table:table-cell office:value-type="percentage" office:value="1.0083308483088755" table:style-name="ce47">
            <text:p>100,8%</text:p>
          </table:table-cell>
          <table:table-cell office:value-type="float" office:value="350980" table:style-name="ce46">
            <text:p>350.980</text:p>
          </table:table-cell>
          <table:table-cell office:value-type="percentage" office:value="0.92078441660654553" table:style-name="ce47">
            <text:p>92,1%</text:p>
          </table:table-cell>
          <table:table-cell office:value-type="float" office:value="318790" table:style-name="ce46">
            <text:p>318.790</text:p>
          </table:table-cell>
          <table:table-cell office:value-type="percentage" office:value="0.87747209644788815" table:style-name="ce47">
            <text:p>87,7%</text:p>
          </table:table-cell>
          <table:table-cell office:value-type="float" office:value="210826" table:style-name="ce46">
            <text:p>210.826</text:p>
          </table:table-cell>
          <table:table-cell office:value-type="percentage" office:value="0.78730165843238742" table:style-name="ce47">
            <text:p>78,7%</text:p>
          </table:table-cell>
          <table:table-cell office:value-type="float" office:value="171316" table:style-name="ce46">
            <text:p>171.316</text:p>
          </table:table-cell>
          <table:table-cell office:value-type="percentage" office:value="0.81190108338151523" table:style-name="ce47">
            <text:p>81,2%</text:p>
          </table:table-cell>
          <table:table-cell office:value-type="float" office:value="139880" table:style-name="ce46">
            <text:p>139.880</text:p>
          </table:table-cell>
          <table:table-cell office:value-type="percentage" office:value="0.84600404011080066" table:style-name="ce47">
            <text:p>84,6%</text:p>
          </table:table-cell>
          <table:table-cell office:value-type="float" office:value="1991039" table:style-name="ce46">
            <text:p>1.991.039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489316729258963" table:style-name="ce47">
            <text:p>91,5%</text:p>
          </table:table-cell>
          <table:table-cell office:value-type="percentage" office:value="0.83135998810815237" table:style-name="ce47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249" table:style-name="ce46">
            <text:p>137.249</text:p>
          </table:table-cell>
          <table:table-cell office:value-type="percentage" office:value="1" table:style-name="ce47">
            <text:p>100,0%</text:p>
          </table:table-cell>
          <table:table-cell office:value-type="float" office:value="158155" table:style-name="ce46">
            <text:p>158.155</text:p>
          </table:table-cell>
          <table:table-cell office:value-type="percentage" office:value="0.99405409142620094" table:style-name="ce47">
            <text:p>99,4%</text:p>
          </table:table-cell>
          <table:table-cell office:value-type="float" office:value="214461" table:style-name="ce46">
            <text:p>214.461</text:p>
          </table:table-cell>
          <table:table-cell office:value-type="percentage" office:value="0.98176649392979431" table:style-name="ce47">
            <text:p>98,2%</text:p>
          </table:table-cell>
          <table:table-cell office:value-type="float" office:value="279181" table:style-name="ce46">
            <text:p>279.181</text:p>
          </table:table-cell>
          <table:table-cell office:value-type="percentage" office:value="0.90797065155881074" table:style-name="ce47">
            <text:p>90,8%</text:p>
          </table:table-cell>
          <table:table-cell office:value-type="float" office:value="278565" table:style-name="ce46">
            <text:p>278.565</text:p>
          </table:table-cell>
          <table:table-cell office:value-type="percentage" office:value="0.8425916123470607" table:style-name="ce47">
            <text:p>84,3%</text:p>
          </table:table-cell>
          <table:table-cell office:value-type="float" office:value="198249" table:style-name="ce46">
            <text:p>198.249</text:p>
          </table:table-cell>
          <table:table-cell office:value-type="percentage" office:value="0.74557448072778965" table:style-name="ce47">
            <text:p>74,6%</text:p>
          </table:table-cell>
          <table:table-cell office:value-type="float" office:value="165783" table:style-name="ce46">
            <text:p>165.783</text:p>
          </table:table-cell>
          <table:table-cell office:value-type="percentage" office:value="0.76016213564187096" table:style-name="ce47">
            <text:p>76,0%</text:p>
          </table:table-cell>
          <table:table-cell office:value-type="float" office:value="146478" table:style-name="ce46">
            <text:p>146.478</text:p>
          </table:table-cell>
          <table:table-cell office:value-type="percentage" office:value="0.84196307451773844" table:style-name="ce47">
            <text:p>84,2%</text:p>
          </table:table-cell>
          <table:table-cell office:value-type="float" office:value="1578121" table:style-name="ce46">
            <text:p>1.578.121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247620500844769" table:style-name="ce47">
            <text:p>87,2%</text:p>
          </table:table-cell>
          <table:table-cell office:value-type="percentage" office:value="0.77161392338529677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084" table:style-name="ce46">
            <text:p>454.084</text:p>
          </table:table-cell>
          <table:table-cell office:value-type="percentage" office:value="1" table:style-name="ce47">
            <text:p>100,0%</text:p>
          </table:table-cell>
          <table:table-cell office:value-type="float" office:value="615810" table:style-name="ce46">
            <text:p>615.810</text:p>
          </table:table-cell>
          <table:table-cell office:value-type="percentage" office:value="0.96933378666817782" table:style-name="ce47">
            <text:p>96,9%</text:p>
          </table:table-cell>
          <table:table-cell office:value-type="float" office:value="783949" table:style-name="ce46">
            <text:p>783.949</text:p>
          </table:table-cell>
          <table:table-cell office:value-type="percentage" office:value="0.93596463160709853" table:style-name="ce47">
            <text:p>93,6%</text:p>
          </table:table-cell>
          <table:table-cell office:value-type="float" office:value="1022417" table:style-name="ce46">
            <text:p>1.022.417</text:p>
          </table:table-cell>
          <table:table-cell office:value-type="percentage" office:value="0.93646796973749291" table:style-name="ce47">
            <text:p>93,6%</text:p>
          </table:table-cell>
          <table:table-cell office:value-type="float" office:value="1127233" table:style-name="ce46">
            <text:p>1.127.233</text:p>
          </table:table-cell>
          <table:table-cell office:value-type="percentage" office:value="0.85606889664364294" table:style-name="ce47">
            <text:p>85,6%</text:p>
          </table:table-cell>
          <table:table-cell office:value-type="float" office:value="780780" table:style-name="ce46">
            <text:p>780.780</text:p>
          </table:table-cell>
          <table:table-cell office:value-type="percentage" office:value="0.74740679192688086" table:style-name="ce47">
            <text:p>74,7%</text:p>
          </table:table-cell>
          <table:table-cell office:value-type="float" office:value="644441" table:style-name="ce46">
            <text:p>644.441</text:p>
          </table:table-cell>
          <table:table-cell office:value-type="percentage" office:value="0.76816559089798375" table:style-name="ce47">
            <text:p>76,8%</text:p>
          </table:table-cell>
          <table:table-cell office:value-type="float" office:value="538494" table:style-name="ce46">
            <text:p>538.494</text:p>
          </table:table-cell>
          <table:table-cell office:value-type="percentage" office:value="0.82066733113267065" table:style-name="ce47">
            <text:p>82,1%</text:p>
          </table:table-cell>
          <table:table-cell office:value-type="float" office:value="5967208" table:style-name="ce46">
            <text:p>5.967.208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879662685124248" table:style-name="ce47">
            <text:p>86,9%</text:p>
          </table:table-cell>
          <table:table-cell office:value-type="percentage" office:value="0.76694609676345116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172" table:style-name="ce46">
            <text:p>293.172</text:p>
          </table:table-cell>
          <table:table-cell office:value-type="percentage" office:value="1" table:style-name="ce47">
            <text:p>100,0%</text:p>
          </table:table-cell>
          <table:table-cell office:value-type="float" office:value="432472" table:style-name="ce46">
            <text:p>432.472</text:p>
          </table:table-cell>
          <table:table-cell office:value-type="percentage" office:value="0.98769018549223275" table:style-name="ce47">
            <text:p>98,8%</text:p>
          </table:table-cell>
          <table:table-cell office:value-type="float" office:value="561178" table:style-name="ce46">
            <text:p>561.178</text:p>
          </table:table-cell>
          <table:table-cell office:value-type="percentage" office:value="0.9663353583777603" table:style-name="ce47">
            <text:p>96,6%</text:p>
          </table:table-cell>
          <table:table-cell office:value-type="float" office:value="711601" table:style-name="ce46">
            <text:p>711.601</text:p>
          </table:table-cell>
          <table:table-cell office:value-type="percentage" office:value="0.94585782378571215" table:style-name="ce47">
            <text:p>94,6%</text:p>
          </table:table-cell>
          <table:table-cell office:value-type="float" office:value="750436" table:style-name="ce46">
            <text:p>750.436</text:p>
          </table:table-cell>
          <table:table-cell office:value-type="percentage" office:value="0.88121955687492071" table:style-name="ce47">
            <text:p>88,1%</text:p>
          </table:table-cell>
          <table:table-cell office:value-type="float" office:value="508886" table:style-name="ce46">
            <text:p>508.886</text:p>
          </table:table-cell>
          <table:table-cell office:value-type="percentage" office:value="0.78439913743007805" table:style-name="ce47">
            <text:p>78,4%</text:p>
          </table:table-cell>
          <table:table-cell office:value-type="float" office:value="423775" table:style-name="ce46">
            <text:p>423.775</text:p>
          </table:table-cell>
          <table:table-cell office:value-type="percentage" office:value="0.82106888627970687" table:style-name="ce47">
            <text:p>82,1%</text:p>
          </table:table-cell>
          <table:table-cell office:value-type="float" office:value="371791" table:style-name="ce46">
            <text:p>371.791</text:p>
          </table:table-cell>
          <table:table-cell office:value-type="percentage" office:value="0.87576878955835968" table:style-name="ce47">
            <text:p>87,6%</text:p>
          </table:table-cell>
          <table:table-cell office:value-type="float" office:value="4053311" table:style-name="ce46">
            <text:p>4.053.311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305180463940971" table:style-name="ce47">
            <text:p>90,3%</text:p>
          </table:table-cell>
          <table:table-cell office:value-type="percentage" office:value="0.80146887116639876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90" table:style-name="ce46">
            <text:p>77.590</text:p>
          </table:table-cell>
          <table:table-cell office:value-type="percentage" office:value="1" table:style-name="ce47">
            <text:p>100,0%</text:p>
          </table:table-cell>
          <table:table-cell office:value-type="float" office:value="95634" table:style-name="ce46">
            <text:p>95.634</text:p>
          </table:table-cell>
          <table:table-cell office:value-type="percentage" office:value="1" table:style-name="ce47">
            <text:p>100,0%</text:p>
          </table:table-cell>
          <table:table-cell office:value-type="float" office:value="130656" table:style-name="ce46">
            <text:p>130.656</text:p>
          </table:table-cell>
          <table:table-cell office:value-type="percentage" office:value="1.0427703775828632" table:style-name="ce47">
            <text:p>104,3%</text:p>
          </table:table-cell>
          <table:table-cell office:value-type="float" office:value="160673" table:style-name="ce46">
            <text:p>160.673</text:p>
          </table:table-cell>
          <table:table-cell office:value-type="percentage" office:value="0.949514230332829" table:style-name="ce47">
            <text:p>95,0%</text:p>
          </table:table-cell>
          <table:table-cell office:value-type="float" office:value="145015" table:style-name="ce46">
            <text:p>145.015</text:p>
          </table:table-cell>
          <table:table-cell office:value-type="percentage" office:value="0.90921915557952027" table:style-name="ce47">
            <text:p>90,9%</text:p>
          </table:table-cell>
          <table:table-cell office:value-type="float" office:value="111672" table:style-name="ce46">
            <text:p>111.672</text:p>
          </table:table-cell>
          <table:table-cell office:value-type="percentage" office:value="0.83662598611017458" table:style-name="ce47">
            <text:p>83,7%</text:p>
          </table:table-cell>
          <table:table-cell office:value-type="float" office:value="91725" table:style-name="ce46">
            <text:p>91.725</text:p>
          </table:table-cell>
          <table:table-cell office:value-type="percentage" office:value="0.8094334627603248" table:style-name="ce47">
            <text:p>80,9%</text:p>
          </table:table-cell>
          <table:table-cell office:value-type="float" office:value="76735" table:style-name="ce46">
            <text:p>76.735</text:p>
          </table:table-cell>
          <table:table-cell office:value-type="percentage" office:value="0.90542772861356935" table:style-name="ce47">
            <text:p>90,5%</text:p>
          </table:table-cell>
          <table:table-cell office:value-type="float" office:value="889700" table:style-name="ce46">
            <text:p>889.700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315027631610692" table:style-name="ce47">
            <text:p>93,3%</text:p>
          </table:table-cell>
          <table:table-cell office:value-type="percentage" office:value="0.83619442718755022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044" table:style-name="ce46">
            <text:p>241.044</text:p>
          </table:table-cell>
          <table:table-cell office:value-type="percentage" office:value="1" table:style-name="ce47">
            <text:p>100,0%</text:p>
          </table:table-cell>
          <table:table-cell office:value-type="float" office:value="290549" table:style-name="ce46">
            <text:p>290.549</text:p>
          </table:table-cell>
          <table:table-cell office:value-type="percentage" office:value="1" table:style-name="ce47">
            <text:p>100,0%</text:p>
          </table:table-cell>
          <table:table-cell office:value-type="float" office:value="345638" table:style-name="ce46">
            <text:p>345.638</text:p>
          </table:table-cell>
          <table:table-cell office:value-type="percentage" office:value="0.99628452095109343" table:style-name="ce47">
            <text:p>99,6%</text:p>
          </table:table-cell>
          <table:table-cell office:value-type="float" office:value="389848" table:style-name="ce46">
            <text:p>389.848</text:p>
          </table:table-cell>
          <table:table-cell office:value-type="percentage" office:value="0.96047934287452974" table:style-name="ce47">
            <text:p>96,0%</text:p>
          </table:table-cell>
          <table:table-cell office:value-type="float" office:value="406776" table:style-name="ce46">
            <text:p>406.776</text:p>
          </table:table-cell>
          <table:table-cell office:value-type="percentage" office:value="0.91777239796850785" table:style-name="ce47">
            <text:p>91,8%</text:p>
          </table:table-cell>
          <table:table-cell office:value-type="float" office:value="262154" table:style-name="ce46">
            <text:p>262.154</text:p>
          </table:table-cell>
          <table:table-cell office:value-type="percentage" office:value="0.81059837728194728" table:style-name="ce47">
            <text:p>81,1%</text:p>
          </table:table-cell>
          <table:table-cell office:value-type="float" office:value="196768" table:style-name="ce46">
            <text:p>196.768</text:p>
          </table:table-cell>
          <table:table-cell office:value-type="percentage" office:value="0.8518795918278993" table:style-name="ce47">
            <text:p>85,2%</text:p>
          </table:table-cell>
          <table:table-cell office:value-type="float" office:value="168416" table:style-name="ce46">
            <text:p>168.416</text:p>
          </table:table-cell>
          <table:table-cell office:value-type="percentage" office:value="0.93560805968656779" table:style-name="ce47">
            <text:p>93,6%</text:p>
          </table:table-cell>
          <table:table-cell office:value-type="float" office:value="2301193" table:style-name="ce46">
            <text:p>2.301.19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754158183937486" table:style-name="ce47">
            <text:p>93,8%</text:p>
          </table:table-cell>
          <table:table-cell office:value-type="percentage" office:value="0.85171989685467453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92" table:style-name="ce46">
            <text:p>23.192</text:p>
          </table:table-cell>
          <table:table-cell office:value-type="percentage" office:value="1" table:style-name="ce47">
            <text:p>100,0%</text:p>
          </table:table-cell>
          <table:table-cell office:value-type="float" office:value="28592" table:style-name="ce46">
            <text:p>28.592</text:p>
          </table:table-cell>
          <table:table-cell office:value-type="percentage" office:value="1" table:style-name="ce47">
            <text:p>100,0%</text:p>
          </table:table-cell>
          <table:table-cell office:value-type="float" office:value="37175" table:style-name="ce46">
            <text:p>37.175</text:p>
          </table:table-cell>
          <table:table-cell office:value-type="percentage" office:value="0.98560369054562813" table:style-name="ce47">
            <text:p>98,6%</text:p>
          </table:table-cell>
          <table:table-cell office:value-type="float" office:value="44933" table:style-name="ce46">
            <text:p>44.933</text:p>
          </table:table-cell>
          <table:table-cell office:value-type="percentage" office:value="0.94270308828465932" table:style-name="ce47">
            <text:p>94,3%</text:p>
          </table:table-cell>
          <table:table-cell office:value-type="float" office:value="47139" table:style-name="ce46">
            <text:p>47.139</text:p>
          </table:table-cell>
          <table:table-cell office:value-type="percentage" office:value="0.89030539973936196" table:style-name="ce47">
            <text:p>89,0%</text:p>
          </table:table-cell>
          <table:table-cell office:value-type="float" office:value="31019" table:style-name="ce46">
            <text:p>31.019</text:p>
          </table:table-cell>
          <table:table-cell office:value-type="percentage" office:value="0.78890612680892191" table:style-name="ce47">
            <text:p>78,9%</text:p>
          </table:table-cell>
          <table:table-cell office:value-type="float" office:value="23986" table:style-name="ce46">
            <text:p>23.986</text:p>
          </table:table-cell>
          <table:table-cell office:value-type="percentage" office:value="0.78751067043141376" table:style-name="ce47">
            <text:p>78,8%</text:p>
          </table:table-cell>
          <table:table-cell office:value-type="float" office:value="21993" table:style-name="ce46">
            <text:p>21.993</text:p>
          </table:table-cell>
          <table:table-cell office:value-type="percentage" office:value="0.8613896287012377" table:style-name="ce47">
            <text:p>86,1%</text:p>
          </table:table-cell>
          <table:table-cell office:value-type="float" office:value="258029" table:style-name="ce46">
            <text:p>258.02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86488009296757" table:style-name="ce47">
            <text:p>90,9%</text:p>
          </table:table-cell>
          <table:table-cell office:value-type="percentage" office:value="0.80655738729783633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938" table:style-name="ce46">
            <text:p>371.938</text:p>
          </table:table-cell>
          <table:table-cell office:value-type="percentage" office:value="1" table:style-name="ce47">
            <text:p>100,0%</text:p>
          </table:table-cell>
          <table:table-cell office:value-type="float" office:value="510314" table:style-name="ce46">
            <text:p>510.314</text:p>
          </table:table-cell>
          <table:table-cell office:value-type="percentage" office:value="0.97002933008415049" table:style-name="ce47">
            <text:p>97,0%</text:p>
          </table:table-cell>
          <table:table-cell office:value-type="float" office:value="675226" table:style-name="ce46">
            <text:p>675.226</text:p>
          </table:table-cell>
          <table:table-cell office:value-type="percentage" office:value="0.96005107184039196" table:style-name="ce47">
            <text:p>96,0%</text:p>
          </table:table-cell>
          <table:table-cell office:value-type="float" office:value="937156" table:style-name="ce46">
            <text:p>937.156</text:p>
          </table:table-cell>
          <table:table-cell office:value-type="percentage" office:value="0.96337621031617537" table:style-name="ce47">
            <text:p>96,3%</text:p>
          </table:table-cell>
          <table:table-cell office:value-type="float" office:value="1022019" table:style-name="ce46">
            <text:p>1.022.019</text:p>
          </table:table-cell>
          <table:table-cell office:value-type="percentage" office:value="0.87653895337019527" table:style-name="ce47">
            <text:p>87,7%</text:p>
          </table:table-cell>
          <table:table-cell office:value-type="float" office:value="737921" table:style-name="ce46">
            <text:p>737.921</text:p>
          </table:table-cell>
          <table:table-cell office:value-type="percentage" office:value="0.77705340971315451" table:style-name="ce47">
            <text:p>77,7%</text:p>
          </table:table-cell>
          <table:table-cell office:value-type="float" office:value="591181" table:style-name="ce46">
            <text:p>591.181</text:p>
          </table:table-cell>
          <table:table-cell office:value-type="percentage" office:value="0.79623017610020541" table:style-name="ce47">
            <text:p>79,6%</text:p>
          </table:table-cell>
          <table:table-cell office:value-type="float" office:value="453133" table:style-name="ce46">
            <text:p>453.133</text:p>
          </table:table-cell>
          <table:table-cell office:value-type="percentage" office:value="0.81860635687987537" table:style-name="ce47">
            <text:p>81,9%</text:p>
          </table:table-cell>
          <table:table-cell office:value-type="float" office:value="5298888" table:style-name="ce46">
            <text:p>5.298.88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640746799439341" table:style-name="ce47">
            <text:p>88,6%</text:p>
          </table:table-cell>
          <table:table-cell office:value-type="percentage" office:value="0.78155981337744818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16" table:style-name="ce46">
            <text:p>73.316</text:p>
          </table:table-cell>
          <table:table-cell office:value-type="percentage" office:value="1" table:style-name="ce47">
            <text:p>100,0%</text:p>
          </table:table-cell>
          <table:table-cell office:value-type="float" office:value="102809" table:style-name="ce46">
            <text:p>102.809</text:p>
          </table:table-cell>
          <table:table-cell office:value-type="percentage" office:value="0.9991253559315445" table:style-name="ce47">
            <text:p>99,9%</text:p>
          </table:table-cell>
          <table:table-cell office:value-type="float" office:value="145564" table:style-name="ce46">
            <text:p>145.564</text:p>
          </table:table-cell>
          <table:table-cell office:value-type="percentage" office:value="0.99084467255239639" table:style-name="ce47">
            <text:p>99,1%</text:p>
          </table:table-cell>
          <table:table-cell office:value-type="float" office:value="206669" table:style-name="ce46">
            <text:p>206.669</text:p>
          </table:table-cell>
          <table:table-cell office:value-type="percentage" office:value="0.9691122406872491" table:style-name="ce47">
            <text:p>96,9%</text:p>
          </table:table-cell>
          <table:table-cell office:value-type="float" office:value="230398" table:style-name="ce46">
            <text:p>230.398</text:p>
          </table:table-cell>
          <table:table-cell office:value-type="percentage" office:value="0.90651841184779491" table:style-name="ce47">
            <text:p>90,7%</text:p>
          </table:table-cell>
          <table:table-cell office:value-type="float" office:value="166665" table:style-name="ce46">
            <text:p>166.665</text:p>
          </table:table-cell>
          <table:table-cell office:value-type="percentage" office:value="0.79742874504193717" table:style-name="ce47">
            <text:p>79,7%</text:p>
          </table:table-cell>
          <table:table-cell office:value-type="float" office:value="140610" table:style-name="ce46">
            <text:p>140.610</text:p>
          </table:table-cell>
          <table:table-cell office:value-type="percentage" office:value="0.81632297617388883" table:style-name="ce47">
            <text:p>81,6%</text:p>
          </table:table-cell>
          <table:table-cell office:value-type="float" office:value="120682" table:style-name="ce46">
            <text:p>120.682</text:p>
          </table:table-cell>
          <table:table-cell office:value-type="percentage" office:value="0.85050812578403601" table:style-name="ce47">
            <text:p>85,1%</text:p>
          </table:table-cell>
          <table:table-cell office:value-type="float" office:value="1186713" table:style-name="ce46">
            <text:p>1.186.713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579305828321766" table:style-name="ce47">
            <text:p>90,6%</text:p>
          </table:table-cell>
          <table:table-cell office:value-type="percentage" office:value="0.78525208585469919" table:style-name="ce47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75" table:style-name="ce46">
            <text:p>42.175</text:p>
          </table:table-cell>
          <table:table-cell office:value-type="percentage" office:value="1" table:style-name="ce47">
            <text:p>100,0%</text:p>
          </table:table-cell>
          <table:table-cell office:value-type="float" office:value="55806" table:style-name="ce46">
            <text:p>55.806</text:p>
          </table:table-cell>
          <table:table-cell office:value-type="percentage" office:value="1" table:style-name="ce47">
            <text:p>100,0%</text:p>
          </table:table-cell>
          <table:table-cell office:value-type="float" office:value="70535" table:style-name="ce46">
            <text:p>70.535</text:p>
          </table:table-cell>
          <table:table-cell office:value-type="percentage" office:value="0.95518931802177565" table:style-name="ce47">
            <text:p>95,5%</text:p>
          </table:table-cell>
          <table:table-cell office:value-type="float" office:value="91668" table:style-name="ce46">
            <text:p>91.668</text:p>
          </table:table-cell>
          <table:table-cell office:value-type="percentage" office:value="0.94802159389414031" table:style-name="ce47">
            <text:p>94,8%</text:p>
          </table:table-cell>
          <table:table-cell office:value-type="float" office:value="95194" table:style-name="ce46">
            <text:p>95.194</text:p>
          </table:table-cell>
          <table:table-cell office:value-type="percentage" office:value="0.88140960352586062" table:style-name="ce47">
            <text:p>88,1%</text:p>
          </table:table-cell>
          <table:table-cell office:value-type="float" office:value="64146" table:style-name="ce46">
            <text:p>64.146</text:p>
          </table:table-cell>
          <table:table-cell office:value-type="percentage" office:value="0.78860599205812565" table:style-name="ce47">
            <text:p>78,9%</text:p>
          </table:table-cell>
          <table:table-cell office:value-type="float" office:value="57239" table:style-name="ce46">
            <text:p>57.239</text:p>
          </table:table-cell>
          <table:table-cell office:value-type="percentage" office:value="0.84018083872767035" table:style-name="ce47">
            <text:p>84,0%</text:p>
          </table:table-cell>
          <table:table-cell office:value-type="float" office:value="49959" table:style-name="ce46">
            <text:p>49.959</text:p>
          </table:table-cell>
          <table:table-cell office:value-type="percentage" office:value="0.88598638008086827" table:style-name="ce47">
            <text:p>88,6%</text:p>
          </table:table-cell>
          <table:table-cell office:value-type="float" office:value="526722" table:style-name="ce46">
            <text:p>526.722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602627658879098" table:style-name="ce47">
            <text:p>90,6%</text:p>
          </table:table-cell>
          <table:table-cell office:value-type="percentage" office:value="0.79661885943221156" table:style-name="ce47">
            <text:p>79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45" table:style-name="ce46">
            <text:p>162.045</text:p>
          </table:table-cell>
          <table:table-cell office:value-type="percentage" office:value="1.0259259259259259" table:style-name="ce47">
            <text:p>102,6%</text:p>
          </table:table-cell>
          <table:table-cell office:value-type="float" office:value="212259" table:style-name="ce46">
            <text:p>212.259</text:p>
          </table:table-cell>
          <table:table-cell office:value-type="percentage" office:value="0.99614231207850534" table:style-name="ce47">
            <text:p>99,6%</text:p>
          </table:table-cell>
          <table:table-cell office:value-type="float" office:value="269807" table:style-name="ce46">
            <text:p>269.807</text:p>
          </table:table-cell>
          <table:table-cell office:value-type="percentage" office:value="0.96318707406495097" table:style-name="ce47">
            <text:p>96,3%</text:p>
          </table:table-cell>
          <table:table-cell office:value-type="float" office:value="321509" table:style-name="ce46">
            <text:p>321.509</text:p>
          </table:table-cell>
          <table:table-cell office:value-type="percentage" office:value="0.94567867826352958" table:style-name="ce47">
            <text:p>94,6%</text:p>
          </table:table-cell>
          <table:table-cell office:value-type="float" office:value="318604" table:style-name="ce46">
            <text:p>318.604</text:p>
          </table:table-cell>
          <table:table-cell office:value-type="percentage" office:value="0.87979830614718901" table:style-name="ce47">
            <text:p>88,0%</text:p>
          </table:table-cell>
          <table:table-cell office:value-type="float" office:value="201869" table:style-name="ce46">
            <text:p>201.869</text:p>
          </table:table-cell>
          <table:table-cell office:value-type="percentage" office:value="0.77480108849594886" table:style-name="ce47">
            <text:p>77,5%</text:p>
          </table:table-cell>
          <table:table-cell office:value-type="float" office:value="164560" table:style-name="ce46">
            <text:p>164.560</text:p>
          </table:table-cell>
          <table:table-cell office:value-type="percentage" office:value="0.81653715998293097" table:style-name="ce47">
            <text:p>81,7%</text:p>
          </table:table-cell>
          <table:table-cell office:value-type="float" office:value="148426" table:style-name="ce46">
            <text:p>148.426</text:p>
          </table:table-cell>
          <table:table-cell office:value-type="percentage" office:value="0.88031268163647791" table:style-name="ce47">
            <text:p>88,0%</text:p>
          </table:table-cell>
          <table:table-cell office:value-type="float" office:value="1799079" table:style-name="ce46">
            <text:p>1.799.079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68199035960206" table:style-name="ce47">
            <text:p>90,7%</text:p>
          </table:table-cell>
          <table:table-cell office:value-type="percentage" office:value="0.81021200592297959" table:style-name="ce47">
            <text:p>81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7" table:style-name="ce46">
            <text:p>2.377</text:p>
          </table:table-cell>
          <table:table-cell office:value-type="percentage" office:value="0.91247600767754322" table:style-name="ce47">
            <text:p>91,2%</text:p>
          </table:table-cell>
          <table:table-cell office:value-type="float" office:value="3852" table:style-name="ce46">
            <text:p>3.852</text:p>
          </table:table-cell>
          <table:table-cell office:value-type="percentage" office:value="0.89207966651227422" table:style-name="ce47">
            <text:p>89,2%</text:p>
          </table:table-cell>
          <table:table-cell office:value-type="float" office:value="7509" table:style-name="ce46">
            <text:p>7.509</text:p>
          </table:table-cell>
          <table:table-cell office:value-type="percentage" office:value="0.95570828560519283" table:style-name="ce47">
            <text:p>95,6%</text:p>
          </table:table-cell>
          <table:table-cell office:value-type="float" office:value="10490" table:style-name="ce46">
            <text:p>10.490</text:p>
          </table:table-cell>
          <table:table-cell office:value-type="percentage" office:value="0.90775354794046381" table:style-name="ce47">
            <text:p>90,8%</text:p>
          </table:table-cell>
          <table:table-cell office:value-type="float" office:value="10998" table:style-name="ce46">
            <text:p>10.998</text:p>
          </table:table-cell>
          <table:table-cell office:value-type="percentage" office:value="0.8699572852396773" table:style-name="ce47">
            <text:p>87,0%</text:p>
          </table:table-cell>
          <table:table-cell office:value-type="float" office:value="9017" table:style-name="ce46">
            <text:p>9.017</text:p>
          </table:table-cell>
          <table:table-cell office:value-type="percentage" office:value="0.7581133344543467" table:style-name="ce47">
            <text:p>75,8%</text:p>
          </table:table-cell>
          <table:table-cell office:value-type="float" office:value="8710" table:style-name="ce46">
            <text:p>8.710</text:p>
          </table:table-cell>
          <table:table-cell office:value-type="percentage" office:value="0.79420078417069395" table:style-name="ce47">
            <text:p>79,4%</text:p>
          </table:table-cell>
          <table:table-cell office:value-type="float" office:value="8073" table:style-name="ce46">
            <text:p>8.073</text:p>
          </table:table-cell>
          <table:table-cell office:value-type="percentage" office:value="0.88461538461538458" table:style-name="ce47">
            <text:p>88,5%</text:p>
          </table:table-cell>
          <table:table-cell office:value-type="float" office:value="61026" table:style-name="ce46">
            <text:p>61.026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994504333121957" table:style-name="ce47">
            <text:p>86,0%</text:p>
          </table:table-cell>
          <table:table-cell office:value-type="percentage" office:value="0.72475713165958056" table:style-name="ce47">
            <text:p>72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40" table:style-name="ce46">
            <text:p>2.040</text:p>
          </table:table-cell>
          <table:table-cell office:value-type="percentage" office:value="0.8684546615581098" table:style-name="ce47">
            <text:p>86,8%</text:p>
          </table:table-cell>
          <table:table-cell office:value-type="float" office:value="3352" table:style-name="ce46">
            <text:p>3.352</text:p>
          </table:table-cell>
          <table:table-cell office:value-type="percentage" office:value="0.89434364994663818" table:style-name="ce47">
            <text:p>89,4%</text:p>
          </table:table-cell>
          <table:table-cell office:value-type="float" office:value="7261" table:style-name="ce46">
            <text:p>7.261</text:p>
          </table:table-cell>
          <table:table-cell office:value-type="percentage" office:value="0.92768621438609944" table:style-name="ce47">
            <text:p>92,8%</text:p>
          </table:table-cell>
          <table:table-cell office:value-type="float" office:value="9839" table:style-name="ce46">
            <text:p>9.839</text:p>
          </table:table-cell>
          <table:table-cell office:value-type="percentage" office:value="0.87078502522347112" table:style-name="ce47">
            <text:p>87,1%</text:p>
          </table:table-cell>
          <table:table-cell office:value-type="float" office:value="10292" table:style-name="ce46">
            <text:p>10.292</text:p>
          </table:table-cell>
          <table:table-cell office:value-type="percentage" office:value="0.85752374604232628" table:style-name="ce47">
            <text:p>85,8%</text:p>
          </table:table-cell>
          <table:table-cell office:value-type="float" office:value="8754" table:style-name="ce46">
            <text:p>8.754</text:p>
          </table:table-cell>
          <table:table-cell office:value-type="percentage" office:value="0.72150333800379129" table:style-name="ce47">
            <text:p>72,2%</text:p>
          </table:table-cell>
          <table:table-cell office:value-type="float" office:value="8682" table:style-name="ce46">
            <text:p>8.682</text:p>
          </table:table-cell>
          <table:table-cell office:value-type="percentage" office:value="0.7238015839933305" table:style-name="ce47">
            <text:p>72,4%</text:p>
          </table:table-cell>
          <table:table-cell office:value-type="float" office:value="7993" table:style-name="ce46">
            <text:p>7.993</text:p>
          </table:table-cell>
          <table:table-cell office:value-type="percentage" office:value="0.83486526007938167" table:style-name="ce47">
            <text:p>83,5%</text:p>
          </table:table-cell>
          <table:table-cell office:value-type="float" office:value="58213" table:style-name="ce46">
            <text:p>58.213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074527330917701" table:style-name="ce47">
            <text:p>82,1%</text:p>
          </table:table-cell>
          <table:table-cell office:value-type="percentage" office:value="0.66853093849051404" table:style-name="ce47">
            <text:p>66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61" table:style-name="ce46">
            <text:p>3.561</text:p>
          </table:table-cell>
          <table:table-cell office:value-type="string" table:style-name="ce47">
            <text:p>-</text:p>
          </table:table-cell>
          <table:table-cell office:value-type="float" office:value="9392" table:style-name="ce46">
            <text:p>9.392</text:p>
          </table:table-cell>
          <table:table-cell office:value-type="string" table:style-name="ce47">
            <text:p>-</text:p>
          </table:table-cell>
          <table:table-cell office:value-type="float" office:value="21901" table:style-name="ce46">
            <text:p>21.901</text:p>
          </table:table-cell>
          <table:table-cell office:value-type="string" table:style-name="ce47">
            <text:p>-</text:p>
          </table:table-cell>
          <table:table-cell office:value-type="float" office:value="31590" table:style-name="ce46">
            <text:p>31.590</text:p>
          </table:table-cell>
          <table:table-cell office:value-type="string" table:style-name="ce47">
            <text:p>-</text:p>
          </table:table-cell>
          <table:table-cell office:value-type="float" office:value="23580" table:style-name="ce46">
            <text:p>23.580</text:p>
          </table:table-cell>
          <table:table-cell office:value-type="string" table:style-name="ce47">
            <text:p>-</text:p>
          </table:table-cell>
          <table:table-cell office:value-type="float" office:value="1228" table:style-name="ce46">
            <text:p>1.228</text:p>
          </table:table-cell>
          <table:table-cell office:value-type="string" table:style-name="ce47">
            <text:p>-</text:p>
          </table:table-cell>
          <table:table-cell office:value-type="float" office:value="91292" table:style-name="ce46">
            <text:p>91.29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6" table:style-name="ce49">
            <text:p>46</text:p>
          </table:table-cell>
          <table:table-cell office:value-type="string" table:style-name="ce50">
            <text:p>-</text:p>
          </table:table-cell>
          <table:table-cell office:value-type="float" office:value="278" table:style-name="ce49">
            <text:p>278</text:p>
          </table:table-cell>
          <table:table-cell office:value-type="string" table:style-name="ce50">
            <text:p>-</text:p>
          </table:table-cell>
          <table:table-cell office:value-type="float" office:value="859" table:style-name="ce49">
            <text:p>859</text:p>
          </table:table-cell>
          <table:table-cell office:value-type="string" table:style-name="ce50">
            <text:p>-</text:p>
          </table:table-cell>
          <table:table-cell office:value-type="float" office:value="1770" table:style-name="ce49">
            <text:p>1.770</text:p>
          </table:table-cell>
          <table:table-cell office:value-type="string" table:style-name="ce50">
            <text:p>-</text:p>
          </table:table-cell>
          <table:table-cell office:value-type="float" office:value="2159" table:style-name="ce49">
            <text:p>2.159</text:p>
          </table:table-cell>
          <table:table-cell office:value-type="string" table:style-name="ce50">
            <text:p>-</text:p>
          </table:table-cell>
          <table:table-cell office:value-type="float" office:value="1947" table:style-name="ce49">
            <text:p>1.947</text:p>
          </table:table-cell>
          <table:table-cell office:value-type="string" table:style-name="ce50">
            <text:p>-</text:p>
          </table:table-cell>
          <table:table-cell office:value-type="float" office:value="239" table:style-name="ce49">
            <text:p>239</text:p>
          </table:table-cell>
          <table:table-cell office:value-type="string" table:style-name="ce50">
            <text:p>-</text:p>
          </table:table-cell>
          <table:table-cell office:value-type="float" office:value="7328" table:style-name="ce49">
            <text:p>7.328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2128" table:style-name="ce53">
            <text:p>2.912.128</text:p>
          </table:table-cell>
          <table:table-cell office:value-type="percentage" office:value="1" table:style-name="ce54">
            <text:p>100,0%</text:p>
          </table:table-cell>
          <table:table-cell office:value-type="float" office:value="3930216" table:style-name="ce53">
            <text:p>3.930.216</text:p>
          </table:table-cell>
          <table:table-cell office:value-type="percentage" office:value="0.99246750983890331" table:style-name="ce54">
            <text:p>99,2%</text:p>
          </table:table-cell>
          <table:table-cell office:value-type="float" office:value="5204886" table:style-name="ce53">
            <text:p>5.204.886</text:p>
          </table:table-cell>
          <table:table-cell office:value-type="percentage" office:value="0.97524820188773209" table:style-name="ce54">
            <text:p>97,5%</text:p>
          </table:table-cell>
          <table:table-cell office:value-type="float" office:value="6651135" table:style-name="ce53">
            <text:p>6.651.135</text:p>
          </table:table-cell>
          <table:table-cell office:value-type="percentage" office:value="0.94566267982652819" table:style-name="ce54">
            <text:p>94,6%</text:p>
          </table:table-cell>
          <table:table-cell office:value-type="float" office:value="6944680" table:style-name="ce53">
            <text:p>6.944.680</text:p>
          </table:table-cell>
          <table:table-cell office:value-type="percentage" office:value="0.87999384672854652" table:style-name="ce54">
            <text:p>88,0%</text:p>
          </table:table-cell>
          <table:table-cell office:value-type="float" office:value="4877580" table:style-name="ce53">
            <text:p>4.877.580</text:p>
          </table:table-cell>
          <table:table-cell office:value-type="percentage" office:value="0.78286749669323152" table:style-name="ce54">
            <text:p>78,3%</text:p>
          </table:table-cell>
          <table:table-cell office:value-type="float" office:value="3970990" table:style-name="ce53">
            <text:p>3.970.990</text:p>
          </table:table-cell>
          <table:table-cell office:value-type="percentage" office:value="0.80308981038053329" table:style-name="ce54">
            <text:p>80,3%</text:p>
          </table:table-cell>
          <table:table-cell office:value-type="float" office:value="3340713" table:style-name="ce53">
            <text:p>3.340.713</text:p>
          </table:table-cell>
          <table:table-cell office:value-type="percentage" office:value="0.85908530542193429" table:style-name="ce54">
            <text:p>85,9%</text:p>
          </table:table-cell>
          <table:table-cell office:value-type="float" office:value="37832328" table:style-name="ce53">
            <text:p>37.832.328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820710802064785" table:style-name="ce54">
            <text:p>89,8%</text:p>
          </table:table-cell>
          <table:table-cell office:value-type="percentage" office:value="0.79729597786507056" table:style-name="ce54">
            <text:p>79,7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2">
        <table:table-column table:style-name="co4" table:number-columns-repeated="16384" table:default-cell-style-name="ce1"/>
        <table:table-row table:style-name="ro11">
          <table:table-cell table:number-columns-spanned="1" table:number-rows-spanned="2" table:style-name="ce67"/>
          <table:table-cell office:value-type="string" table:number-columns-spanned="2" table:number-rows-spanned="1" table:style-name="ce68">
            <text:p><text:s/>Mayores de 70 años</text:p>
          </table:table-cell>
          <table:covered-table-cell/>
          <table:table-cell office:value-type="string" table:number-columns-spanned="2" table:number-rows-spanned="1" table:style-name="ce69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2">
            <text:p><text:s/>Janssen</text:p>
          </table:table-cell>
          <table:covered-table-cell/>
          <table:table-cell table:number-columns-repeated="16373"/>
        </table:table-row>
        <table:table-row table:style-name="ro12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table:number-columns-repeated="16373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26118" table:formula="of:=['file://Nas12-03.sanidad.msc/desarrollo/GIV/11%20-%20Torre%20de%20Control/01.%20Informes%20reportados/20211223/20211223_Reporte_GIV_3DOSIS_INE20_Q4_REGULARIZACION_DIANA_PEDIATRICO_v2%20-RESTANDO.xlsx'#SLIDE_REFUERZO.E4]" table:style-name="ce60">
            <text:p>926.118</text:p>
          </table:table-cell>
          <table:table-cell office:value-type="percentage" office:value="0.85642868504085545" table:formula="of:=['file://Nas12-03.sanidad.msc/desarrollo/GIV/11%20-%20Torre%20de%20Control/01.%20Informes%20reportados/20211223/20211223_Reporte_GIV_3DOSIS_INE20_Q4_REGULARIZACION_DIANA_PEDIATRICO_v2%20-RESTANDO.xlsx'#SLIDE_REFUERZO.F4]" table:style-name="ce61">
            <text:p>85,6%</text:p>
          </table:table-cell>
          <table:table-cell office:value-type="float" office:value="582438" table:formula="of:=['file://Nas12-03.sanidad.msc/desarrollo/GIV/11%20-%20Torre%20de%20Control/01.%20Informes%20reportados/20211223/20211223_Reporte_GIV_3DOSIS_INE20_Q4_REGULARIZACION_DIANA_PEDIATRICO_v2%20-RESTANDO.xlsx'#SLIDE_REFUERZO.H4]" table:style-name="ce60">
            <text:p>582.438</text:p>
          </table:table-cell>
          <table:table-cell office:value-type="percentage" office:value="0.63131983194807562" table:formula="of:=['file://Nas12-03.sanidad.msc/desarrollo/GIV/11%20-%20Torre%20de%20Control/01.%20Informes%20reportados/20211223/20211223_Reporte_GIV_3DOSIS_INE20_Q4_REGULARIZACION_DIANA_PEDIATRICO_v2%20-RESTANDO.xlsx'#SLIDE_REFUERZO.I4]" table:style-name="ce61">
            <text:p>63,1%</text:p>
          </table:table-cell>
          <table:table-cell office:value-type="float" office:value="120942" table:formula="of:=['file://Nas12-03.sanidad.msc/desarrollo/GIV/11%20-%20Torre%20de%20Control/01.%20Informes%20reportados/20211223/20211223_Reporte_GIV_3DOSIS_INE20_Q4_REGULARIZACION_DIANA_PEDIATRICO_v2%20-RESTANDO.xlsx'#SLIDE_REFUERZO.N4]" table:style-name="ce60">
            <text:p>120.942</text:p>
          </table:table-cell>
          <table:table-cell office:value-type="percentage" office:value="9.9764821562175449E-2" table:formula="of:=['file://Nas12-03.sanidad.msc/desarrollo/GIV/11%20-%20Torre%20de%20Control/01.%20Informes%20reportados/20211223/20211223_Reporte_GIV_3DOSIS_INE20_Q4_REGULARIZACION_DIANA_PEDIATRICO_v2%20-RESTANDO.xlsx'#SLIDE_REFUERZO.O4]" table:style-name="ce61">
            <text:p>10,0%</text:p>
          </table:table-cell>
          <table:table-cell office:value-type="float" office:value="108695" table:formula="of:=['file://Nas12-03.sanidad.msc/desarrollo/GIV/11%20-%20Torre%20de%20Control/01.%20Informes%20reportados/20211223/20211223_Reporte_GIV_3DOSIS_INE20_Q4_REGULARIZACION_DIANA_PEDIATRICO_v2%20-RESTANDO.xlsx'#SLIDE_REFUERZO.Q4]" table:style-name="ce60">
            <text:p>108.695</text:p>
          </table:table-cell>
          <table:table-cell office:value-type="percentage" office:value="8.6988707754115546E-2" table:formula="of:=['file://Nas12-03.sanidad.msc/desarrollo/GIV/11%20-%20Torre%20de%20Control/01.%20Informes%20reportados/20211223/20211223_Reporte_GIV_3DOSIS_INE20_Q4_REGULARIZACION_DIANA_PEDIATRICO_v2%20-RESTANDO.xlsx'#SLIDE_REFUERZO.R4]" table:style-name="ce61">
            <text:p>8,7%</text:p>
          </table:table-cell>
          <table:table-cell office:value-type="float" office:value="126540" table:formula="of:=['file://Nas12-03.sanidad.msc/desarrollo/GIV/11%20-%20Torre%20de%20Control/01.%20Informes%20reportados/20211223/20211223_Reporte_GIV_3DOSIS_INE20_Q4_REGULARIZACION_DIANA_PEDIATRICO_v2%20-RESTANDO.xlsx'#SLIDE_REFUERZO.T4]" table:style-name="ce60">
            <text:p>126.540</text:p>
          </table:table-cell>
          <table:table-cell office:value-type="percentage" office:value="0.39722875340990782" table:formula="of:=['file://Nas12-03.sanidad.msc/desarrollo/GIV/11%20-%20Torre%20de%20Control/01.%20Informes%20reportados/20211223/20211223_Reporte_GIV_3DOSIS_INE20_Q4_REGULARIZACION_DIANA_PEDIATRICO_v2%20-RESTANDO.xlsx'#SLIDE_REFUERZO.U4]" table:style-name="ce44">
            <text:p>39,7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1677" table:formula="of:=['file://Nas12-03.sanidad.msc/desarrollo/GIV/11%20-%20Torre%20de%20Control/01.%20Informes%20reportados/20211223/20211223_Reporte_GIV_3DOSIS_INE20_Q4_REGULARIZACION_DIANA_PEDIATRICO_v2%20-RESTANDO.xlsx'#SLIDE_REFUERZO.E5]" table:style-name="ce7">
            <text:p>191.677</text:p>
          </table:table-cell>
          <table:table-cell office:value-type="percentage" office:value="0.87434313761267013" table:formula="of:=['file://Nas12-03.sanidad.msc/desarrollo/GIV/11%20-%20Torre%20de%20Control/01.%20Informes%20reportados/20211223/20211223_Reporte_GIV_3DOSIS_INE20_Q4_REGULARIZACION_DIANA_PEDIATRICO_v2%20-RESTANDO.xlsx'#SLIDE_REFUERZO.F5]" table:style-name="ce47">
            <text:p>87,4%</text:p>
          </table:table-cell>
          <table:table-cell office:value-type="float" office:value="105237" table:formula="of:=['file://Nas12-03.sanidad.msc/desarrollo/GIV/11%20-%20Torre%20de%20Control/01.%20Informes%20reportados/20211223/20211223_Reporte_GIV_3DOSIS_INE20_Q4_REGULARIZACION_DIANA_PEDIATRICO_v2%20-RESTANDO.xlsx'#SLIDE_REFUERZO.H5]" table:style-name="ce7">
            <text:p>105.237</text:p>
          </table:table-cell>
          <table:table-cell office:value-type="percentage" office:value="0.68849402359160228" table:formula="of:=['file://Nas12-03.sanidad.msc/desarrollo/GIV/11%20-%20Torre%20de%20Control/01.%20Informes%20reportados/20211223/20211223_Reporte_GIV_3DOSIS_INE20_Q4_REGULARIZACION_DIANA_PEDIATRICO_v2%20-RESTANDO.xlsx'#SLIDE_REFUERZO.I5]" table:style-name="ce47">
            <text:p>68,8%</text:p>
          </table:table-cell>
          <table:table-cell office:value-type="float" office:value="20176" table:formula="of:=['file://Nas12-03.sanidad.msc/desarrollo/GIV/11%20-%20Torre%20de%20Control/01.%20Informes%20reportados/20211223/20211223_Reporte_GIV_3DOSIS_INE20_Q4_REGULARIZACION_DIANA_PEDIATRICO_v2%20-RESTANDO.xlsx'#SLIDE_REFUERZO.N5]" table:style-name="ce7">
            <text:p>20.176</text:p>
          </table:table-cell>
          <table:table-cell office:value-type="percentage" office:value="0.10922891187951038" table:formula="of:=['file://Nas12-03.sanidad.msc/desarrollo/GIV/11%20-%20Torre%20de%20Control/01.%20Informes%20reportados/20211223/20211223_Reporte_GIV_3DOSIS_INE20_Q4_REGULARIZACION_DIANA_PEDIATRICO_v2%20-RESTANDO.xlsx'#SLIDE_REFUERZO.O5]" table:style-name="ce47">
            <text:p>10,9%</text:p>
          </table:table-cell>
          <table:table-cell office:value-type="float" office:value="23365" table:formula="of:=['file://Nas12-03.sanidad.msc/desarrollo/GIV/11%20-%20Torre%20de%20Control/01.%20Informes%20reportados/20211223/20211223_Reporte_GIV_3DOSIS_INE20_Q4_REGULARIZACION_DIANA_PEDIATRICO_v2%20-RESTANDO.xlsx'#SLIDE_REFUERZO.Q5]" table:style-name="ce7">
            <text:p>23.365</text:p>
          </table:table-cell>
          <table:table-cell office:value-type="percentage" office:value="0.12490978589184999" table:formula="of:=['file://Nas12-03.sanidad.msc/desarrollo/GIV/11%20-%20Torre%20de%20Control/01.%20Informes%20reportados/20211223/20211223_Reporte_GIV_3DOSIS_INE20_Q4_REGULARIZACION_DIANA_PEDIATRICO_v2%20-RESTANDO.xlsx'#SLIDE_REFUERZO.R5]" table:style-name="ce47">
            <text:p>12,5%</text:p>
          </table:table-cell>
          <table:table-cell office:value-type="float" office:value="26125" table:formula="of:=['file://Nas12-03.sanidad.msc/desarrollo/GIV/11%20-%20Torre%20de%20Control/01.%20Informes%20reportados/20211223/20211223_Reporte_GIV_3DOSIS_INE20_Q4_REGULARIZACION_DIANA_PEDIATRICO_v2%20-RESTANDO.xlsx'#SLIDE_REFUERZO.T5]" table:style-name="ce7">
            <text:p>26.125</text:p>
          </table:table-cell>
          <table:table-cell office:value-type="percentage" office:value="0.44529478941178474" table:formula="of:=['file://Nas12-03.sanidad.msc/desarrollo/GIV/11%20-%20Torre%20de%20Control/01.%20Informes%20reportados/20211223/20211223_Reporte_GIV_3DOSIS_INE20_Q4_REGULARIZACION_DIANA_PEDIATRICO_v2%20-RESTANDO.xlsx'#SLIDE_REFUERZO.U5]" table:style-name="ce47">
            <text:p>44,5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85454" table:formula="of:=['file://Nas12-03.sanidad.msc/desarrollo/GIV/11%20-%20Torre%20de%20Control/01.%20Informes%20reportados/20211223/20211223_Reporte_GIV_3DOSIS_INE20_Q4_REGULARIZACION_DIANA_PEDIATRICO_v2%20-RESTANDO.xlsx'#SLIDE_REFUERZO.E6]" table:style-name="ce7">
            <text:p>185.454</text:p>
          </table:table-cell>
          <table:table-cell office:value-type="percentage" office:value="0.91682280414674777" table:formula="of:=['file://Nas12-03.sanidad.msc/desarrollo/GIV/11%20-%20Torre%20de%20Control/01.%20Informes%20reportados/20211223/20211223_Reporte_GIV_3DOSIS_INE20_Q4_REGULARIZACION_DIANA_PEDIATRICO_v2%20-RESTANDO.xlsx'#SLIDE_REFUERZO.F6]" table:style-name="ce47">
            <text:p>91,7%</text:p>
          </table:table-cell>
          <table:table-cell office:value-type="float" office:value="122653" table:formula="of:=['file://Nas12-03.sanidad.msc/desarrollo/GIV/11%20-%20Torre%20de%20Control/01.%20Informes%20reportados/20211223/20211223_Reporte_GIV_3DOSIS_INE20_Q4_REGULARIZACION_DIANA_PEDIATRICO_v2%20-RESTANDO.xlsx'#SLIDE_REFUERZO.H6]" table:style-name="ce7">
            <text:p>122.653</text:p>
          </table:table-cell>
          <table:table-cell office:value-type="percentage" office:value="0.8325843764424774" table:formula="of:=['file://Nas12-03.sanidad.msc/desarrollo/GIV/11%20-%20Torre%20de%20Control/01.%20Informes%20reportados/20211223/20211223_Reporte_GIV_3DOSIS_INE20_Q4_REGULARIZACION_DIANA_PEDIATRICO_v2%20-RESTANDO.xlsx'#SLIDE_REFUERZO.I6]" table:style-name="ce47">
            <text:p>83,3%</text:p>
          </table:table-cell>
          <table:table-cell office:value-type="float" office:value="46595" table:formula="of:=['file://Nas12-03.sanidad.msc/desarrollo/GIV/11%20-%20Torre%20de%20Control/01.%20Informes%20reportados/20211223/20211223_Reporte_GIV_3DOSIS_INE20_Q4_REGULARIZACION_DIANA_PEDIATRICO_v2%20-RESTANDO.xlsx'#SLIDE_REFUERZO.N6]" table:style-name="ce7">
            <text:p>46.595</text:p>
          </table:table-cell>
          <table:table-cell office:value-type="percentage" office:value="0.3055329696270262" table:formula="of:=['file://Nas12-03.sanidad.msc/desarrollo/GIV/11%20-%20Torre%20de%20Control/01.%20Informes%20reportados/20211223/20211223_Reporte_GIV_3DOSIS_INE20_Q4_REGULARIZACION_DIANA_PEDIATRICO_v2%20-RESTANDO.xlsx'#SLIDE_REFUERZO.O6]" table:style-name="ce47">
            <text:p>30,6%</text:p>
          </table:table-cell>
          <table:table-cell office:value-type="float" office:value="24675" table:formula="of:=['file://Nas12-03.sanidad.msc/desarrollo/GIV/11%20-%20Torre%20de%20Control/01.%20Informes%20reportados/20211223/20211223_Reporte_GIV_3DOSIS_INE20_Q4_REGULARIZACION_DIANA_PEDIATRICO_v2%20-RESTANDO.xlsx'#SLIDE_REFUERZO.Q6]" table:style-name="ce7">
            <text:p>24.675</text:p>
          </table:table-cell>
          <table:table-cell office:value-type="percentage" office:value="0.16417384130194679" table:formula="of:=['file://Nas12-03.sanidad.msc/desarrollo/GIV/11%20-%20Torre%20de%20Control/01.%20Informes%20reportados/20211223/20211223_Reporte_GIV_3DOSIS_INE20_Q4_REGULARIZACION_DIANA_PEDIATRICO_v2%20-RESTANDO.xlsx'#SLIDE_REFUERZO.R6]" table:style-name="ce47">
            <text:p>16,4%</text:p>
          </table:table-cell>
          <table:table-cell office:value-type="float" office:value="36009" table:formula="of:=['file://Nas12-03.sanidad.msc/desarrollo/GIV/11%20-%20Torre%20de%20Control/01.%20Informes%20reportados/20211223/20211223_Reporte_GIV_3DOSIS_INE20_Q4_REGULARIZACION_DIANA_PEDIATRICO_v2%20-RESTANDO.xlsx'#SLIDE_REFUERZO.T6]" table:style-name="ce7">
            <text:p>36.009</text:p>
          </table:table-cell>
          <table:table-cell office:value-type="percentage" office:value="0.79678268758436044" table:formula="of:=['file://Nas12-03.sanidad.msc/desarrollo/GIV/11%20-%20Torre%20de%20Control/01.%20Informes%20reportados/20211223/20211223_Reporte_GIV_3DOSIS_INE20_Q4_REGULARIZACION_DIANA_PEDIATRICO_v2%20-RESTANDO.xlsx'#SLIDE_REFUERZO.U6]" table:style-name="ce47">
            <text:p>79,7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08185" table:formula="of:=['file://Nas12-03.sanidad.msc/desarrollo/GIV/11%20-%20Torre%20de%20Control/01.%20Informes%20reportados/20211223/20211223_Reporte_GIV_3DOSIS_INE20_Q4_REGULARIZACION_DIANA_PEDIATRICO_v2%20-RESTANDO.xlsx'#SLIDE_REFUERZO.E7]" table:style-name="ce7">
            <text:p>108.185</text:p>
          </table:table-cell>
          <table:table-cell office:value-type="percentage" office:value="0.82972228826493444" table:formula="of:=['file://Nas12-03.sanidad.msc/desarrollo/GIV/11%20-%20Torre%20de%20Control/01.%20Informes%20reportados/20211223/20211223_Reporte_GIV_3DOSIS_INE20_Q4_REGULARIZACION_DIANA_PEDIATRICO_v2%20-RESTANDO.xlsx'#SLIDE_REFUERZO.F7]" table:style-name="ce47">
            <text:p>83,0%</text:p>
          </table:table-cell>
          <table:table-cell office:value-type="float" office:value="59011" table:formula="of:=['file://Nas12-03.sanidad.msc/desarrollo/GIV/11%20-%20Torre%20de%20Control/01.%20Informes%20reportados/20211223/20211223_Reporte_GIV_3DOSIS_INE20_Q4_REGULARIZACION_DIANA_PEDIATRICO_v2%20-RESTANDO.xlsx'#SLIDE_REFUERZO.H7]" table:style-name="ce7">
            <text:p>59.011</text:p>
          </table:table-cell>
          <table:table-cell office:value-type="percentage" office:value="0.53644412930438889" table:formula="of:=['file://Nas12-03.sanidad.msc/desarrollo/GIV/11%20-%20Torre%20de%20Control/01.%20Informes%20reportados/20211223/20211223_Reporte_GIV_3DOSIS_INE20_Q4_REGULARIZACION_DIANA_PEDIATRICO_v2%20-RESTANDO.xlsx'#SLIDE_REFUERZO.I7]" table:style-name="ce47">
            <text:p>53,6%</text:p>
          </table:table-cell>
          <table:table-cell office:value-type="float" office:value="15525" table:formula="of:=['file://Nas12-03.sanidad.msc/desarrollo/GIV/11%20-%20Torre%20de%20Control/01.%20Informes%20reportados/20211223/20211223_Reporte_GIV_3DOSIS_INE20_Q4_REGULARIZACION_DIANA_PEDIATRICO_v2%20-RESTANDO.xlsx'#SLIDE_REFUERZO.N7]" table:style-name="ce7">
            <text:p>15.525</text:p>
          </table:table-cell>
          <table:table-cell office:value-type="percentage" office:value="0.10318974283986149" table:formula="of:=['file://Nas12-03.sanidad.msc/desarrollo/GIV/11%20-%20Torre%20de%20Control/01.%20Informes%20reportados/20211223/20211223_Reporte_GIV_3DOSIS_INE20_Q4_REGULARIZACION_DIANA_PEDIATRICO_v2%20-RESTANDO.xlsx'#SLIDE_REFUERZO.O7]" table:style-name="ce47">
            <text:p>10,3%</text:p>
          </table:table-cell>
          <table:table-cell office:value-type="float" office:value="16328" table:formula="of:=['file://Nas12-03.sanidad.msc/desarrollo/GIV/11%20-%20Torre%20de%20Control/01.%20Informes%20reportados/20211223/20211223_Reporte_GIV_3DOSIS_INE20_Q4_REGULARIZACION_DIANA_PEDIATRICO_v2%20-RESTANDO.xlsx'#SLIDE_REFUERZO.Q7]" table:style-name="ce7">
            <text:p>16.328</text:p>
          </table:table-cell>
          <table:table-cell office:value-type="percentage" office:value="9.6732150050949081E-2" table:formula="of:=['file://Nas12-03.sanidad.msc/desarrollo/GIV/11%20-%20Torre%20de%20Control/01.%20Informes%20reportados/20211223/20211223_Reporte_GIV_3DOSIS_INE20_Q4_REGULARIZACION_DIANA_PEDIATRICO_v2%20-RESTANDO.xlsx'#SLIDE_REFUERZO.R7]" table:style-name="ce47">
            <text:p>9,7%</text:p>
          </table:table-cell>
          <table:table-cell office:value-type="float" office:value="20234" table:formula="of:=['file://Nas12-03.sanidad.msc/desarrollo/GIV/11%20-%20Torre%20de%20Control/01.%20Informes%20reportados/20211223/20211223_Reporte_GIV_3DOSIS_INE20_Q4_REGULARIZACION_DIANA_PEDIATRICO_v2%20-RESTANDO.xlsx'#SLIDE_REFUERZO.T7]" table:style-name="ce7">
            <text:p>20.234</text:p>
          </table:table-cell>
          <table:table-cell office:value-type="percentage" office:value="0.39756361135671481" table:formula="of:=['file://Nas12-03.sanidad.msc/desarrollo/GIV/11%20-%20Torre%20de%20Control/01.%20Informes%20reportados/20211223/20211223_Reporte_GIV_3DOSIS_INE20_Q4_REGULARIZACION_DIANA_PEDIATRICO_v2%20-RESTANDO.xlsx'#SLIDE_REFUERZO.U7]" table:style-name="ce47">
            <text:p>39,8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191723" table:formula="of:=['file://Nas12-03.sanidad.msc/desarrollo/GIV/11%20-%20Torre%20de%20Control/01.%20Informes%20reportados/20211223/20211223_Reporte_GIV_3DOSIS_INE20_Q4_REGULARIZACION_DIANA_PEDIATRICO_v2%20-RESTANDO.xlsx'#SLIDE_REFUERZO.E8]" table:style-name="ce7">
            <text:p>191.723</text:p>
          </table:table-cell>
          <table:table-cell office:value-type="percentage" office:value="0.78876606038664232" table:formula="of:=['file://Nas12-03.sanidad.msc/desarrollo/GIV/11%20-%20Torre%20de%20Control/01.%20Informes%20reportados/20211223/20211223_Reporte_GIV_3DOSIS_INE20_Q4_REGULARIZACION_DIANA_PEDIATRICO_v2%20-RESTANDO.xlsx'#SLIDE_REFUERZO.F8]" table:style-name="ce47">
            <text:p>78,9%</text:p>
          </table:table-cell>
          <table:table-cell office:value-type="float" office:value="121979" table:formula="of:=['file://Nas12-03.sanidad.msc/desarrollo/GIV/11%20-%20Torre%20de%20Control/01.%20Informes%20reportados/20211223/20211223_Reporte_GIV_3DOSIS_INE20_Q4_REGULARIZACION_DIANA_PEDIATRICO_v2%20-RESTANDO.xlsx'#SLIDE_REFUERZO.H8]" table:style-name="ce7">
            <text:p>121.979</text:p>
          </table:table-cell>
          <table:table-cell office:value-type="percentage" office:value="0.54995536479138674" table:formula="of:=['file://Nas12-03.sanidad.msc/desarrollo/GIV/11%20-%20Torre%20de%20Control/01.%20Informes%20reportados/20211223/20211223_Reporte_GIV_3DOSIS_INE20_Q4_REGULARIZACION_DIANA_PEDIATRICO_v2%20-RESTANDO.xlsx'#SLIDE_REFUERZO.I8]" table:style-name="ce47">
            <text:p>55,0%</text:p>
          </table:table-cell>
          <table:table-cell office:value-type="float" office:value="67555" table:formula="of:=['file://Nas12-03.sanidad.msc/desarrollo/GIV/11%20-%20Torre%20de%20Control/01.%20Informes%20reportados/20211223/20211223_Reporte_GIV_3DOSIS_INE20_Q4_REGULARIZACION_DIANA_PEDIATRICO_v2%20-RESTANDO.xlsx'#SLIDE_REFUERZO.N8]" table:style-name="ce7">
            <text:p>67.555</text:p>
          </table:table-cell>
          <table:table-cell office:value-type="percentage" office:value="0.21114962539734136" table:formula="of:=['file://Nas12-03.sanidad.msc/desarrollo/GIV/11%20-%20Torre%20de%20Control/01.%20Informes%20reportados/20211223/20211223_Reporte_GIV_3DOSIS_INE20_Q4_REGULARIZACION_DIANA_PEDIATRICO_v2%20-RESTANDO.xlsx'#SLIDE_REFUERZO.O8]" table:style-name="ce47">
            <text:p>21,1%</text:p>
          </table:table-cell>
          <table:table-cell office:value-type="float" office:value="45230" table:formula="of:=['file://Nas12-03.sanidad.msc/desarrollo/GIV/11%20-%20Torre%20de%20Control/01.%20Informes%20reportados/20211223/20211223_Reporte_GIV_3DOSIS_INE20_Q4_REGULARIZACION_DIANA_PEDIATRICO_v2%20-RESTANDO.xlsx'#SLIDE_REFUERZO.Q8]" table:style-name="ce7">
            <text:p>45.230</text:p>
          </table:table-cell>
          <table:table-cell office:value-type="percentage" office:value="0.14293885832208805" table:formula="of:=['file://Nas12-03.sanidad.msc/desarrollo/GIV/11%20-%20Torre%20de%20Control/01.%20Informes%20reportados/20211223/20211223_Reporte_GIV_3DOSIS_INE20_Q4_REGULARIZACION_DIANA_PEDIATRICO_v2%20-RESTANDO.xlsx'#SLIDE_REFUERZO.R8]" table:style-name="ce47">
            <text:p>14,3%</text:p>
          </table:table-cell>
          <table:table-cell office:value-type="float" office:value="72516" table:formula="of:=['file://Nas12-03.sanidad.msc/desarrollo/GIV/11%20-%20Torre%20de%20Control/01.%20Informes%20reportados/20211223/20211223_Reporte_GIV_3DOSIS_INE20_Q4_REGULARIZACION_DIANA_PEDIATRICO_v2%20-RESTANDO.xlsx'#SLIDE_REFUERZO.T8]" table:style-name="ce7">
            <text:p>72.516</text:p>
          </table:table-cell>
          <table:table-cell office:value-type="percentage" office:value="0.5407364323743904" table:formula="of:=['file://Nas12-03.sanidad.msc/desarrollo/GIV/11%20-%20Torre%20de%20Control/01.%20Informes%20reportados/20211223/20211223_Reporte_GIV_3DOSIS_INE20_Q4_REGULARIZACION_DIANA_PEDIATRICO_v2%20-RESTANDO.xlsx'#SLIDE_REFUERZO.U8]" table:style-name="ce47">
            <text:p>54,1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86947" table:formula="of:=['file://Nas12-03.sanidad.msc/desarrollo/GIV/11%20-%20Torre%20de%20Control/01.%20Informes%20reportados/20211223/20211223_Reporte_GIV_3DOSIS_INE20_Q4_REGULARIZACION_DIANA_PEDIATRICO_v2%20-RESTANDO.xlsx'#SLIDE_REFUERZO.E9]" table:style-name="ce7">
            <text:p>86.947</text:p>
          </table:table-cell>
          <table:table-cell office:value-type="percentage" office:value="0.886716638621182" table:formula="of:=['file://Nas12-03.sanidad.msc/desarrollo/GIV/11%20-%20Torre%20de%20Control/01.%20Informes%20reportados/20211223/20211223_Reporte_GIV_3DOSIS_INE20_Q4_REGULARIZACION_DIANA_PEDIATRICO_v2%20-RESTANDO.xlsx'#SLIDE_REFUERZO.F9]" table:style-name="ce47">
            <text:p>88,7%</text:p>
          </table:table-cell>
          <table:table-cell office:value-type="float" office:value="48198" table:formula="of:=['file://Nas12-03.sanidad.msc/desarrollo/GIV/11%20-%20Torre%20de%20Control/01.%20Informes%20reportados/20211223/20211223_Reporte_GIV_3DOSIS_INE20_Q4_REGULARIZACION_DIANA_PEDIATRICO_v2%20-RESTANDO.xlsx'#SLIDE_REFUERZO.H9]" table:style-name="ce7">
            <text:p>48.198</text:p>
          </table:table-cell>
          <table:table-cell office:value-type="percentage" office:value="0.63154170706779533" table:formula="of:=['file://Nas12-03.sanidad.msc/desarrollo/GIV/11%20-%20Torre%20de%20Control/01.%20Informes%20reportados/20211223/20211223_Reporte_GIV_3DOSIS_INE20_Q4_REGULARIZACION_DIANA_PEDIATRICO_v2%20-RESTANDO.xlsx'#SLIDE_REFUERZO.I9]" table:style-name="ce47">
            <text:p>63,2%</text:p>
          </table:table-cell>
          <table:table-cell office:value-type="float" office:value="11453" table:formula="of:=['file://Nas12-03.sanidad.msc/desarrollo/GIV/11%20-%20Torre%20de%20Control/01.%20Informes%20reportados/20211223/20211223_Reporte_GIV_3DOSIS_INE20_Q4_REGULARIZACION_DIANA_PEDIATRICO_v2%20-RESTANDO.xlsx'#SLIDE_REFUERZO.N9]" table:style-name="ce7">
            <text:p>11.453</text:p>
          </table:table-cell>
          <table:table-cell office:value-type="percentage" office:value="0.13627709954546535" table:formula="of:=['file://Nas12-03.sanidad.msc/desarrollo/GIV/11%20-%20Torre%20de%20Control/01.%20Informes%20reportados/20211223/20211223_Reporte_GIV_3DOSIS_INE20_Q4_REGULARIZACION_DIANA_PEDIATRICO_v2%20-RESTANDO.xlsx'#SLIDE_REFUERZO.O9]" table:style-name="ce47">
            <text:p>13,6%</text:p>
          </table:table-cell>
          <table:table-cell office:value-type="float" office:value="11820" table:formula="of:=['file://Nas12-03.sanidad.msc/desarrollo/GIV/11%20-%20Torre%20de%20Control/01.%20Informes%20reportados/20211223/20211223_Reporte_GIV_3DOSIS_INE20_Q4_REGULARIZACION_DIANA_PEDIATRICO_v2%20-RESTANDO.xlsx'#SLIDE_REFUERZO.Q9]" table:style-name="ce7">
            <text:p>11.820</text:p>
          </table:table-cell>
          <table:table-cell office:value-type="percentage" office:value="0.1351753162096018" table:formula="of:=['file://Nas12-03.sanidad.msc/desarrollo/GIV/11%20-%20Torre%20de%20Control/01.%20Informes%20reportados/20211223/20211223_Reporte_GIV_3DOSIS_INE20_Q4_REGULARIZACION_DIANA_PEDIATRICO_v2%20-RESTANDO.xlsx'#SLIDE_REFUERZO.R9]" table:style-name="ce47">
            <text:p>13,5%</text:p>
          </table:table-cell>
          <table:table-cell office:value-type="float" office:value="15344" table:formula="of:=['file://Nas12-03.sanidad.msc/desarrollo/GIV/11%20-%20Torre%20de%20Control/01.%20Informes%20reportados/20211223/20211223_Reporte_GIV_3DOSIS_INE20_Q4_REGULARIZACION_DIANA_PEDIATRICO_v2%20-RESTANDO.xlsx'#SLIDE_REFUERZO.T9]" table:style-name="ce7">
            <text:p>15.344</text:p>
          </table:table-cell>
          <table:table-cell office:value-type="percentage" office:value="0.7239101717305152" table:formula="of:=['file://Nas12-03.sanidad.msc/desarrollo/GIV/11%20-%20Torre%20de%20Control/01.%20Informes%20reportados/20211223/20211223_Reporte_GIV_3DOSIS_INE20_Q4_REGULARIZACION_DIANA_PEDIATRICO_v2%20-RESTANDO.xlsx'#SLIDE_REFUERZO.U9]" table:style-name="ce47">
            <text:p>72,4%</text:p>
          </table:table-cell>
          <table:table-cell table:number-columns-repeated="16373"/>
        </table:table-row>
        <table:table-row table:style-name="ro13">
          <table:table-cell office:value-type="string" table:style-name="ce62">
            <text:p>Castilla y León<text:s/></text:p>
          </table:table-cell>
          <table:table-cell office:value-type="float" office:value="437334" table:formula="of:=['file://Nas12-03.sanidad.msc/desarrollo/GIV/11%20-%20Torre%20de%20Control/01.%20Informes%20reportados/20211223/20211223_Reporte_GIV_3DOSIS_INE20_Q4_REGULARIZACION_DIANA_PEDIATRICO_v2%20-RESTANDO.xlsx'#SLIDE_REFUERZO.E10]" table:style-name="ce7">
            <text:p>437.334</text:p>
          </table:table-cell>
          <table:table-cell office:value-type="percentage" office:value="0.91489023425896099" table:formula="of:=['file://Nas12-03.sanidad.msc/desarrollo/GIV/11%20-%20Torre%20de%20Control/01.%20Informes%20reportados/20211223/20211223_Reporte_GIV_3DOSIS_INE20_Q4_REGULARIZACION_DIANA_PEDIATRICO_v2%20-RESTANDO.xlsx'#SLIDE_REFUERZO.F10]" table:style-name="ce47">
            <text:p>91,5%</text:p>
          </table:table-cell>
          <table:table-cell office:value-type="float" office:value="268610" table:formula="of:=['file://Nas12-03.sanidad.msc/desarrollo/GIV/11%20-%20Torre%20de%20Control/01.%20Informes%20reportados/20211223/20211223_Reporte_GIV_3DOSIS_INE20_Q4_REGULARIZACION_DIANA_PEDIATRICO_v2%20-RESTANDO.xlsx'#SLIDE_REFUERZO.H10]" table:style-name="ce7">
            <text:p>268.610</text:p>
          </table:table-cell>
          <table:table-cell office:value-type="percentage" office:value="0.83619473957830703" table:formula="of:=['file://Nas12-03.sanidad.msc/desarrollo/GIV/11%20-%20Torre%20de%20Control/01.%20Informes%20reportados/20211223/20211223_Reporte_GIV_3DOSIS_INE20_Q4_REGULARIZACION_DIANA_PEDIATRICO_v2%20-RESTANDO.xlsx'#SLIDE_REFUERZO.I10]" table:style-name="ce47">
            <text:p>83,6%</text:p>
          </table:table-cell>
          <table:table-cell office:value-type="float" office:value="77631" table:formula="of:=['file://Nas12-03.sanidad.msc/desarrollo/GIV/11%20-%20Torre%20de%20Control/01.%20Informes%20reportados/20211223/20211223_Reporte_GIV_3DOSIS_INE20_Q4_REGULARIZACION_DIANA_PEDIATRICO_v2%20-RESTANDO.xlsx'#SLIDE_REFUERZO.N10]" table:style-name="ce7">
            <text:p>77.631</text:p>
          </table:table-cell>
          <table:table-cell office:value-type="percentage" office:value="0.221183543221836" table:formula="of:=['file://Nas12-03.sanidad.msc/desarrollo/GIV/11%20-%20Torre%20de%20Control/01.%20Informes%20reportados/20211223/20211223_Reporte_GIV_3DOSIS_INE20_Q4_REGULARIZACION_DIANA_PEDIATRICO_v2%20-RESTANDO.xlsx'#SLIDE_REFUERZO.O10]" table:style-name="ce47">
            <text:p>22,1%</text:p>
          </table:table-cell>
          <table:table-cell office:value-type="float" office:value="56548" table:formula="of:=['file://Nas12-03.sanidad.msc/desarrollo/GIV/11%20-%20Torre%20de%20Control/01.%20Informes%20reportados/20211223/20211223_Reporte_GIV_3DOSIS_INE20_Q4_REGULARIZACION_DIANA_PEDIATRICO_v2%20-RESTANDO.xlsx'#SLIDE_REFUERZO.Q10]" table:style-name="ce7">
            <text:p>56.548</text:p>
          </table:table-cell>
          <table:table-cell office:value-type="percentage" office:value="0.17738323033972209" table:formula="of:=['file://Nas12-03.sanidad.msc/desarrollo/GIV/11%20-%20Torre%20de%20Control/01.%20Informes%20reportados/20211223/20211223_Reporte_GIV_3DOSIS_INE20_Q4_REGULARIZACION_DIANA_PEDIATRICO_v2%20-RESTANDO.xlsx'#SLIDE_REFUERZO.R10]" table:style-name="ce47">
            <text:p>17,7%</text:p>
          </table:table-cell>
          <table:table-cell office:value-type="float" office:value="72314" table:formula="of:=['file://Nas12-03.sanidad.msc/desarrollo/GIV/11%20-%20Torre%20de%20Control/01.%20Informes%20reportados/20211223/20211223_Reporte_GIV_3DOSIS_INE20_Q4_REGULARIZACION_DIANA_PEDIATRICO_v2%20-RESTANDO.xlsx'#SLIDE_REFUERZO.T10]" table:style-name="ce7">
            <text:p>72.314</text:p>
          </table:table-cell>
          <table:table-cell office:value-type="percentage" office:value="0.75669962852508765" table:formula="of:=['file://Nas12-03.sanidad.msc/desarrollo/GIV/11%20-%20Torre%20de%20Control/01.%20Informes%20reportados/20211223/20211223_Reporte_GIV_3DOSIS_INE20_Q4_REGULARIZACION_DIANA_PEDIATRICO_v2%20-RESTANDO.xlsx'#SLIDE_REFUERZO.U10]" table:style-name="ce47">
            <text:p>75,7%</text:p>
          </table:table-cell>
          <table:table-cell table:number-columns-repeated="16373"/>
        </table:table-row>
        <table:table-row table:style-name="ro13">
          <table:table-cell office:value-type="string" table:style-name="ce62">
            <text:p>Castilla - La Mancha</text:p>
          </table:table-cell>
          <table:table-cell office:value-type="float" office:value="262691" table:formula="of:=['file://Nas12-03.sanidad.msc/desarrollo/GIV/11%20-%20Torre%20de%20Control/01.%20Informes%20reportados/20211223/20211223_Reporte_GIV_3DOSIS_INE20_Q4_REGULARIZACION_DIANA_PEDIATRICO_v2%20-RESTANDO.xlsx'#SLIDE_REFUERZO.E11]" table:style-name="ce7">
            <text:p>262.691</text:p>
          </table:table-cell>
          <table:table-cell office:value-type="percentage" office:value="0.88926013188717823" table:formula="of:=['file://Nas12-03.sanidad.msc/desarrollo/GIV/11%20-%20Torre%20de%20Control/01.%20Informes%20reportados/20211223/20211223_Reporte_GIV_3DOSIS_INE20_Q4_REGULARIZACION_DIANA_PEDIATRICO_v2%20-RESTANDO.xlsx'#SLIDE_REFUERZO.F11]" table:style-name="ce47">
            <text:p>88,9%</text:p>
          </table:table-cell>
          <table:table-cell office:value-type="float" office:value="157909" table:formula="of:=['file://Nas12-03.sanidad.msc/desarrollo/GIV/11%20-%20Torre%20de%20Control/01.%20Informes%20reportados/20211223/20211223_Reporte_GIV_3DOSIS_INE20_Q4_REGULARIZACION_DIANA_PEDIATRICO_v2%20-RESTANDO.xlsx'#SLIDE_REFUERZO.H11]" table:style-name="ce7">
            <text:p>157.909</text:p>
          </table:table-cell>
          <table:table-cell office:value-type="percentage" office:value="0.73630636805759553" table:formula="of:=['file://Nas12-03.sanidad.msc/desarrollo/GIV/11%20-%20Torre%20de%20Control/01.%20Informes%20reportados/20211223/20211223_Reporte_GIV_3DOSIS_INE20_Q4_REGULARIZACION_DIANA_PEDIATRICO_v2%20-RESTANDO.xlsx'#SLIDE_REFUERZO.I11]" table:style-name="ce47">
            <text:p>73,6%</text:p>
          </table:table-cell>
          <table:table-cell office:value-type="float" office:value="52650" table:formula="of:=['file://Nas12-03.sanidad.msc/desarrollo/GIV/11%20-%20Torre%20de%20Control/01.%20Informes%20reportados/20211223/20211223_Reporte_GIV_3DOSIS_INE20_Q4_REGULARIZACION_DIANA_PEDIATRICO_v2%20-RESTANDO.xlsx'#SLIDE_REFUERZO.N11]" table:style-name="ce7">
            <text:p>52.650</text:p>
          </table:table-cell>
          <table:table-cell office:value-type="percentage" office:value="0.18858733223249433" table:formula="of:=['file://Nas12-03.sanidad.msc/desarrollo/GIV/11%20-%20Torre%20de%20Control/01.%20Informes%20reportados/20211223/20211223_Reporte_GIV_3DOSIS_INE20_Q4_REGULARIZACION_DIANA_PEDIATRICO_v2%20-RESTANDO.xlsx'#SLIDE_REFUERZO.O11]" table:style-name="ce47">
            <text:p>18,9%</text:p>
          </table:table-cell>
          <table:table-cell office:value-type="float" office:value="43895" table:formula="of:=['file://Nas12-03.sanidad.msc/desarrollo/GIV/11%20-%20Torre%20de%20Control/01.%20Informes%20reportados/20211223/20211223_Reporte_GIV_3DOSIS_INE20_Q4_REGULARIZACION_DIANA_PEDIATRICO_v2%20-RESTANDO.xlsx'#SLIDE_REFUERZO.Q11]" table:style-name="ce7">
            <text:p>43.895</text:p>
          </table:table-cell>
          <table:table-cell office:value-type="percentage" office:value="0.15757543122790013" table:formula="of:=['file://Nas12-03.sanidad.msc/desarrollo/GIV/11%20-%20Torre%20de%20Control/01.%20Informes%20reportados/20211223/20211223_Reporte_GIV_3DOSIS_INE20_Q4_REGULARIZACION_DIANA_PEDIATRICO_v2%20-RESTANDO.xlsx'#SLIDE_REFUERZO.R11]" table:style-name="ce47">
            <text:p>15,8%</text:p>
          </table:table-cell>
          <table:table-cell office:value-type="float" office:value="55828" table:formula="of:=['file://Nas12-03.sanidad.msc/desarrollo/GIV/11%20-%20Torre%20de%20Control/01.%20Informes%20reportados/20211223/20211223_Reporte_GIV_3DOSIS_INE20_Q4_REGULARIZACION_DIANA_PEDIATRICO_v2%20-RESTANDO.xlsx'#SLIDE_REFUERZO.T11]" table:style-name="ce7">
            <text:p>55.828</text:p>
          </table:table-cell>
          <table:table-cell office:value-type="percentage" office:value="0.72260836925147875" table:formula="of:=['file://Nas12-03.sanidad.msc/desarrollo/GIV/11%20-%20Torre%20de%20Control/01.%20Informes%20reportados/20211223/20211223_Reporte_GIV_3DOSIS_INE20_Q4_REGULARIZACION_DIANA_PEDIATRICO_v2%20-RESTANDO.xlsx'#SLIDE_REFUERZO.U11]" table:style-name="ce47">
            <text:p>72,3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884272" table:formula="of:=['file://Nas12-03.sanidad.msc/desarrollo/GIV/11%20-%20Torre%20de%20Control/01.%20Informes%20reportados/20211223/20211223_Reporte_GIV_3DOSIS_INE20_Q4_REGULARIZACION_DIANA_PEDIATRICO_v2%20-RESTANDO.xlsx'#SLIDE_REFUERZO.E12]" table:style-name="ce7">
            <text:p>884.272</text:p>
          </table:table-cell>
          <table:table-cell office:value-type="percentage" office:value="0.82650430790339979" table:formula="of:=['file://Nas12-03.sanidad.msc/desarrollo/GIV/11%20-%20Torre%20de%20Control/01.%20Informes%20reportados/20211223/20211223_Reporte_GIV_3DOSIS_INE20_Q4_REGULARIZACION_DIANA_PEDIATRICO_v2%20-RESTANDO.xlsx'#SLIDE_REFUERZO.F12]" table:style-name="ce47">
            <text:p>82,7%</text:p>
          </table:table-cell>
          <table:table-cell office:value-type="float" office:value="520611" table:formula="of:=['file://Nas12-03.sanidad.msc/desarrollo/GIV/11%20-%20Torre%20de%20Control/01.%20Informes%20reportados/20211223/20211223_Reporte_GIV_3DOSIS_INE20_Q4_REGULARIZACION_DIANA_PEDIATRICO_v2%20-RESTANDO.xlsx'#SLIDE_REFUERZO.H12]" table:style-name="ce7">
            <text:p>520.611</text:p>
          </table:table-cell>
          <table:table-cell office:value-type="percentage" office:value="0.66408784244893482" table:formula="of:=['file://Nas12-03.sanidad.msc/desarrollo/GIV/11%20-%20Torre%20de%20Control/01.%20Informes%20reportados/20211223/20211223_Reporte_GIV_3DOSIS_INE20_Q4_REGULARIZACION_DIANA_PEDIATRICO_v2%20-RESTANDO.xlsx'#SLIDE_REFUERZO.I12]" table:style-name="ce47">
            <text:p>66,4%</text:p>
          </table:table-cell>
          <table:table-cell office:value-type="float" office:value="115092" table:formula="of:=['file://Nas12-03.sanidad.msc/desarrollo/GIV/11%20-%20Torre%20de%20Control/01.%20Informes%20reportados/20211223/20211223_Reporte_GIV_3DOSIS_INE20_Q4_REGULARIZACION_DIANA_PEDIATRICO_v2%20-RESTANDO.xlsx'#SLIDE_REFUERZO.N12]" table:style-name="ce7">
            <text:p>115.092</text:p>
          </table:table-cell>
          <table:table-cell office:value-type="percentage" office:value="0.11256855079678839" table:formula="of:=['file://Nas12-03.sanidad.msc/desarrollo/GIV/11%20-%20Torre%20de%20Control/01.%20Informes%20reportados/20211223/20211223_Reporte_GIV_3DOSIS_INE20_Q4_REGULARIZACION_DIANA_PEDIATRICO_v2%20-RESTANDO.xlsx'#SLIDE_REFUERZO.O12]" table:style-name="ce47">
            <text:p>11,3%</text:p>
          </table:table-cell>
          <table:table-cell office:value-type="float" office:value="135015" table:formula="of:=['file://Nas12-03.sanidad.msc/desarrollo/GIV/11%20-%20Torre%20de%20Control/01.%20Informes%20reportados/20211223/20211223_Reporte_GIV_3DOSIS_INE20_Q4_REGULARIZACION_DIANA_PEDIATRICO_v2%20-RESTANDO.xlsx'#SLIDE_REFUERZO.Q12]" table:style-name="ce7">
            <text:p>135.015</text:p>
          </table:table-cell>
          <table:table-cell office:value-type="percentage" office:value="0.11977559209143096" table:formula="of:=['file://Nas12-03.sanidad.msc/desarrollo/GIV/11%20-%20Torre%20de%20Control/01.%20Informes%20reportados/20211223/20211223_Reporte_GIV_3DOSIS_INE20_Q4_REGULARIZACION_DIANA_PEDIATRICO_v2%20-RESTANDO.xlsx'#SLIDE_REFUERZO.R12]" table:style-name="ce47">
            <text:p>12,0%</text:p>
          </table:table-cell>
          <table:table-cell office:value-type="float" office:value="143874" table:formula="of:=['file://Nas12-03.sanidad.msc/desarrollo/GIV/11%20-%20Torre%20de%20Control/01.%20Informes%20reportados/20211223/20211223_Reporte_GIV_3DOSIS_INE20_Q4_REGULARIZACION_DIANA_PEDIATRICO_v2%20-RESTANDO.xlsx'#SLIDE_REFUERZO.T12]" table:style-name="ce7">
            <text:p>143.874</text:p>
          </table:table-cell>
          <table:table-cell office:value-type="percentage" office:value="0.41455318707535915" table:formula="of:=['file://Nas12-03.sanidad.msc/desarrollo/GIV/11%20-%20Torre%20de%20Control/01.%20Informes%20reportados/20211223/20211223_Reporte_GIV_3DOSIS_INE20_Q4_REGULARIZACION_DIANA_PEDIATRICO_v2%20-RESTANDO.xlsx'#SLIDE_REFUERZO.U12]" table:style-name="ce47">
            <text:p>41,5%</text:p>
          </table:table-cell>
          <table:table-cell table:number-columns-repeated="16373"/>
        </table:table-row>
        <table:table-row table:style-name="ro13">
          <table:table-cell office:value-type="string" table:style-name="ce62">
            <text:p>C. Valenciana</text:p>
          </table:table-cell>
          <table:table-cell office:value-type="float" office:value="635492" table:formula="of:=['file://Nas12-03.sanidad.msc/desarrollo/GIV/11%20-%20Torre%20de%20Control/01.%20Informes%20reportados/20211223/20211223_Reporte_GIV_3DOSIS_INE20_Q4_REGULARIZACION_DIANA_PEDIATRICO_v2%20-RESTANDO.xlsx'#SLIDE_REFUERZO.E13]" table:style-name="ce7">
            <text:p>635.492</text:p>
          </table:table-cell>
          <table:table-cell office:value-type="percentage" office:value="0.87576277072503872" table:formula="of:=['file://Nas12-03.sanidad.msc/desarrollo/GIV/11%20-%20Torre%20de%20Control/01.%20Informes%20reportados/20211223/20211223_Reporte_GIV_3DOSIS_INE20_Q4_REGULARIZACION_DIANA_PEDIATRICO_v2%20-RESTANDO.xlsx'#SLIDE_REFUERZO.F13]" table:style-name="ce47">
            <text:p>87,6%</text:p>
          </table:table-cell>
          <table:table-cell office:value-type="float" office:value="347618" table:formula="of:=['file://Nas12-03.sanidad.msc/desarrollo/GIV/11%20-%20Torre%20de%20Control/01.%20Informes%20reportados/20211223/20211223_Reporte_GIV_3DOSIS_INE20_Q4_REGULARIZACION_DIANA_PEDIATRICO_v2%20-RESTANDO.xlsx'#SLIDE_REFUERZO.H13]" table:style-name="ce7">
            <text:p>347.618</text:p>
          </table:table-cell>
          <table:table-cell office:value-type="percentage" office:value="0.61944338516477837" table:formula="of:=['file://Nas12-03.sanidad.msc/desarrollo/GIV/11%20-%20Torre%20de%20Control/01.%20Informes%20reportados/20211223/20211223_Reporte_GIV_3DOSIS_INE20_Q4_REGULARIZACION_DIANA_PEDIATRICO_v2%20-RESTANDO.xlsx'#SLIDE_REFUERZO.I13]" table:style-name="ce47">
            <text:p>61,9%</text:p>
          </table:table-cell>
          <table:table-cell office:value-type="float" office:value="118290" table:formula="of:=['file://Nas12-03.sanidad.msc/desarrollo/GIV/11%20-%20Torre%20de%20Control/01.%20Informes%20reportados/20211223/20211223_Reporte_GIV_3DOSIS_INE20_Q4_REGULARIZACION_DIANA_PEDIATRICO_v2%20-RESTANDO.xlsx'#SLIDE_REFUERZO.N13]" table:style-name="ce7">
            <text:p>118.290</text:p>
          </table:table-cell>
          <table:table-cell office:value-type="percentage" office:value="0.16623079506633634" table:formula="of:=['file://Nas12-03.sanidad.msc/desarrollo/GIV/11%20-%20Torre%20de%20Control/01.%20Informes%20reportados/20211223/20211223_Reporte_GIV_3DOSIS_INE20_Q4_REGULARIZACION_DIANA_PEDIATRICO_v2%20-RESTANDO.xlsx'#SLIDE_REFUERZO.O13]" table:style-name="ce47">
            <text:p>16,6%</text:p>
          </table:table-cell>
          <table:table-cell office:value-type="float" office:value="87763" table:formula="of:=['file://Nas12-03.sanidad.msc/desarrollo/GIV/11%20-%20Torre%20de%20Control/01.%20Informes%20reportados/20211223/20211223_Reporte_GIV_3DOSIS_INE20_Q4_REGULARIZACION_DIANA_PEDIATRICO_v2%20-RESTANDO.xlsx'#SLIDE_REFUERZO.Q13]" table:style-name="ce7">
            <text:p>87.763</text:p>
          </table:table-cell>
          <table:table-cell office:value-type="percentage" office:value="0.11694934677973871" table:formula="of:=['file://Nas12-03.sanidad.msc/desarrollo/GIV/11%20-%20Torre%20de%20Control/01.%20Informes%20reportados/20211223/20211223_Reporte_GIV_3DOSIS_INE20_Q4_REGULARIZACION_DIANA_PEDIATRICO_v2%20-RESTANDO.xlsx'#SLIDE_REFUERZO.R13]" table:style-name="ce47">
            <text:p>11,7%</text:p>
          </table:table-cell>
          <table:table-cell office:value-type="float" office:value="141656" table:formula="of:=['file://Nas12-03.sanidad.msc/desarrollo/GIV/11%20-%20Torre%20de%20Control/01.%20Informes%20reportados/20211223/20211223_Reporte_GIV_3DOSIS_INE20_Q4_REGULARIZACION_DIANA_PEDIATRICO_v2%20-RESTANDO.xlsx'#SLIDE_REFUERZO.T13]" table:style-name="ce7">
            <text:p>141.656</text:p>
          </table:table-cell>
          <table:table-cell office:value-type="percentage" office:value="0.6715559622067252" table:formula="of:=['file://Nas12-03.sanidad.msc/desarrollo/GIV/11%20-%20Torre%20de%20Control/01.%20Informes%20reportados/20211223/20211223_Reporte_GIV_3DOSIS_INE20_Q4_REGULARIZACION_DIANA_PEDIATRICO_v2%20-RESTANDO.xlsx'#SLIDE_REFUERZO.U13]" table:style-name="ce47">
            <text:p>67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0425" table:formula="of:=['file://Nas12-03.sanidad.msc/desarrollo/GIV/11%20-%20Torre%20de%20Control/01.%20Informes%20reportados/20211223/20211223_Reporte_GIV_3DOSIS_INE20_Q4_REGULARIZACION_DIANA_PEDIATRICO_v2%20-RESTANDO.xlsx'#SLIDE_REFUERZO.E14]" table:style-name="ce7">
            <text:p>150.425</text:p>
          </table:table-cell>
          <table:table-cell office:value-type="percentage" office:value="0.86838428855124006" table:formula="of:=['file://Nas12-03.sanidad.msc/desarrollo/GIV/11%20-%20Torre%20de%20Control/01.%20Informes%20reportados/20211223/20211223_Reporte_GIV_3DOSIS_INE20_Q4_REGULARIZACION_DIANA_PEDIATRICO_v2%20-RESTANDO.xlsx'#SLIDE_REFUERZO.F14]" table:style-name="ce47">
            <text:p>86,8%</text:p>
          </table:table-cell>
          <table:table-cell office:value-type="float" office:value="102335" table:formula="of:=['file://Nas12-03.sanidad.msc/desarrollo/GIV/11%20-%20Torre%20de%20Control/01.%20Informes%20reportados/20211223/20211223_Reporte_GIV_3DOSIS_INE20_Q4_REGULARIZACION_DIANA_PEDIATRICO_v2%20-RESTANDO.xlsx'#SLIDE_REFUERZO.H14]" table:style-name="ce7">
            <text:p>102.335</text:p>
          </table:table-cell>
          <table:table-cell office:value-type="percentage" office:value="0.78323995836394811" table:formula="of:=['file://Nas12-03.sanidad.msc/desarrollo/GIV/11%20-%20Torre%20de%20Control/01.%20Informes%20reportados/20211223/20211223_Reporte_GIV_3DOSIS_INE20_Q4_REGULARIZACION_DIANA_PEDIATRICO_v2%20-RESTANDO.xlsx'#SLIDE_REFUERZO.I14]" table:style-name="ce47">
            <text:p>78,3%</text:p>
          </table:table-cell>
          <table:table-cell office:value-type="float" office:value="32642" table:formula="of:=['file://Nas12-03.sanidad.msc/desarrollo/GIV/11%20-%20Torre%20de%20Control/01.%20Informes%20reportados/20211223/20211223_Reporte_GIV_3DOSIS_INE20_Q4_REGULARIZACION_DIANA_PEDIATRICO_v2%20-RESTANDO.xlsx'#SLIDE_REFUERZO.N14]" table:style-name="ce7">
            <text:p>32.642</text:p>
          </table:table-cell>
          <table:table-cell office:value-type="percentage" office:value="0.20315796680213852" table:formula="of:=['file://Nas12-03.sanidad.msc/desarrollo/GIV/11%20-%20Torre%20de%20Control/01.%20Informes%20reportados/20211223/20211223_Reporte_GIV_3DOSIS_INE20_Q4_REGULARIZACION_DIANA_PEDIATRICO_v2%20-RESTANDO.xlsx'#SLIDE_REFUERZO.O14]" table:style-name="ce47">
            <text:p>20,3%</text:p>
          </table:table-cell>
          <table:table-cell office:value-type="float" office:value="21502" table:formula="of:=['file://Nas12-03.sanidad.msc/desarrollo/GIV/11%20-%20Torre%20de%20Control/01.%20Informes%20reportados/20211223/20211223_Reporte_GIV_3DOSIS_INE20_Q4_REGULARIZACION_DIANA_PEDIATRICO_v2%20-RESTANDO.xlsx'#SLIDE_REFUERZO.Q14]" table:style-name="ce7">
            <text:p>21.502</text:p>
          </table:table-cell>
          <table:table-cell office:value-type="percentage" office:value="0.14827431645002243" table:formula="of:=['file://Nas12-03.sanidad.msc/desarrollo/GIV/11%20-%20Torre%20de%20Control/01.%20Informes%20reportados/20211223/20211223_Reporte_GIV_3DOSIS_INE20_Q4_REGULARIZACION_DIANA_PEDIATRICO_v2%20-RESTANDO.xlsx'#SLIDE_REFUERZO.R14]" table:style-name="ce47">
            <text:p>14,8%</text:p>
          </table:table-cell>
          <table:table-cell office:value-type="float" office:value="30594" table:formula="of:=['file://Nas12-03.sanidad.msc/desarrollo/GIV/11%20-%20Torre%20de%20Control/01.%20Informes%20reportados/20211223/20211223_Reporte_GIV_3DOSIS_INE20_Q4_REGULARIZACION_DIANA_PEDIATRICO_v2%20-RESTANDO.xlsx'#SLIDE_REFUERZO.T14]" table:style-name="ce7">
            <text:p>30.594</text:p>
          </table:table-cell>
          <table:table-cell office:value-type="percentage" office:value="0.76742085988060005" table:formula="of:=['file://Nas12-03.sanidad.msc/desarrollo/GIV/11%20-%20Torre%20de%20Control/01.%20Informes%20reportados/20211223/20211223_Reporte_GIV_3DOSIS_INE20_Q4_REGULARIZACION_DIANA_PEDIATRICO_v2%20-RESTANDO.xlsx'#SLIDE_REFUERZO.U14]" table:style-name="ce47">
            <text:p>76,7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492094" table:formula="of:=['file://Nas12-03.sanidad.msc/desarrollo/GIV/11%20-%20Torre%20de%20Control/01.%20Informes%20reportados/20211223/20211223_Reporte_GIV_3DOSIS_INE20_Q4_REGULARIZACION_DIANA_PEDIATRICO_v2%20-RESTANDO.xlsx'#SLIDE_REFUERZO.E15]" table:style-name="ce7">
            <text:p>492.094</text:p>
          </table:table-cell>
          <table:table-cell office:value-type="percentage" office:value="0.92569691474492699" table:formula="of:=['file://Nas12-03.sanidad.msc/desarrollo/GIV/11%20-%20Torre%20de%20Control/01.%20Informes%20reportados/20211223/20211223_Reporte_GIV_3DOSIS_INE20_Q4_REGULARIZACION_DIANA_PEDIATRICO_v2%20-RESTANDO.xlsx'#SLIDE_REFUERZO.F15]" table:style-name="ce47">
            <text:p>92,6%</text:p>
          </table:table-cell>
          <table:table-cell office:value-type="float" office:value="318821" table:formula="of:=['file://Nas12-03.sanidad.msc/desarrollo/GIV/11%20-%20Torre%20de%20Control/01.%20Informes%20reportados/20211223/20211223_Reporte_GIV_3DOSIS_INE20_Q4_REGULARIZACION_DIANA_PEDIATRICO_v2%20-RESTANDO.xlsx'#SLIDE_REFUERZO.H15]" table:style-name="ce7">
            <text:p>318.821</text:p>
          </table:table-cell>
          <table:table-cell office:value-type="percentage" office:value="0.9224130448619654" table:formula="of:=['file://Nas12-03.sanidad.msc/desarrollo/GIV/11%20-%20Torre%20de%20Control/01.%20Informes%20reportados/20211223/20211223_Reporte_GIV_3DOSIS_INE20_Q4_REGULARIZACION_DIANA_PEDIATRICO_v2%20-RESTANDO.xlsx'#SLIDE_REFUERZO.I15]" table:style-name="ce47">
            <text:p>92,2%</text:p>
          </table:table-cell>
          <table:table-cell office:value-type="float" office:value="304923" table:formula="of:=['file://Nas12-03.sanidad.msc/desarrollo/GIV/11%20-%20Torre%20de%20Control/01.%20Informes%20reportados/20211223/20211223_Reporte_GIV_3DOSIS_INE20_Q4_REGULARIZACION_DIANA_PEDIATRICO_v2%20-RESTANDO.xlsx'#SLIDE_REFUERZO.N15]" table:style-name="ce7">
            <text:p>304.923</text:p>
          </table:table-cell>
          <table:table-cell office:value-type="percentage" office:value="0.78215868748845707" table:formula="of:=['file://Nas12-03.sanidad.msc/desarrollo/GIV/11%20-%20Torre%20de%20Control/01.%20Informes%20reportados/20211223/20211223_Reporte_GIV_3DOSIS_INE20_Q4_REGULARIZACION_DIANA_PEDIATRICO_v2%20-RESTANDO.xlsx'#SLIDE_REFUERZO.O15]" table:style-name="ce47">
            <text:p>78,2%</text:p>
          </table:table-cell>
          <table:table-cell office:value-type="float" office:value="59029" table:formula="of:=['file://Nas12-03.sanidad.msc/desarrollo/GIV/11%20-%20Torre%20de%20Control/01.%20Informes%20reportados/20211223/20211223_Reporte_GIV_3DOSIS_INE20_Q4_REGULARIZACION_DIANA_PEDIATRICO_v2%20-RESTANDO.xlsx'#SLIDE_REFUERZO.Q15]" table:style-name="ce7">
            <text:p>59.029</text:p>
          </table:table-cell>
          <table:table-cell office:value-type="percentage" office:value="0.1451142643617126" table:formula="of:=['file://Nas12-03.sanidad.msc/desarrollo/GIV/11%20-%20Torre%20de%20Control/01.%20Informes%20reportados/20211223/20211223_Reporte_GIV_3DOSIS_INE20_Q4_REGULARIZACION_DIANA_PEDIATRICO_v2%20-RESTANDO.xlsx'#SLIDE_REFUERZO.R15]" table:style-name="ce47">
            <text:p>14,5%</text:p>
          </table:table-cell>
          <table:table-cell office:value-type="float" office:value="104705" table:formula="of:=['file://Nas12-03.sanidad.msc/desarrollo/GIV/11%20-%20Torre%20de%20Control/01.%20Informes%20reportados/20211223/20211223_Reporte_GIV_3DOSIS_INE20_Q4_REGULARIZACION_DIANA_PEDIATRICO_v2%20-RESTANDO.xlsx'#SLIDE_REFUERZO.T15]" table:style-name="ce7">
            <text:p>104.705</text:p>
          </table:table-cell>
          <table:table-cell office:value-type="percentage" office:value="0.84577978464744707" table:formula="of:=['file://Nas12-03.sanidad.msc/desarrollo/GIV/11%20-%20Torre%20de%20Control/01.%20Informes%20reportados/20211223/20211223_Reporte_GIV_3DOSIS_INE20_Q4_REGULARIZACION_DIANA_PEDIATRICO_v2%20-RESTANDO.xlsx'#SLIDE_REFUERZO.U15]" table:style-name="ce47">
            <text:p>84,6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3335" table:formula="of:=['file://Nas12-03.sanidad.msc/desarrollo/GIV/11%20-%20Torre%20de%20Control/01.%20Informes%20reportados/20211223/20211223_Reporte_GIV_3DOSIS_INE20_Q4_REGULARIZACION_DIANA_PEDIATRICO_v2%20-RESTANDO.xlsx'#SLIDE_REFUERZO.E16]" table:style-name="ce7">
            <text:p>43.335</text:p>
          </table:table-cell>
          <table:table-cell office:value-type="percentage" office:value="0.83684149544260777" table:formula="of:=['file://Nas12-03.sanidad.msc/desarrollo/GIV/11%20-%20Torre%20de%20Control/01.%20Informes%20reportados/20211223/20211223_Reporte_GIV_3DOSIS_INE20_Q4_REGULARIZACION_DIANA_PEDIATRICO_v2%20-RESTANDO.xlsx'#SLIDE_REFUERZO.F16]" table:style-name="ce47">
            <text:p>83,7%</text:p>
          </table:table-cell>
          <table:table-cell office:value-type="float" office:value="29443" table:formula="of:=['file://Nas12-03.sanidad.msc/desarrollo/GIV/11%20-%20Torre%20de%20Control/01.%20Informes%20reportados/20211223/20211223_Reporte_GIV_3DOSIS_INE20_Q4_REGULARIZACION_DIANA_PEDIATRICO_v2%20-RESTANDO.xlsx'#SLIDE_REFUERZO.H16]" table:style-name="ce7">
            <text:p>29.443</text:p>
          </table:table-cell>
          <table:table-cell office:value-type="percentage" office:value="0.79201075991930059" table:formula="of:=['file://Nas12-03.sanidad.msc/desarrollo/GIV/11%20-%20Torre%20de%20Control/01.%20Informes%20reportados/20211223/20211223_Reporte_GIV_3DOSIS_INE20_Q4_REGULARIZACION_DIANA_PEDIATRICO_v2%20-RESTANDO.xlsx'#SLIDE_REFUERZO.I16]" table:style-name="ce47">
            <text:p>79,2%</text:p>
          </table:table-cell>
          <table:table-cell office:value-type="float" office:value="8593" table:formula="of:=['file://Nas12-03.sanidad.msc/desarrollo/GIV/11%20-%20Torre%20de%20Control/01.%20Informes%20reportados/20211223/20211223_Reporte_GIV_3DOSIS_INE20_Q4_REGULARIZACION_DIANA_PEDIATRICO_v2%20-RESTANDO.xlsx'#SLIDE_REFUERZO.N16]" table:style-name="ce7">
            <text:p>8.593</text:p>
          </table:table-cell>
          <table:table-cell office:value-type="percentage" office:value="0.19124029110008234" table:formula="of:=['file://Nas12-03.sanidad.msc/desarrollo/GIV/11%20-%20Torre%20de%20Control/01.%20Informes%20reportados/20211223/20211223_Reporte_GIV_3DOSIS_INE20_Q4_REGULARIZACION_DIANA_PEDIATRICO_v2%20-RESTANDO.xlsx'#SLIDE_REFUERZO.O16]" table:style-name="ce47">
            <text:p>19,1%</text:p>
          </table:table-cell>
          <table:table-cell office:value-type="float" office:value="7931" table:formula="of:=['file://Nas12-03.sanidad.msc/desarrollo/GIV/11%20-%20Torre%20de%20Control/01.%20Informes%20reportados/20211223/20211223_Reporte_GIV_3DOSIS_INE20_Q4_REGULARIZACION_DIANA_PEDIATRICO_v2%20-RESTANDO.xlsx'#SLIDE_REFUERZO.Q16]" table:style-name="ce7">
            <text:p>7.931</text:p>
          </table:table-cell>
          <table:table-cell office:value-type="percentage" office:value="0.16824709900507012" table:formula="of:=['file://Nas12-03.sanidad.msc/desarrollo/GIV/11%20-%20Torre%20de%20Control/01.%20Informes%20reportados/20211223/20211223_Reporte_GIV_3DOSIS_INE20_Q4_REGULARIZACION_DIANA_PEDIATRICO_v2%20-RESTANDO.xlsx'#SLIDE_REFUERZO.R16]" table:style-name="ce47">
            <text:p>16,8%</text:p>
          </table:table-cell>
          <table:table-cell office:value-type="float" office:value="11278" table:formula="of:=['file://Nas12-03.sanidad.msc/desarrollo/GIV/11%20-%20Torre%20de%20Control/01.%20Informes%20reportados/20211223/20211223_Reporte_GIV_3DOSIS_INE20_Q4_REGULARIZACION_DIANA_PEDIATRICO_v2%20-RESTANDO.xlsx'#SLIDE_REFUERZO.T16]" table:style-name="ce7">
            <text:p>11.278</text:p>
          </table:table-cell>
          <table:table-cell office:value-type="percentage" office:value="0.79985815602836885" table:formula="of:=['file://Nas12-03.sanidad.msc/desarrollo/GIV/11%20-%20Torre%20de%20Control/01.%20Informes%20reportados/20211223/20211223_Reporte_GIV_3DOSIS_INE20_Q4_REGULARIZACION_DIANA_PEDIATRICO_v2%20-RESTANDO.xlsx'#SLIDE_REFUERZO.U16]" table:style-name="ce47">
            <text:p>80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09910" table:formula="of:=['file://Nas12-03.sanidad.msc/desarrollo/GIV/11%20-%20Torre%20de%20Control/01.%20Informes%20reportados/20211223/20211223_Reporte_GIV_3DOSIS_INE20_Q4_REGULARIZACION_DIANA_PEDIATRICO_v2%20-RESTANDO.xlsx'#SLIDE_REFUERZO.E17]" table:style-name="ce7">
            <text:p>709.910</text:p>
          </table:table-cell>
          <table:table-cell office:value-type="percentage" office:value="0.80465671939536554" table:formula="of:=['file://Nas12-03.sanidad.msc/desarrollo/GIV/11%20-%20Torre%20de%20Control/01.%20Informes%20reportados/20211223/20211223_Reporte_GIV_3DOSIS_INE20_Q4_REGULARIZACION_DIANA_PEDIATRICO_v2%20-RESTANDO.xlsx'#SLIDE_REFUERZO.F17]" table:style-name="ce47">
            <text:p>80,5%</text:p>
          </table:table-cell>
          <table:table-cell office:value-type="float" office:value="374830" table:formula="of:=['file://Nas12-03.sanidad.msc/desarrollo/GIV/11%20-%20Torre%20de%20Control/01.%20Informes%20reportados/20211223/20211223_Reporte_GIV_3DOSIS_INE20_Q4_REGULARIZACION_DIANA_PEDIATRICO_v2%20-RESTANDO.xlsx'#SLIDE_REFUERZO.H17]" table:style-name="ce7">
            <text:p>374.830</text:p>
          </table:table-cell>
          <table:table-cell office:value-type="percentage" office:value="0.55511784202622527" table:formula="of:=['file://Nas12-03.sanidad.msc/desarrollo/GIV/11%20-%20Torre%20de%20Control/01.%20Informes%20reportados/20211223/20211223_Reporte_GIV_3DOSIS_INE20_Q4_REGULARIZACION_DIANA_PEDIATRICO_v2%20-RESTANDO.xlsx'#SLIDE_REFUERZO.I17]" table:style-name="ce47">
            <text:p>55,5%</text:p>
          </table:table-cell>
          <table:table-cell office:value-type="float" office:value="199209" table:formula="of:=['file://Nas12-03.sanidad.msc/desarrollo/GIV/11%20-%20Torre%20de%20Control/01.%20Informes%20reportados/20211223/20211223_Reporte_GIV_3DOSIS_INE20_Q4_REGULARIZACION_DIANA_PEDIATRICO_v2%20-RESTANDO.xlsx'#SLIDE_REFUERZO.N17]" table:style-name="ce7">
            <text:p>199.209</text:p>
          </table:table-cell>
          <table:table-cell office:value-type="percentage" office:value="0.21256759813734319" table:formula="of:=['file://Nas12-03.sanidad.msc/desarrollo/GIV/11%20-%20Torre%20de%20Control/01.%20Informes%20reportados/20211223/20211223_Reporte_GIV_3DOSIS_INE20_Q4_REGULARIZACION_DIANA_PEDIATRICO_v2%20-RESTANDO.xlsx'#SLIDE_REFUERZO.O17]" table:style-name="ce47">
            <text:p>21,3%</text:p>
          </table:table-cell>
          <table:table-cell office:value-type="float" office:value="144495" table:formula="of:=['file://Nas12-03.sanidad.msc/desarrollo/GIV/11%20-%20Torre%20de%20Control/01.%20Informes%20reportados/20211223/20211223_Reporte_GIV_3DOSIS_INE20_Q4_REGULARIZACION_DIANA_PEDIATRICO_v2%20-RESTANDO.xlsx'#SLIDE_REFUERZO.Q17]" table:style-name="ce7">
            <text:p>144.495</text:p>
          </table:table-cell>
          <table:table-cell office:value-type="percentage" office:value="0.14138191168657335" table:formula="of:=['file://Nas12-03.sanidad.msc/desarrollo/GIV/11%20-%20Torre%20de%20Control/01.%20Informes%20reportados/20211223/20211223_Reporte_GIV_3DOSIS_INE20_Q4_REGULARIZACION_DIANA_PEDIATRICO_v2%20-RESTANDO.xlsx'#SLIDE_REFUERZO.R17]" table:style-name="ce47">
            <text:p>14,1%</text:p>
          </table:table-cell>
          <table:table-cell office:value-type="float" office:value="138957" table:formula="of:=['file://Nas12-03.sanidad.msc/desarrollo/GIV/11%20-%20Torre%20de%20Control/01.%20Informes%20reportados/20211223/20211223_Reporte_GIV_3DOSIS_INE20_Q4_REGULARIZACION_DIANA_PEDIATRICO_v2%20-RESTANDO.xlsx'#SLIDE_REFUERZO.T17]" table:style-name="ce7">
            <text:p>138.957</text:p>
          </table:table-cell>
          <table:table-cell office:value-type="percentage" office:value="0.58197740893842109" table:formula="of:=['file://Nas12-03.sanidad.msc/desarrollo/GIV/11%20-%20Torre%20de%20Control/01.%20Informes%20reportados/20211223/20211223_Reporte_GIV_3DOSIS_INE20_Q4_REGULARIZACION_DIANA_PEDIATRICO_v2%20-RESTANDO.xlsx'#SLIDE_REFUERZO.U17]" table:style-name="ce47">
            <text:p>58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47075" table:formula="of:=['file://Nas12-03.sanidad.msc/desarrollo/GIV/11%20-%20Torre%20de%20Control/01.%20Informes%20reportados/20211223/20211223_Reporte_GIV_3DOSIS_INE20_Q4_REGULARIZACION_DIANA_PEDIATRICO_v2%20-RESTANDO.xlsx'#SLIDE_REFUERZO.E18]" table:style-name="ce7">
            <text:p>147.075</text:p>
          </table:table-cell>
          <table:table-cell office:value-type="percentage" office:value="0.8350603264726757" table:formula="of:=['file://Nas12-03.sanidad.msc/desarrollo/GIV/11%20-%20Torre%20de%20Control/01.%20Informes%20reportados/20211223/20211223_Reporte_GIV_3DOSIS_INE20_Q4_REGULARIZACION_DIANA_PEDIATRICO_v2%20-RESTANDO.xlsx'#SLIDE_REFUERZO.F18]" table:style-name="ce47">
            <text:p>83,5%</text:p>
          </table:table-cell>
          <table:table-cell office:value-type="float" office:value="91879" table:formula="of:=['file://Nas12-03.sanidad.msc/desarrollo/GIV/11%20-%20Torre%20de%20Control/01.%20Informes%20reportados/20211223/20211223_Reporte_GIV_3DOSIS_INE20_Q4_REGULARIZACION_DIANA_PEDIATRICO_v2%20-RESTANDO.xlsx'#SLIDE_REFUERZO.H18]" table:style-name="ce7">
            <text:p>91.879</text:p>
          </table:table-cell>
          <table:table-cell office:value-type="percentage" office:value="0.63119315215300487" table:formula="of:=['file://Nas12-03.sanidad.msc/desarrollo/GIV/11%20-%20Torre%20de%20Control/01.%20Informes%20reportados/20211223/20211223_Reporte_GIV_3DOSIS_INE20_Q4_REGULARIZACION_DIANA_PEDIATRICO_v2%20-RESTANDO.xlsx'#SLIDE_REFUERZO.I18]" table:style-name="ce47">
            <text:p>63,1%</text:p>
          </table:table-cell>
          <table:table-cell office:value-type="float" office:value="26884" table:formula="of:=['file://Nas12-03.sanidad.msc/desarrollo/GIV/11%20-%20Torre%20de%20Control/01.%20Informes%20reportados/20211223/20211223_Reporte_GIV_3DOSIS_INE20_Q4_REGULARIZACION_DIANA_PEDIATRICO_v2%20-RESTANDO.xlsx'#SLIDE_REFUERZO.N18]" table:style-name="ce7">
            <text:p>26.884</text:p>
          </table:table-cell>
          <table:table-cell office:value-type="percentage" office:value="0.13008240229545795" table:formula="of:=['file://Nas12-03.sanidad.msc/desarrollo/GIV/11%20-%20Torre%20de%20Control/01.%20Informes%20reportados/20211223/20211223_Reporte_GIV_3DOSIS_INE20_Q4_REGULARIZACION_DIANA_PEDIATRICO_v2%20-RESTANDO.xlsx'#SLIDE_REFUERZO.O18]" table:style-name="ce47">
            <text:p>13,0%</text:p>
          </table:table-cell>
          <table:table-cell office:value-type="float" office:value="31342" table:formula="of:=['file://Nas12-03.sanidad.msc/desarrollo/GIV/11%20-%20Torre%20de%20Control/01.%20Informes%20reportados/20211223/20211223_Reporte_GIV_3DOSIS_INE20_Q4_REGULARIZACION_DIANA_PEDIATRICO_v2%20-RESTANDO.xlsx'#SLIDE_REFUERZO.Q18]" table:style-name="ce7">
            <text:p>31.342</text:p>
          </table:table-cell>
          <table:table-cell office:value-type="percentage" office:value="0.13603416696325488" table:formula="of:=['file://Nas12-03.sanidad.msc/desarrollo/GIV/11%20-%20Torre%20de%20Control/01.%20Informes%20reportados/20211223/20211223_Reporte_GIV_3DOSIS_INE20_Q4_REGULARIZACION_DIANA_PEDIATRICO_v2%20-RESTANDO.xlsx'#SLIDE_REFUERZO.R18]" table:style-name="ce47">
            <text:p>13,6%</text:p>
          </table:table-cell>
          <table:table-cell office:value-type="float" office:value="42580" table:formula="of:=['file://Nas12-03.sanidad.msc/desarrollo/GIV/11%20-%20Torre%20de%20Control/01.%20Informes%20reportados/20211223/20211223_Reporte_GIV_3DOSIS_INE20_Q4_REGULARIZACION_DIANA_PEDIATRICO_v2%20-RESTANDO.xlsx'#SLIDE_REFUERZO.T18]" table:style-name="ce7">
            <text:p>42.580</text:p>
          </table:table-cell>
          <table:table-cell office:value-type="percentage" office:value="0.63845738619324655" table:formula="of:=['file://Nas12-03.sanidad.msc/desarrollo/GIV/11%20-%20Torre%20de%20Control/01.%20Informes%20reportados/20211223/20211223_Reporte_GIV_3DOSIS_INE20_Q4_REGULARIZACION_DIANA_PEDIATRICO_v2%20-RESTANDO.xlsx'#SLIDE_REFUERZO.U18]" table:style-name="ce47">
            <text:p>63,8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0666" table:formula="of:=['file://Nas12-03.sanidad.msc/desarrollo/GIV/11%20-%20Torre%20de%20Control/01.%20Informes%20reportados/20211223/20211223_Reporte_GIV_3DOSIS_INE20_Q4_REGULARIZACION_DIANA_PEDIATRICO_v2%20-RESTANDO.xlsx'#SLIDE_REFUERZO.E19]" table:style-name="ce7">
            <text:p>90.666</text:p>
          </table:table-cell>
          <table:table-cell office:value-type="percentage" office:value="0.92534266847654134" table:formula="of:=['file://Nas12-03.sanidad.msc/desarrollo/GIV/11%20-%20Torre%20de%20Control/01.%20Informes%20reportados/20211223/20211223_Reporte_GIV_3DOSIS_INE20_Q4_REGULARIZACION_DIANA_PEDIATRICO_v2%20-RESTANDO.xlsx'#SLIDE_REFUERZO.F19]" table:style-name="ce47">
            <text:p>92,5%</text:p>
          </table:table-cell>
          <table:table-cell office:value-type="float" office:value="59630" table:formula="of:=['file://Nas12-03.sanidad.msc/desarrollo/GIV/11%20-%20Torre%20de%20Control/01.%20Informes%20reportados/20211223/20211223_Reporte_GIV_3DOSIS_INE20_Q4_REGULARIZACION_DIANA_PEDIATRICO_v2%20-RESTANDO.xlsx'#SLIDE_REFUERZO.H19]" table:style-name="ce7">
            <text:p>59.630</text:p>
          </table:table-cell>
          <table:table-cell office:value-type="percentage" office:value="0.84539590274331888" table:formula="of:=['file://Nas12-03.sanidad.msc/desarrollo/GIV/11%20-%20Torre%20de%20Control/01.%20Informes%20reportados/20211223/20211223_Reporte_GIV_3DOSIS_INE20_Q4_REGULARIZACION_DIANA_PEDIATRICO_v2%20-RESTANDO.xlsx'#SLIDE_REFUERZO.I19]" table:style-name="ce47">
            <text:p>84,5%</text:p>
          </table:table-cell>
          <table:table-cell office:value-type="float" office:value="16231" table:formula="of:=['file://Nas12-03.sanidad.msc/desarrollo/GIV/11%20-%20Torre%20de%20Control/01.%20Informes%20reportados/20211223/20211223_Reporte_GIV_3DOSIS_INE20_Q4_REGULARIZACION_DIANA_PEDIATRICO_v2%20-RESTANDO.xlsx'#SLIDE_REFUERZO.N19]" table:style-name="ce7">
            <text:p>16.231</text:p>
          </table:table-cell>
          <table:table-cell office:value-type="percentage" office:value="0.17706287908539511" table:formula="of:=['file://Nas12-03.sanidad.msc/desarrollo/GIV/11%20-%20Torre%20de%20Control/01.%20Informes%20reportados/20211223/20211223_Reporte_GIV_3DOSIS_INE20_Q4_REGULARIZACION_DIANA_PEDIATRICO_v2%20-RESTANDO.xlsx'#SLIDE_REFUERZO.O19]" table:style-name="ce47">
            <text:p>17,7%</text:p>
          </table:table-cell>
          <table:table-cell office:value-type="float" office:value="12847" table:formula="of:=['file://Nas12-03.sanidad.msc/desarrollo/GIV/11%20-%20Torre%20de%20Control/01.%20Informes%20reportados/20211223/20211223_Reporte_GIV_3DOSIS_INE20_Q4_REGULARIZACION_DIANA_PEDIATRICO_v2%20-RESTANDO.xlsx'#SLIDE_REFUERZO.Q19]" table:style-name="ce7">
            <text:p>12.847</text:p>
          </table:table-cell>
          <table:table-cell office:value-type="percentage" office:value="0.13495598462087946" table:formula="of:=['file://Nas12-03.sanidad.msc/desarrollo/GIV/11%20-%20Torre%20de%20Control/01.%20Informes%20reportados/20211223/20211223_Reporte_GIV_3DOSIS_INE20_Q4_REGULARIZACION_DIANA_PEDIATRICO_v2%20-RESTANDO.xlsx'#SLIDE_REFUERZO.R19]" table:style-name="ce47">
            <text:p>13,5%</text:p>
          </table:table-cell>
          <table:table-cell office:value-type="float" office:value="18375" table:formula="of:=['file://Nas12-03.sanidad.msc/desarrollo/GIV/11%20-%20Torre%20de%20Control/01.%20Informes%20reportados/20211223/20211223_Reporte_GIV_3DOSIS_INE20_Q4_REGULARIZACION_DIANA_PEDIATRICO_v2%20-RESTANDO.xlsx'#SLIDE_REFUERZO.T19]" table:style-name="ce7">
            <text:p>18.375</text:p>
          </table:table-cell>
          <table:table-cell office:value-type="percentage" office:value="0.7717021544664231" table:formula="of:=['file://Nas12-03.sanidad.msc/desarrollo/GIV/11%20-%20Torre%20de%20Control/01.%20Informes%20reportados/20211223/20211223_Reporte_GIV_3DOSIS_INE20_Q4_REGULARIZACION_DIANA_PEDIATRICO_v2%20-RESTANDO.xlsx'#SLIDE_REFUERZO.U19]" table:style-name="ce47">
            <text:p>77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25061" table:formula="of:=['file://Nas12-03.sanidad.msc/desarrollo/GIV/11%20-%20Torre%20de%20Control/01.%20Informes%20reportados/20211223/20211223_Reporte_GIV_3DOSIS_INE20_Q4_REGULARIZACION_DIANA_PEDIATRICO_v2%20-RESTANDO.xlsx'#SLIDE_REFUERZO.E20]" table:style-name="ce7">
            <text:p>325.061</text:p>
          </table:table-cell>
          <table:table-cell office:value-type="percentage" office:value="0.86844116012652817" table:formula="of:=['file://Nas12-03.sanidad.msc/desarrollo/GIV/11%20-%20Torre%20de%20Control/01.%20Informes%20reportados/20211223/20211223_Reporte_GIV_3DOSIS_INE20_Q4_REGULARIZACION_DIANA_PEDIATRICO_v2%20-RESTANDO.xlsx'#SLIDE_REFUERZO.F20]" table:style-name="ce47">
            <text:p>86,8%</text:p>
          </table:table-cell>
          <table:table-cell office:value-type="float" office:value="190572" table:formula="of:=['file://Nas12-03.sanidad.msc/desarrollo/GIV/11%20-%20Torre%20de%20Control/01.%20Informes%20reportados/20211223/20211223_Reporte_GIV_3DOSIS_INE20_Q4_REGULARIZACION_DIANA_PEDIATRICO_v2%20-RESTANDO.xlsx'#SLIDE_REFUERZO.H20]" table:style-name="ce7">
            <text:p>190.572</text:p>
          </table:table-cell>
          <table:table-cell office:value-type="percentage" office:value="0.70632711530835002" table:formula="of:=['file://Nas12-03.sanidad.msc/desarrollo/GIV/11%20-%20Torre%20de%20Control/01.%20Informes%20reportados/20211223/20211223_Reporte_GIV_3DOSIS_INE20_Q4_REGULARIZACION_DIANA_PEDIATRICO_v2%20-RESTANDO.xlsx'#SLIDE_REFUERZO.I20]" table:style-name="ce47">
            <text:p>70,6%</text:p>
          </table:table-cell>
          <table:table-cell office:value-type="float" office:value="68864" table:formula="of:=['file://Nas12-03.sanidad.msc/desarrollo/GIV/11%20-%20Torre%20de%20Control/01.%20Informes%20reportados/20211223/20211223_Reporte_GIV_3DOSIS_INE20_Q4_REGULARIZACION_DIANA_PEDIATRICO_v2%20-RESTANDO.xlsx'#SLIDE_REFUERZO.N20]" table:style-name="ce7">
            <text:p>68.864</text:p>
          </table:table-cell>
          <table:table-cell office:value-type="percentage" office:value="0.21418996046766964" table:formula="of:=['file://Nas12-03.sanidad.msc/desarrollo/GIV/11%20-%20Torre%20de%20Control/01.%20Informes%20reportados/20211223/20211223_Reporte_GIV_3DOSIS_INE20_Q4_REGULARIZACION_DIANA_PEDIATRICO_v2%20-RESTANDO.xlsx'#SLIDE_REFUERZO.O20]" table:style-name="ce47">
            <text:p>21,4%</text:p>
          </table:table-cell>
          <table:table-cell office:value-type="float" office:value="33534" table:formula="of:=['file://Nas12-03.sanidad.msc/desarrollo/GIV/11%20-%20Torre%20de%20Control/01.%20Informes%20reportados/20211223/20211223_Reporte_GIV_3DOSIS_INE20_Q4_REGULARIZACION_DIANA_PEDIATRICO_v2%20-RESTANDO.xlsx'#SLIDE_REFUERZO.Q20]" table:style-name="ce7">
            <text:p>33.534</text:p>
          </table:table-cell>
          <table:table-cell office:value-type="percentage" office:value="0.10525291584537545" table:formula="of:=['file://Nas12-03.sanidad.msc/desarrollo/GIV/11%20-%20Torre%20de%20Control/01.%20Informes%20reportados/20211223/20211223_Reporte_GIV_3DOSIS_INE20_Q4_REGULARIZACION_DIANA_PEDIATRICO_v2%20-RESTANDO.xlsx'#SLIDE_REFUERZO.R20]" table:style-name="ce47">
            <text:p>10,5%</text:p>
          </table:table-cell>
          <table:table-cell office:value-type="float" office:value="69660" table:formula="of:=['file://Nas12-03.sanidad.msc/desarrollo/GIV/11%20-%20Torre%20de%20Control/01.%20Informes%20reportados/20211223/20211223_Reporte_GIV_3DOSIS_INE20_Q4_REGULARIZACION_DIANA_PEDIATRICO_v2%20-RESTANDO.xlsx'#SLIDE_REFUERZO.T20]" table:style-name="ce7">
            <text:p>69.660</text:p>
          </table:table-cell>
          <table:table-cell office:value-type="percentage" office:value="0.70359372159263078" table:formula="of:=['file://Nas12-03.sanidad.msc/desarrollo/GIV/11%20-%20Torre%20de%20Control/01.%20Informes%20reportados/20211223/20211223_Reporte_GIV_3DOSIS_INE20_Q4_REGULARIZACION_DIANA_PEDIATRICO_v2%20-RESTANDO.xlsx'#SLIDE_REFUERZO.U20]" table:style-name="ce47">
            <text:p>70,4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4920" table:formula="of:=['file://Nas12-03.sanidad.msc/desarrollo/GIV/11%20-%20Torre%20de%20Control/01.%20Informes%20reportados/20211223/20211223_Reporte_GIV_3DOSIS_INE20_Q4_REGULARIZACION_DIANA_PEDIATRICO_v2%20-RESTANDO.xlsx'#SLIDE_REFUERZO.E21]" table:style-name="ce7">
            <text:p>4.920</text:p>
          </table:table-cell>
          <table:table-cell office:value-type="percentage" office:value="0.78985390913469256" table:formula="of:=['file://Nas12-03.sanidad.msc/desarrollo/GIV/11%20-%20Torre%20de%20Control/01.%20Informes%20reportados/20211223/20211223_Reporte_GIV_3DOSIS_INE20_Q4_REGULARIZACION_DIANA_PEDIATRICO_v2%20-RESTANDO.xlsx'#SLIDE_REFUERZO.F21]" table:style-name="ce47">
            <text:p>79,0%</text:p>
          </table:table-cell>
          <table:table-cell office:value-type="float" office:value="5252" table:formula="of:=['file://Nas12-03.sanidad.msc/desarrollo/GIV/11%20-%20Torre%20de%20Control/01.%20Informes%20reportados/20211223/20211223_Reporte_GIV_3DOSIS_INE20_Q4_REGULARIZACION_DIANA_PEDIATRICO_v2%20-RESTANDO.xlsx'#SLIDE_REFUERZO.H21]" table:style-name="ce7">
            <text:p>5.252</text:p>
          </table:table-cell>
          <table:table-cell office:value-type="percentage" office:value="0.69942735384205623" table:formula="of:=['file://Nas12-03.sanidad.msc/desarrollo/GIV/11%20-%20Torre%20de%20Control/01.%20Informes%20reportados/20211223/20211223_Reporte_GIV_3DOSIS_INE20_Q4_REGULARIZACION_DIANA_PEDIATRICO_v2%20-RESTANDO.xlsx'#SLIDE_REFUERZO.I21]" table:style-name="ce47">
            <text:p>69,9%</text:p>
          </table:table-cell>
          <table:table-cell office:value-type="float" office:value="1407" table:formula="of:=['file://Nas12-03.sanidad.msc/desarrollo/GIV/11%20-%20Torre%20de%20Control/01.%20Informes%20reportados/20211223/20211223_Reporte_GIV_3DOSIS_INE20_Q4_REGULARIZACION_DIANA_PEDIATRICO_v2%20-RESTANDO.xlsx'#SLIDE_REFUERZO.N21]" table:style-name="ce7">
            <text:p>1.407</text:p>
          </table:table-cell>
          <table:table-cell office:value-type="percentage" office:value="0.13412774070543373" table:formula="of:=['file://Nas12-03.sanidad.msc/desarrollo/GIV/11%20-%20Torre%20de%20Control/01.%20Informes%20reportados/20211223/20211223_Reporte_GIV_3DOSIS_INE20_Q4_REGULARIZACION_DIANA_PEDIATRICO_v2%20-RESTANDO.xlsx'#SLIDE_REFUERZO.O21]" table:style-name="ce47">
            <text:p>13,4%</text:p>
          </table:table-cell>
          <table:table-cell office:value-type="float" office:value="706" table:formula="of:=['file://Nas12-03.sanidad.msc/desarrollo/GIV/11%20-%20Torre%20de%20Control/01.%20Informes%20reportados/20211223/20211223_Reporte_GIV_3DOSIS_INE20_Q4_REGULARIZACION_DIANA_PEDIATRICO_v2%20-RESTANDO.xlsx'#SLIDE_REFUERZO.Q21]" table:style-name="ce7">
            <text:p>706</text:p>
          </table:table-cell>
          <table:table-cell office:value-type="percentage" office:value="6.4193489725404618E-2" table:formula="of:=['file://Nas12-03.sanidad.msc/desarrollo/GIV/11%20-%20Torre%20de%20Control/01.%20Informes%20reportados/20211223/20211223_Reporte_GIV_3DOSIS_INE20_Q4_REGULARIZACION_DIANA_PEDIATRICO_v2%20-RESTANDO.xlsx'#SLIDE_REFUERZO.R21]" table:style-name="ce47">
            <text:p>6,4%</text:p>
          </table:table-cell>
          <table:table-cell office:value-type="float" office:value="1230" table:formula="of:=['file://Nas12-03.sanidad.msc/desarrollo/GIV/11%20-%20Torre%20de%20Control/01.%20Informes%20reportados/20211223/20211223_Reporte_GIV_3DOSIS_INE20_Q4_REGULARIZACION_DIANA_PEDIATRICO_v2%20-RESTANDO.xlsx'#SLIDE_REFUERZO.T21]" table:style-name="ce7">
            <text:p>1.230</text:p>
          </table:table-cell>
          <table:table-cell office:value-type="percentage" office:value="0.33162577514154756" table:formula="of:=['file://Nas12-03.sanidad.msc/desarrollo/GIV/11%20-%20Torre%20de%20Control/01.%20Informes%20reportados/20211223/20211223_Reporte_GIV_3DOSIS_INE20_Q4_REGULARIZACION_DIANA_PEDIATRICO_v2%20-RESTANDO.xlsx'#SLIDE_REFUERZO.U21]" table:style-name="ce47">
            <text:p>33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3810" table:formula="of:=['file://Nas12-03.sanidad.msc/desarrollo/GIV/11%20-%20Torre%20de%20Control/01.%20Informes%20reportados/20211223/20211223_Reporte_GIV_3DOSIS_INE20_Q4_REGULARIZACION_DIANA_PEDIATRICO_v2%20-RESTANDO.xlsx'#SLIDE_REFUERZO.E22]" table:style-name="ce7">
            <text:p>3.810</text:p>
          </table:table-cell>
          <table:table-cell office:value-type="percentage" office:value="0.70660237388724034" table:formula="of:=['file://Nas12-03.sanidad.msc/desarrollo/GIV/11%20-%20Torre%20de%20Control/01.%20Informes%20reportados/20211223/20211223_Reporte_GIV_3DOSIS_INE20_Q4_REGULARIZACION_DIANA_PEDIATRICO_v2%20-RESTANDO.xlsx'#SLIDE_REFUERZO.F22]" table:style-name="ce47">
            <text:p>70,7%</text:p>
          </table:table-cell>
          <table:table-cell office:value-type="float" office:value="4353" table:formula="of:=['file://Nas12-03.sanidad.msc/desarrollo/GIV/11%20-%20Torre%20de%20Control/01.%20Informes%20reportados/20211223/20211223_Reporte_GIV_3DOSIS_INE20_Q4_REGULARIZACION_DIANA_PEDIATRICO_v2%20-RESTANDO.xlsx'#SLIDE_REFUERZO.H22]" table:style-name="ce7">
            <text:p>4.353</text:p>
          </table:table-cell>
          <table:table-cell office:value-type="percentage" office:value="0.59950420052334386" table:formula="of:=['file://Nas12-03.sanidad.msc/desarrollo/GIV/11%20-%20Torre%20de%20Control/01.%20Informes%20reportados/20211223/20211223_Reporte_GIV_3DOSIS_INE20_Q4_REGULARIZACION_DIANA_PEDIATRICO_v2%20-RESTANDO.xlsx'#SLIDE_REFUERZO.I22]" table:style-name="ce47">
            <text:p>60,0%</text:p>
          </table:table-cell>
          <table:table-cell office:value-type="float" office:value="3834" table:formula="of:=['file://Nas12-03.sanidad.msc/desarrollo/GIV/11%20-%20Torre%20de%20Control/01.%20Informes%20reportados/20211223/20211223_Reporte_GIV_3DOSIS_INE20_Q4_REGULARIZACION_DIANA_PEDIATRICO_v2%20-RESTANDO.xlsx'#SLIDE_REFUERZO.N22]" table:style-name="ce7">
            <text:p>3.834</text:p>
          </table:table-cell>
          <table:table-cell office:value-type="percentage" office:value="0.38967374733204596" table:formula="of:=['file://Nas12-03.sanidad.msc/desarrollo/GIV/11%20-%20Torre%20de%20Control/01.%20Informes%20reportados/20211223/20211223_Reporte_GIV_3DOSIS_INE20_Q4_REGULARIZACION_DIANA_PEDIATRICO_v2%20-RESTANDO.xlsx'#SLIDE_REFUERZO.O22]" table:style-name="ce47">
            <text:p>39,0%</text:p>
          </table:table-cell>
          <table:table-cell office:value-type="float" office:value="2086" table:formula="of:=['file://Nas12-03.sanidad.msc/desarrollo/GIV/11%20-%20Torre%20de%20Control/01.%20Informes%20reportados/20211223/20211223_Reporte_GIV_3DOSIS_INE20_Q4_REGULARIZACION_DIANA_PEDIATRICO_v2%20-RESTANDO.xlsx'#SLIDE_REFUERZO.Q22]" table:style-name="ce7">
            <text:p>2.086</text:p>
          </table:table-cell>
          <table:table-cell office:value-type="percentage" office:value="0.20268169452001555" table:formula="of:=['file://Nas12-03.sanidad.msc/desarrollo/GIV/11%20-%20Torre%20de%20Control/01.%20Informes%20reportados/20211223/20211223_Reporte_GIV_3DOSIS_INE20_Q4_REGULARIZACION_DIANA_PEDIATRICO_v2%20-RESTANDO.xlsx'#SLIDE_REFUERZO.R22]" table:style-name="ce47">
            <text:p>20,3%</text:p>
          </table:table-cell>
          <table:table-cell office:value-type="float" office:value="917" table:formula="of:=['file://Nas12-03.sanidad.msc/desarrollo/GIV/11%20-%20Torre%20de%20Control/01.%20Informes%20reportados/20211223/20211223_Reporte_GIV_3DOSIS_INE20_Q4_REGULARIZACION_DIANA_PEDIATRICO_v2%20-RESTANDO.xlsx'#SLIDE_REFUERZO.T22]" table:style-name="ce7">
            <text:p>917</text:p>
          </table:table-cell>
          <table:table-cell office:value-type="percentage" office:value="0.20468749999999999" table:formula="of:=['file://Nas12-03.sanidad.msc/desarrollo/GIV/11%20-%20Torre%20de%20Control/01.%20Informes%20reportados/20211223/20211223_Reporte_GIV_3DOSIS_INE20_Q4_REGULARIZACION_DIANA_PEDIATRICO_v2%20-RESTANDO.xlsx'#SLIDE_REFUERZO.U22]" table:style-name="ce47">
            <text:p>20,5%</text:p>
          </table:table-cell>
          <table:table-cell table:number-columns-repeated="16373"/>
        </table:table-row>
        <table:table-row table:style-name="ro13">
          <table:table-cell office:value-type="string" table:style-name="ce62">
            <text:p>Fuerzas Armadas</text:p>
          </table:table-cell>
          <table:table-cell office:value-type="float" office:value="10" table:formula="of:=['file://Nas12-03.sanidad.msc/desarrollo/GIV/11%20-%20Torre%20de%20Control/01.%20Informes%20reportados/20211223/20211223_Reporte_GIV_3DOSIS_INE20_Q4_REGULARIZACION_DIANA_PEDIATRICO_v2%20-RESTANDO.xlsx'#SLIDE_REFUERZO.E23]" table:style-name="ce7">
            <text:p>10</text:p>
          </table:table-cell>
          <table:table-cell office:value-type="percentage" office:value="0.25" table:formula="of:=['file://Nas12-03.sanidad.msc/desarrollo/GIV/11%20-%20Torre%20de%20Control/01.%20Informes%20reportados/20211223/20211223_Reporte_GIV_3DOSIS_INE20_Q4_REGULARIZACION_DIANA_PEDIATRICO_v2%20-RESTANDO.xlsx'#SLIDE_REFUERZO.F23]" table:style-name="ce47">
            <text:p>25,0%</text:p>
          </table:table-cell>
          <table:table-cell office:value-type="float" office:value="1834" table:formula="of:=['file://Nas12-03.sanidad.msc/desarrollo/GIV/11%20-%20Torre%20de%20Control/01.%20Informes%20reportados/20211223/20211223_Reporte_GIV_3DOSIS_INE20_Q4_REGULARIZACION_DIANA_PEDIATRICO_v2%20-RESTANDO.xlsx'#SLIDE_REFUERZO.H23]" table:style-name="ce7">
            <text:p>1.834</text:p>
          </table:table-cell>
          <table:table-cell office:value-type="percentage" office:value="0.51502386969952263" table:formula="of:=['file://Nas12-03.sanidad.msc/desarrollo/GIV/11%20-%20Torre%20de%20Control/01.%20Informes%20reportados/20211223/20211223_Reporte_GIV_3DOSIS_INE20_Q4_REGULARIZACION_DIANA_PEDIATRICO_v2%20-RESTANDO.xlsx'#SLIDE_REFUERZO.I23]" table:style-name="ce47">
            <text:p>51,5%</text:p>
          </table:table-cell>
          <table:table-cell office:value-type="float" office:value="2851" table:formula="of:=['file://Nas12-03.sanidad.msc/desarrollo/GIV/11%20-%20Torre%20de%20Control/01.%20Informes%20reportados/20211223/20211223_Reporte_GIV_3DOSIS_INE20_Q4_REGULARIZACION_DIANA_PEDIATRICO_v2%20-RESTANDO.xlsx'#SLIDE_REFUERZO.N23]" table:style-name="ce7">
            <text:p>2.851</text:p>
          </table:table-cell>
          <table:table-cell office:value-type="percentage" office:value="0.30355621805792166" table:formula="of:=['file://Nas12-03.sanidad.msc/desarrollo/GIV/11%20-%20Torre%20de%20Control/01.%20Informes%20reportados/20211223/20211223_Reporte_GIV_3DOSIS_INE20_Q4_REGULARIZACION_DIANA_PEDIATRICO_v2%20-RESTANDO.xlsx'#SLIDE_REFUERZO.O23]" table:style-name="ce47">
            <text:p>30,4%</text:p>
          </table:table-cell>
          <table:table-cell office:value-type="float" office:value="6801" table:formula="of:=['file://Nas12-03.sanidad.msc/desarrollo/GIV/11%20-%20Torre%20de%20Control/01.%20Informes%20reportados/20211223/20211223_Reporte_GIV_3DOSIS_INE20_Q4_REGULARIZACION_DIANA_PEDIATRICO_v2%20-RESTANDO.xlsx'#SLIDE_REFUERZO.Q23]" table:style-name="ce7">
            <text:p>6.801</text:p>
          </table:table-cell>
          <table:table-cell office:value-type="percentage" office:value="0.31053376558148027" table:formula="of:=['file://Nas12-03.sanidad.msc/desarrollo/GIV/11%20-%20Torre%20de%20Control/01.%20Informes%20reportados/20211223/20211223_Reporte_GIV_3DOSIS_INE20_Q4_REGULARIZACION_DIANA_PEDIATRICO_v2%20-RESTANDO.xlsx'#SLIDE_REFUERZO.R23]" table:style-name="ce47">
            <text:p>31,1%</text:p>
          </table:table-cell>
          <table:table-cell office:value-type="float" office:value="930" table:formula="of:=['file://Nas12-03.sanidad.msc/desarrollo/GIV/11%20-%20Torre%20de%20Control/01.%20Informes%20reportados/20211223/20211223_Reporte_GIV_3DOSIS_INE20_Q4_REGULARIZACION_DIANA_PEDIATRICO_v2%20-RESTANDO.xlsx'#SLIDE_REFUERZO.T23]" table:style-name="ce7">
            <text:p>930</text:p>
          </table:table-cell>
          <table:table-cell office:value-type="percentage" office:value="0.7345971563981043" table:formula="of:=['file://Nas12-03.sanidad.msc/desarrollo/GIV/11%20-%20Torre%20de%20Control/01.%20Informes%20reportados/20211223/20211223_Reporte_GIV_3DOSIS_INE20_Q4_REGULARIZACION_DIANA_PEDIATRICO_v2%20-RESTANDO.xlsx'#SLIDE_REFUERZO.U23]" table:style-name="ce47">
            <text:p>73,5%</text:p>
          </table:table-cell>
          <table:table-cell table:number-columns-repeated="16373"/>
        </table:table-row>
        <table:table-row table:style-name="ro13">
          <table:table-cell office:value-type="string" table:style-name="ce63">
            <text:p>Sanidad Exterior</text:p>
          </table:table-cell>
          <table:table-cell office:value-type="float" office:value="1" table:formula="of:=['file://Nas12-03.sanidad.msc/desarrollo/GIV/11%20-%20Torre%20de%20Control/01.%20Informes%20reportados/20211223/20211223_Reporte_GIV_3DOSIS_INE20_Q4_REGULARIZACION_DIANA_PEDIATRICO_v2%20-RESTANDO.xlsx'#SLIDE_REFUERZO.E24]" table:style-name="ce7">
            <text:p>1</text:p>
          </table:table-cell>
          <table:table-cell office:value-type="percentage" office:value="1.3157894736842105E-2" table:formula="of:=['file://Nas12-03.sanidad.msc/desarrollo/GIV/11%20-%20Torre%20de%20Control/01.%20Informes%20reportados/20211223/20211223_Reporte_GIV_3DOSIS_INE20_Q4_REGULARIZACION_DIANA_PEDIATRICO_v2%20-RESTANDO.xlsx'#SLIDE_REFUERZO.F24]" table:style-name="ce50">
            <text:p>1,3%</text:p>
          </table:table-cell>
          <table:table-cell office:value-type="float" office:value="2" table:formula="of:=['file://Nas12-03.sanidad.msc/desarrollo/GIV/11%20-%20Torre%20de%20Control/01.%20Informes%20reportados/20211223/20211223_Reporte_GIV_3DOSIS_INE20_Q4_REGULARIZACION_DIANA_PEDIATRICO_v2%20-RESTANDO.xlsx'#SLIDE_REFUERZO.H24]" table:style-name="ce7">
            <text:p>2</text:p>
          </table:table-cell>
          <table:table-cell office:value-type="percentage" office:value="7.1942446043165471E-3" table:formula="of:=['file://Nas12-03.sanidad.msc/desarrollo/GIV/11%20-%20Torre%20de%20Control/01.%20Informes%20reportados/20211223/20211223_Reporte_GIV_3DOSIS_INE20_Q4_REGULARIZACION_DIANA_PEDIATRICO_v2%20-RESTANDO.xlsx'#SLIDE_REFUERZO.I24]" table:style-name="ce50">
            <text:p>0,7%</text:p>
          </table:table-cell>
          <table:table-cell office:value-type="float" office:value="17" table:formula="of:=['file://Nas12-03.sanidad.msc/desarrollo/GIV/11%20-%20Torre%20de%20Control/01.%20Informes%20reportados/20211223/20211223_Reporte_GIV_3DOSIS_INE20_Q4_REGULARIZACION_DIANA_PEDIATRICO_v2%20-RESTANDO.xlsx'#SLIDE_REFUERZO.N24]" table:style-name="ce7">
            <text:p>17</text:p>
          </table:table-cell>
          <table:table-cell office:value-type="percentage" office:value="1.9790454016298021E-2" table:formula="of:=['file://Nas12-03.sanidad.msc/desarrollo/GIV/11%20-%20Torre%20de%20Control/01.%20Informes%20reportados/20211223/20211223_Reporte_GIV_3DOSIS_INE20_Q4_REGULARIZACION_DIANA_PEDIATRICO_v2%20-RESTANDO.xlsx'#SLIDE_REFUERZO.O24]" table:style-name="ce50">
            <text:p>2,0%</text:p>
          </table:table-cell>
          <table:table-cell office:value-type="float" office:value="20" table:formula="of:=['file://Nas12-03.sanidad.msc/desarrollo/GIV/11%20-%20Torre%20de%20Control/01.%20Informes%20reportados/20211223/20211223_Reporte_GIV_3DOSIS_INE20_Q4_REGULARIZACION_DIANA_PEDIATRICO_v2%20-RESTANDO.xlsx'#SLIDE_REFUERZO.Q24]" table:style-name="ce7">
            <text:p>20</text:p>
          </table:table-cell>
          <table:table-cell office:value-type="percentage" office:value="1.1299435028248588E-2" table:formula="of:=['file://Nas12-03.sanidad.msc/desarrollo/GIV/11%20-%20Torre%20de%20Control/01.%20Informes%20reportados/20211223/20211223_Reporte_GIV_3DOSIS_INE20_Q4_REGULARIZACION_DIANA_PEDIATRICO_v2%20-RESTANDO.xlsx'#SLIDE_REFUERZO.R24]" table:style-name="ce50">
            <text:p>1,1%</text:p>
          </table:table-cell>
          <table:table-cell office:value-type="float" office:value="12" table:formula="of:=['file://Nas12-03.sanidad.msc/desarrollo/GIV/11%20-%20Torre%20de%20Control/01.%20Informes%20reportados/20211223/20211223_Reporte_GIV_3DOSIS_INE20_Q4_REGULARIZACION_DIANA_PEDIATRICO_v2%20-RESTANDO.xlsx'#SLIDE_REFUERZO.T24]" table:style-name="ce7">
            <text:p>12</text:p>
          </table:table-cell>
          <table:table-cell office:value-type="percentage" office:value="2.7554535017221583E-3" table:formula="of:=['file://Nas12-03.sanidad.msc/desarrollo/GIV/11%20-%20Torre%20de%20Control/01.%20Informes%20reportados/20211223/20211223_Reporte_GIV_3DOSIS_INE20_Q4_REGULARIZACION_DIANA_PEDIATRICO_v2%20-RESTANDO.xlsx'#SLIDE_REFUERZO.U24]" table:style-name="ce50">
            <text:p>0,3%</text:p>
          </table:table-cell>
          <table:table-cell table:number-columns-repeated="16373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5877200" table:formula="of:=['file://Nas12-03.sanidad.msc/desarrollo/GIV/11%20-%20Torre%20de%20Control/01.%20Informes%20reportados/20211223/20211223_Reporte_GIV_3DOSIS_INE20_Q4_REGULARIZACION_DIANA_PEDIATRICO_v2%20-RESTANDO.xlsx'#SLIDE_REFUERZO.E25]" table:style-name="ce65">
            <text:p>5.877.200</text:p>
          </table:table-cell>
          <table:table-cell office:value-type="percentage" office:value="0.85894541402770741" table:formula="of:=['file://Nas12-03.sanidad.msc/desarrollo/GIV/11%20-%20Torre%20de%20Control/01.%20Informes%20reportados/20211223/20211223_Reporte_GIV_3DOSIS_INE20_Q4_REGULARIZACION_DIANA_PEDIATRICO_v2%20-RESTANDO.xlsx'#SLIDE_REFUERZO.F25]" table:style-name="ce66">
            <text:p>85,89%</text:p>
          </table:table-cell>
          <table:table-cell office:value-type="float" office:value="3513215" table:formula="of:=['file://Nas12-03.sanidad.msc/desarrollo/GIV/11%20-%20Torre%20de%20Control/01.%20Informes%20reportados/20211223/20211223_Reporte_GIV_3DOSIS_INE20_Q4_REGULARIZACION_DIANA_PEDIATRICO_v2%20-RESTANDO.xlsx'#SLIDE_REFUERZO.H25]" table:style-name="ce65">
            <text:p>3.513.215</text:p>
          </table:table-cell>
          <table:table-cell office:value-type="percentage" office:value="0.67498404383880839" table:formula="of:=['file://Nas12-03.sanidad.msc/desarrollo/GIV/11%20-%20Torre%20de%20Control/01.%20Informes%20reportados/20211223/20211223_Reporte_GIV_3DOSIS_INE20_Q4_REGULARIZACION_DIANA_PEDIATRICO_v2%20-RESTANDO.xlsx'#SLIDE_REFUERZO.I25]" table:style-name="ce66">
            <text:p>67,50%</text:p>
          </table:table-cell>
          <table:table-cell office:value-type="float" office:value="1311364" table:formula="of:=['file://Nas12-03.sanidad.msc/desarrollo/GIV/11%20-%20Torre%20de%20Control/01.%20Informes%20reportados/20211223/20211223_Reporte_GIV_3DOSIS_INE20_Q4_REGULARIZACION_DIANA_PEDIATRICO_v2%20-RESTANDO.xlsx'#SLIDE_REFUERZO.N25]" table:style-name="ce65">
            <text:p>1.311.364</text:p>
          </table:table-cell>
          <table:table-cell office:value-type="percentage" office:value="0.19716394269549484" table:formula="of:=['file://Nas12-03.sanidad.msc/desarrollo/GIV/11%20-%20Torre%20de%20Control/01.%20Informes%20reportados/20211223/20211223_Reporte_GIV_3DOSIS_INE20_Q4_REGULARIZACION_DIANA_PEDIATRICO_v2%20-RESTANDO.xlsx'#SLIDE_REFUERZO.O25]" table:style-name="ce66">
            <text:p>19,72%</text:p>
          </table:table-cell>
          <table:table-cell office:value-type="float" office:value="873627" table:formula="of:=['file://Nas12-03.sanidad.msc/desarrollo/GIV/11%20-%20Torre%20de%20Control/01.%20Informes%20reportados/20211223/20211223_Reporte_GIV_3DOSIS_INE20_Q4_REGULARIZACION_DIANA_PEDIATRICO_v2%20-RESTANDO.xlsx'#SLIDE_REFUERZO.Q25]" table:style-name="ce65">
            <text:p>873.627</text:p>
          </table:table-cell>
          <table:table-cell office:value-type="percentage" office:value="0.12579802093113002" table:formula="of:=['file://Nas12-03.sanidad.msc/desarrollo/GIV/11%20-%20Torre%20de%20Control/01.%20Informes%20reportados/20211223/20211223_Reporte_GIV_3DOSIS_INE20_Q4_REGULARIZACION_DIANA_PEDIATRICO_v2%20-RESTANDO.xlsx'#SLIDE_REFUERZO.R25]" table:style-name="ce66">
            <text:p>12,58%</text:p>
          </table:table-cell>
          <table:table-cell office:value-type="float" office:value="1129678" table:formula="of:=['file://Nas12-03.sanidad.msc/desarrollo/GIV/11%20-%20Torre%20de%20Control/01.%20Informes%20reportados/20211223/20211223_Reporte_GIV_3DOSIS_INE20_Q4_REGULARIZACION_DIANA_PEDIATRICO_v2%20-RESTANDO.xlsx'#SLIDE_REFUERZO.T25]" table:style-name="ce65">
            <text:p>1.129.678</text:p>
          </table:table-cell>
          <table:table-cell office:value-type="percentage" office:value="0.57075083717142161" table:formula="of:=['file://Nas12-03.sanidad.msc/desarrollo/GIV/11%20-%20Torre%20de%20Control/01.%20Informes%20reportados/20211223/20211223_Reporte_GIV_3DOSIS_INE20_Q4_REGULARIZACION_DIANA_PEDIATRICO_v2%20-RESTANDO.xlsx'#SLIDE_REFUERZO.U25]" table:style-name="ce66">
            <text:p>57,08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4">
          <table:table-cell table:number-columns-spanned="1" table:number-rows-spanned="2" table:style-name="ce89"/>
          <table:table-cell office:value-type="string" table:number-columns-spanned="1" table:number-rows-spanned="2" table:style-name="ce90">
            <text:p>Población a vacunar 5-11 años</text:p>
          </table:table-cell>
          <table:table-cell office:value-type="string" table:number-columns-spanned="1" table:number-rows-spanned="2" table:style-name="ce90">
            <text:p>Nº Personas con al menos 1 dosis</text:p>
          </table:table-cell>
          <table:table-cell office:value-type="string" table:number-columns-spanned="1" table:number-rows-spanned="2" table:style-name="ce90">
            <text:p>% Personas con al menos 1 dosis</text:p>
          </table:table-cell>
          <table:table-cell office:value-type="string" table:number-columns-spanned="1" table:number-rows-spanned="2" table:style-name="ce90">
            <text:p>Fecha de la última vacuna registrada<text:s/><text:span text:style-name="T3">(2)</text:span>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5">
          <table:table-cell office:value-type="string" table:style-name="ce73">
            <text:p>Andalucía</text:p>
          </table:table-cell>
          <table:table-cell office:value-type="float" office:value="638443" table:style-name="ce74">
            <text:p>638.443</text:p>
          </table:table-cell>
          <table:table-cell office:value-type="float" office:value="170194" table:style-name="ce74">
            <text:p>170.194</text:p>
          </table:table-cell>
          <table:table-cell office:value-type="percentage" office:value="0.26657665602097602" table:style-name="ce75">
            <text:p>26,66%</text:p>
          </table:table-cell>
          <table:table-cell office:value-type="date" office:date-value="2021-12-22T00:00:00" table:style-name="ce76">
            <text:p>22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Aragón</text:p>
          </table:table-cell>
          <table:table-cell office:value-type="float" office:value="90144" table:style-name="ce78">
            <text:p>90.144</text:p>
          </table:table-cell>
          <table:table-cell office:value-type="float" office:value="19202" table:style-name="ce78">
            <text:p>19.202</text:p>
          </table:table-cell>
          <table:table-cell office:value-type="percentage" office:value="0.21301473198438053" table:style-name="ce79">
            <text:p>21,30%</text:p>
          </table:table-cell>
          <table:table-cell office:value-type="date" office:date-value="2021-12-22T00:00:00" table:style-name="ce80">
            <text:p>22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Asturias<text:s/></text:p>
          </table:table-cell>
          <table:table-cell office:value-type="float" office:value="54615" table:style-name="ce78">
            <text:p>54.615</text:p>
          </table:table-cell>
          <table:table-cell office:value-type="float" office:value="16531" table:style-name="ce78">
            <text:p>16.531</text:p>
          </table:table-cell>
          <table:table-cell office:value-type="percentage" office:value="0.30268241325643136" table:style-name="ce79">
            <text:p>30,27%</text:p>
          </table:table-cell>
          <table:table-cell office:value-type="date" office:date-value="2021-12-22T00:00:00" table:style-name="ce80">
            <text:p>22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Baleares</text:p>
          </table:table-cell>
          <table:table-cell office:value-type="float" office:value="84217" table:style-name="ce78">
            <text:p>84.217</text:p>
          </table:table-cell>
          <table:table-cell office:value-type="float" office:value="7544" table:style-name="ce78">
            <text:p>7.544</text:p>
          </table:table-cell>
          <table:table-cell office:value-type="percentage" office:value="8.957811368251066E-2" table:style-name="ce79">
            <text:p>8,96%</text:p>
          </table:table-cell>
          <table:table-cell office:value-type="date" office:date-value="2021-12-22T00:00:00" table:style-name="ce80">
            <text:p>22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Canarias</text:p>
          </table:table-cell>
          <table:table-cell office:value-type="float" office:value="136910" table:style-name="ce78">
            <text:p>136.910</text:p>
          </table:table-cell>
          <table:table-cell office:value-type="float" office:value="23122" table:style-name="ce78">
            <text:p>23.122</text:p>
          </table:table-cell>
          <table:table-cell office:value-type="percentage" office:value="0.1688846687604996" table:style-name="ce79">
            <text:p>16,89%</text:p>
          </table:table-cell>
          <table:table-cell office:value-type="date" office:date-value="2021-12-22T00:00:00" table:style-name="ce80">
            <text:p>22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Cantabria</text:p>
          </table:table-cell>
          <table:table-cell office:value-type="float" office:value="38052" table:style-name="ce78">
            <text:p>38.052</text:p>
          </table:table-cell>
          <table:table-cell office:value-type="float" office:value="8827" table:style-name="ce78">
            <text:p>8.827</text:p>
          </table:table-cell>
          <table:table-cell office:value-type="percentage" office:value="0.23197203826342899" table:style-name="ce79">
            <text:p>23,20%</text:p>
          </table:table-cell>
          <table:table-cell office:value-type="date" office:date-value="2021-12-21T00:00:00" table:style-name="ce80">
            <text:p>21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Castilla y León</text:p>
          </table:table-cell>
          <table:table-cell office:value-type="float" office:value="138981" table:style-name="ce78">
            <text:p>138.981</text:p>
          </table:table-cell>
          <table:table-cell office:value-type="float" office:value="33880" table:style-name="ce78">
            <text:p>33.880</text:p>
          </table:table-cell>
          <table:table-cell office:value-type="percentage" office:value="0.24377432886509667" table:style-name="ce79">
            <text:p>24,38%</text:p>
          </table:table-cell>
          <table:table-cell office:value-type="date" office:date-value="2021-12-22T00:00:00" table:style-name="ce80">
            <text:p>22/12/2021</text:p>
          </table:table-cell>
          <table:table-cell table:number-columns-repeated="16379"/>
        </table:table-row>
        <table:table-row table:style-name="ro15">
          <table:table-cell office:value-type="string" table:style-name="ce77">
            <text:p>Castilla - La Mancha</text:p>
          </table:table-cell>
          <table:table-cell office:value-type="float" office:value="149968" table:style-name="ce78">
            <text:p>149.968</text:p>
          </table:table-cell>
          <table:table-cell office:value-type="float" office:value="41428" table:style-name="ce78">
            <text:p>41.428</text:p>
          </table:table-cell>
          <table:table-cell office:value-type="percentage" office:value="0.27624559906113305" table:style-name="ce79">
            <text:p>27,62%</text:p>
          </table:table-cell>
          <table:table-cell office:value-type="date" office:date-value="2021-12-22T00:00:00" table:style-name="ce80">
            <text:p>22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Cataluña</text:p>
          </table:table-cell>
          <table:table-cell office:value-type="float" office:value="571450" table:style-name="ce78">
            <text:p>571.450</text:p>
          </table:table-cell>
          <table:table-cell office:value-type="float" office:value="69205" table:style-name="ce78">
            <text:p>69.205</text:p>
          </table:table-cell>
          <table:table-cell office:value-type="percentage" office:value="0.1211042085921778" table:style-name="ce79">
            <text:p>12,11%</text:p>
          </table:table-cell>
          <table:table-cell office:value-type="date" office:date-value="2021-12-22T00:00:00" table:style-name="ce80">
            <text:p>22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C. Valenciana</text:p>
          </table:table-cell>
          <table:table-cell office:value-type="float" office:value="361203" table:style-name="ce78">
            <text:p>361.203</text:p>
          </table:table-cell>
          <table:table-cell office:value-type="float" office:value="101975" table:style-name="ce78">
            <text:p>101.975</text:p>
          </table:table-cell>
          <table:table-cell office:value-type="percentage" office:value="0.28232046799168337" table:style-name="ce79">
            <text:p>28,23%</text:p>
          </table:table-cell>
          <table:table-cell office:value-type="date" office:date-value="2021-12-22T00:00:00" table:style-name="ce80">
            <text:p>22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Extremadura</text:p>
          </table:table-cell>
          <table:table-cell office:value-type="float" office:value="69578" table:style-name="ce78">
            <text:p>69.578</text:p>
          </table:table-cell>
          <table:table-cell office:value-type="float" office:value="24069" table:style-name="ce78">
            <text:p>24.069</text:p>
          </table:table-cell>
          <table:table-cell office:value-type="percentage" office:value="0.34592831067291385" table:style-name="ce79">
            <text:p>34,59%</text:p>
          </table:table-cell>
          <table:table-cell office:value-type="date" office:date-value="2021-12-22T00:00:00" table:style-name="ce80">
            <text:p>22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Galicia*</text:p>
          </table:table-cell>
          <table:table-cell office:value-type="float" office:value="155893" table:style-name="ce78">
            <text:p>155.893</text:p>
          </table:table-cell>
          <table:table-cell office:value-type="float" office:value="53100" table:style-name="ce78">
            <text:p>53.100</text:p>
          </table:table-cell>
          <table:table-cell office:value-type="percentage" office:value="0.34061824456518253" table:style-name="ce79">
            <text:p>34,06%</text:p>
          </table:table-cell>
          <table:table-cell office:value-type="date" office:date-value="2021-12-22T00:00:00" table:style-name="ce80">
            <text:p>22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La Rioja</text:p>
          </table:table-cell>
          <table:table-cell office:value-type="float" office:value="22641" table:style-name="ce78">
            <text:p>22.641</text:p>
          </table:table-cell>
          <table:table-cell office:value-type="float" office:value="3096" table:style-name="ce78">
            <text:p>3.096</text:p>
          </table:table-cell>
          <table:table-cell office:value-type="percentage" office:value="0.13674307671922617" table:style-name="ce79">
            <text:p>13,67%</text:p>
          </table:table-cell>
          <table:table-cell office:value-type="date" office:date-value="2021-12-22T00:00:00" table:style-name="ce80">
            <text:p>22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Madrid</text:p>
          </table:table-cell>
          <table:table-cell office:value-type="float" office:value="495144" table:style-name="ce78">
            <text:p>495.144</text:p>
          </table:table-cell>
          <table:table-cell office:value-type="float" office:value="66394" table:style-name="ce78">
            <text:p>66.394</text:p>
          </table:table-cell>
          <table:table-cell office:value-type="percentage" office:value="0.13409028484642851" table:style-name="ce79">
            <text:p>13,41%</text:p>
          </table:table-cell>
          <table:table-cell office:value-type="date" office:date-value="2021-12-22T00:00:00" table:style-name="ce80">
            <text:p>22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Murcia<text:s text:c="2"/></text:p>
          </table:table-cell>
          <table:table-cell office:value-type="float" office:value="124444" table:style-name="ce78">
            <text:p>124.444</text:p>
          </table:table-cell>
          <table:table-cell office:value-type="float" office:value="20097" table:style-name="ce78">
            <text:p>20.097</text:p>
          </table:table-cell>
          <table:table-cell office:value-type="percentage" office:value="0.16149432676545272" table:style-name="ce79">
            <text:p>16,15%</text:p>
          </table:table-cell>
          <table:table-cell office:value-type="date" office:date-value="2021-12-22T00:00:00" table:style-name="ce80">
            <text:p>22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Navarra<text:s/></text:p>
          </table:table-cell>
          <table:table-cell office:value-type="float" office:value="50103" table:style-name="ce78">
            <text:p>50.103</text:p>
          </table:table-cell>
          <table:table-cell office:value-type="float" office:value="10109" table:style-name="ce78">
            <text:p>10.109</text:p>
          </table:table-cell>
          <table:table-cell office:value-type="percentage" office:value="0.20176436540726103" table:style-name="ce79">
            <text:p>20,18%</text:p>
          </table:table-cell>
          <table:table-cell office:value-type="date" office:date-value="2021-12-22T00:00:00" table:style-name="ce80">
            <text:p>22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País Vasco</text:p>
          </table:table-cell>
          <table:table-cell office:value-type="float" office:value="149328" table:style-name="ce78">
            <text:p>149.328</text:p>
          </table:table-cell>
          <table:table-cell office:value-type="float" office:value="28101" table:style-name="ce78">
            <text:p>28.101</text:p>
          </table:table-cell>
          <table:table-cell office:value-type="percentage" office:value="0.18818306010928962" table:style-name="ce79">
            <text:p>18,82%</text:p>
          </table:table-cell>
          <table:table-cell office:value-type="date" office:date-value="2021-12-22T00:00:00" table:style-name="ce80">
            <text:p>22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Ceuta</text:p>
          </table:table-cell>
          <table:table-cell office:value-type="float" office:value="8455" table:style-name="ce78">
            <text:p>8.455</text:p>
          </table:table-cell>
          <table:table-cell office:value-type="float" office:value="1401" table:style-name="ce78">
            <text:p>1.401</text:p>
          </table:table-cell>
          <table:table-cell office:value-type="percentage" office:value="0.16570076877587225" table:style-name="ce79">
            <text:p>16,57%</text:p>
          </table:table-cell>
          <table:table-cell office:value-type="date" office:date-value="2021-12-21T00:00:00" table:style-name="ce80">
            <text:p>21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Melilla</text:p>
          </table:table-cell>
          <table:table-cell office:value-type="float" office:value="9707" table:style-name="ce78">
            <text:p>9.707</text:p>
          </table:table-cell>
          <table:table-cell office:value-type="float" office:value="2116" table:style-name="ce78">
            <text:p>2.116</text:p>
          </table:table-cell>
          <table:table-cell office:value-type="percentage" office:value="0.21798701967652209" table:style-name="ce79">
            <text:p>21,80%</text:p>
          </table:table-cell>
          <table:table-cell office:value-type="date" office:date-value="2021-12-22T00:00:00" table:style-name="ce80">
            <text:p>22/12/2021</text:p>
          </table:table-cell>
          <table:table-cell table:number-columns-repeated="16379"/>
        </table:table-row>
        <table:table-row table:style-name="ro15">
          <table:table-cell office:value-type="string" table:style-name="ce77">
            <text:p>Fuerzas Armadas*</text:p>
          </table:table-cell>
          <table:table-cell office:value-type="string" table:style-name="ce81">
            <text:p>-</text:p>
          </table:table-cell>
          <table:table-cell office:value-type="float" office:value="0" table:style-name="ce81">
            <text:p>0</text:p>
          </table:table-cell>
          <table:table-cell office:value-type="string" table:style-name="ce81">
            <text:p>-</text:p>
          </table:table-cell>
          <table:table-cell office:value-type="date" office:date-value="2021-12-22T00:00:00" table:style-name="ce80">
            <text:p>22/12/2021</text:p>
          </table:table-cell>
          <table:table-cell table:number-columns-repeated="16379"/>
        </table:table-row>
        <table:table-row table:style-name="ro5">
          <table:table-cell office:value-type="string" table:style-name="ce82">
            <text:p>Sanidad Exterior</text:p>
          </table:table-cell>
          <table:table-cell office:value-type="string" table:style-name="ce83">
            <text:p>-</text:p>
          </table:table-cell>
          <table:table-cell office:value-type="float" office:value="0" table:style-name="ce83">
            <text:p>0</text:p>
          </table:table-cell>
          <table:table-cell office:value-type="string" table:style-name="ce83">
            <text:p>-</text:p>
          </table:table-cell>
          <table:table-cell office:value-type="date" office:date-value="2021-12-22T00:00:00" table:style-name="ce84">
            <text:p>22/12/2021</text:p>
          </table:table-cell>
          <table:table-cell table:number-columns-repeated="16379"/>
        </table:table-row>
        <table:table-row table:style-name="ro16">
          <table:table-cell office:value-type="string" table:style-name="ce85">
            <text:p>Totales</text:p>
          </table:table-cell>
          <table:table-cell office:value-type="float" office:value="3349276" table:style-name="ce86">
            <text:p>3.349.276</text:p>
          </table:table-cell>
          <table:table-cell office:value-type="float" office:value="700391" table:style-name="ce86">
            <text:p>700.391</text:p>
          </table:table-cell>
          <table:table-cell office:value-type="percentage" office:value="0.20911713456878442" table:style-name="ce87">
            <text:p>20,91%</text:p>
          </table:table-cell>
          <table:table-cell table:style-name="ce88"/>
          <table:table-cell table:number-columns-repeated="16379"/>
        </table:table-row>
        <table:table-row table:number-rows-repeated="1048552" table:style-name="ro5">
          <table:table-cell table:number-columns-repeated="16384"/>
        </table:table-row>
      </table:table>
      <table:table table:name="'http://20211223_Reporte_GIV_3DOSIS_INE20_Q4_REGULARIZACION_DIANA_PEDIATRICO_v2%20-RESTANDO.xlsx'#Hoja2" table:style-name="ta3">
        <table:table-source xlink:href="http://20211223_Reporte_GIV_3DOSIS_INE20_Q4_REGULARIZACION_DIANA_PEDIATRICO_v2%20-RESTANDO.xlsx" table:table-name="Hoja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INFORME_V3" table:style-name="ta3">
        <table:table-source xlink:href="http://20211223_Reporte_GIV_3DOSIS_INE20_Q4_REGULARIZACION_DIANA_PEDIATRICO_v2%20-RESTANDO.xlsx" table:table-name="INFORME_V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Revision_stock" table:style-name="ta3">
        <table:table-source xlink:href="http://20211223_Reporte_GIV_3DOSIS_INE20_Q4_REGULARIZACION_DIANA_PEDIATRICO_v2%20-RESTANDO.xlsx" table:table-name="Revision_stock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COBERTURA_D3_MAYOR70" table:style-name="ta3">
        <table:table-source xlink:href="http://20211223_Reporte_GIV_3DOSIS_INE20_Q4_REGULARIZACION_DIANA_PEDIATRICO_v2%20-RESTANDO.xlsx" table:table-name="COBERTURA_D3_MAYOR7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SLIDE_REFUERZO" table:style-name="ta3">
        <table:table-source xlink:href="http://20211223_Reporte_GIV_3DOSIS_INE20_Q4_REGULARIZACION_DIANA_PEDIATRICO_v2%20-RESTANDO.xlsx" table:table-name="SLIDE_REFUERZO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926118"/>
          <table:table-cell office:value-type="float" office:value="0.85642868504085545"/>
          <table:table-cell/>
          <table:table-cell office:value-type="float" office:value="582438"/>
          <table:table-cell office:value-type="float" office:value="0.63131983194807562"/>
          <table:table-cell table:number-columns-repeated="4"/>
          <table:table-cell office:value-type="float" office:value="120942"/>
          <table:table-cell office:value-type="float" office:value="9.9764821562175449E-2"/>
          <table:table-cell/>
          <table:table-cell office:value-type="float" office:value="108695"/>
          <table:table-cell office:value-type="float" office:value="8.6988707754115546E-2"/>
          <table:table-cell/>
          <table:table-cell office:value-type="float" office:value="126540"/>
          <table:table-cell office:value-type="float" office:value="0.39722875340990782"/>
          <table:table-cell table:number-columns-repeated="16363"/>
        </table:table-row>
        <table:table-row>
          <table:table-cell table:number-columns-repeated="4"/>
          <table:table-cell office:value-type="float" office:value="191677"/>
          <table:table-cell office:value-type="float" office:value="0.87434313761267013"/>
          <table:table-cell/>
          <table:table-cell office:value-type="float" office:value="105237"/>
          <table:table-cell office:value-type="float" office:value="0.68849402359160228"/>
          <table:table-cell table:number-columns-repeated="4"/>
          <table:table-cell office:value-type="float" office:value="20176"/>
          <table:table-cell office:value-type="float" office:value="0.10922891187951038"/>
          <table:table-cell/>
          <table:table-cell office:value-type="float" office:value="23365"/>
          <table:table-cell office:value-type="float" office:value="0.12490978589184999"/>
          <table:table-cell/>
          <table:table-cell office:value-type="float" office:value="26125"/>
          <table:table-cell office:value-type="float" office:value="0.44529478941178474"/>
          <table:table-cell table:number-columns-repeated="16363"/>
        </table:table-row>
        <table:table-row>
          <table:table-cell table:number-columns-repeated="4"/>
          <table:table-cell office:value-type="float" office:value="185454"/>
          <table:table-cell office:value-type="float" office:value="0.91682280414674777"/>
          <table:table-cell/>
          <table:table-cell office:value-type="float" office:value="122653"/>
          <table:table-cell office:value-type="float" office:value="0.8325843764424774"/>
          <table:table-cell table:number-columns-repeated="4"/>
          <table:table-cell office:value-type="float" office:value="46595"/>
          <table:table-cell office:value-type="float" office:value="0.3055329696270262"/>
          <table:table-cell/>
          <table:table-cell office:value-type="float" office:value="24675"/>
          <table:table-cell office:value-type="float" office:value="0.16417384130194679"/>
          <table:table-cell/>
          <table:table-cell office:value-type="float" office:value="36009"/>
          <table:table-cell office:value-type="float" office:value="0.79678268758436044"/>
          <table:table-cell table:number-columns-repeated="16363"/>
        </table:table-row>
        <table:table-row>
          <table:table-cell table:number-columns-repeated="4"/>
          <table:table-cell office:value-type="float" office:value="108185"/>
          <table:table-cell office:value-type="float" office:value="0.82972228826493444"/>
          <table:table-cell/>
          <table:table-cell office:value-type="float" office:value="59011"/>
          <table:table-cell office:value-type="float" office:value="0.53644412930438889"/>
          <table:table-cell table:number-columns-repeated="4"/>
          <table:table-cell office:value-type="float" office:value="15525"/>
          <table:table-cell office:value-type="float" office:value="0.10318974283986149"/>
          <table:table-cell/>
          <table:table-cell office:value-type="float" office:value="16328"/>
          <table:table-cell office:value-type="float" office:value="9.6732150050949081E-2"/>
          <table:table-cell/>
          <table:table-cell office:value-type="float" office:value="20234"/>
          <table:table-cell office:value-type="float" office:value="0.39756361135671481"/>
          <table:table-cell table:number-columns-repeated="16363"/>
        </table:table-row>
        <table:table-row>
          <table:table-cell table:number-columns-repeated="4"/>
          <table:table-cell office:value-type="float" office:value="191723"/>
          <table:table-cell office:value-type="float" office:value="0.78876606038664232"/>
          <table:table-cell/>
          <table:table-cell office:value-type="float" office:value="121979"/>
          <table:table-cell office:value-type="float" office:value="0.54995536479138674"/>
          <table:table-cell table:number-columns-repeated="4"/>
          <table:table-cell office:value-type="float" office:value="67555"/>
          <table:table-cell office:value-type="float" office:value="0.21114962539734136"/>
          <table:table-cell/>
          <table:table-cell office:value-type="float" office:value="45230"/>
          <table:table-cell office:value-type="float" office:value="0.14293885832208805"/>
          <table:table-cell/>
          <table:table-cell office:value-type="float" office:value="72516"/>
          <table:table-cell office:value-type="float" office:value="0.5407364323743904"/>
          <table:table-cell table:number-columns-repeated="16363"/>
        </table:table-row>
        <table:table-row>
          <table:table-cell table:number-columns-repeated="4"/>
          <table:table-cell office:value-type="float" office:value="86947"/>
          <table:table-cell office:value-type="float" office:value="0.886716638621182"/>
          <table:table-cell/>
          <table:table-cell office:value-type="float" office:value="48198"/>
          <table:table-cell office:value-type="float" office:value="0.63154170706779533"/>
          <table:table-cell table:number-columns-repeated="4"/>
          <table:table-cell office:value-type="float" office:value="11453"/>
          <table:table-cell office:value-type="float" office:value="0.13627709954546535"/>
          <table:table-cell/>
          <table:table-cell office:value-type="float" office:value="11820"/>
          <table:table-cell office:value-type="float" office:value="0.1351753162096018"/>
          <table:table-cell/>
          <table:table-cell office:value-type="float" office:value="15344"/>
          <table:table-cell office:value-type="float" office:value="0.7239101717305152"/>
          <table:table-cell table:number-columns-repeated="16363"/>
        </table:table-row>
        <table:table-row>
          <table:table-cell table:number-columns-repeated="4"/>
          <table:table-cell office:value-type="float" office:value="437334"/>
          <table:table-cell office:value-type="float" office:value="0.91489023425896099"/>
          <table:table-cell/>
          <table:table-cell office:value-type="float" office:value="268610"/>
          <table:table-cell office:value-type="float" office:value="0.83619473957830703"/>
          <table:table-cell table:number-columns-repeated="4"/>
          <table:table-cell office:value-type="float" office:value="77631"/>
          <table:table-cell office:value-type="float" office:value="0.221183543221836"/>
          <table:table-cell/>
          <table:table-cell office:value-type="float" office:value="56548"/>
          <table:table-cell office:value-type="float" office:value="0.17738323033972209"/>
          <table:table-cell/>
          <table:table-cell office:value-type="float" office:value="72314"/>
          <table:table-cell office:value-type="float" office:value="0.75669962852508765"/>
          <table:table-cell table:number-columns-repeated="16363"/>
        </table:table-row>
        <table:table-row>
          <table:table-cell table:number-columns-repeated="4"/>
          <table:table-cell office:value-type="float" office:value="262691"/>
          <table:table-cell office:value-type="float" office:value="0.88926013188717823"/>
          <table:table-cell/>
          <table:table-cell office:value-type="float" office:value="157909"/>
          <table:table-cell office:value-type="float" office:value="0.73630636805759553"/>
          <table:table-cell table:number-columns-repeated="4"/>
          <table:table-cell office:value-type="float" office:value="52650"/>
          <table:table-cell office:value-type="float" office:value="0.18858733223249433"/>
          <table:table-cell/>
          <table:table-cell office:value-type="float" office:value="43895"/>
          <table:table-cell office:value-type="float" office:value="0.15757543122790013"/>
          <table:table-cell/>
          <table:table-cell office:value-type="float" office:value="55828"/>
          <table:table-cell office:value-type="float" office:value="0.72260836925147875"/>
          <table:table-cell table:number-columns-repeated="16363"/>
        </table:table-row>
        <table:table-row>
          <table:table-cell table:number-columns-repeated="4"/>
          <table:table-cell office:value-type="float" office:value="884272"/>
          <table:table-cell office:value-type="float" office:value="0.82650430790339979"/>
          <table:table-cell/>
          <table:table-cell office:value-type="float" office:value="520611"/>
          <table:table-cell office:value-type="float" office:value="0.66408784244893482"/>
          <table:table-cell table:number-columns-repeated="4"/>
          <table:table-cell office:value-type="float" office:value="115092"/>
          <table:table-cell office:value-type="float" office:value="0.11256855079678839"/>
          <table:table-cell/>
          <table:table-cell office:value-type="float" office:value="135015"/>
          <table:table-cell office:value-type="float" office:value="0.11977559209143096"/>
          <table:table-cell/>
          <table:table-cell office:value-type="float" office:value="143874"/>
          <table:table-cell office:value-type="float" office:value="0.41455318707535915"/>
          <table:table-cell table:number-columns-repeated="16363"/>
        </table:table-row>
        <table:table-row>
          <table:table-cell table:number-columns-repeated="4"/>
          <table:table-cell office:value-type="float" office:value="635492"/>
          <table:table-cell office:value-type="float" office:value="0.87576277072503872"/>
          <table:table-cell/>
          <table:table-cell office:value-type="float" office:value="347618"/>
          <table:table-cell office:value-type="float" office:value="0.61944338516477837"/>
          <table:table-cell table:number-columns-repeated="4"/>
          <table:table-cell office:value-type="float" office:value="118290"/>
          <table:table-cell office:value-type="float" office:value="0.16623079506633634"/>
          <table:table-cell/>
          <table:table-cell office:value-type="float" office:value="87763"/>
          <table:table-cell office:value-type="float" office:value="0.11694934677973871"/>
          <table:table-cell/>
          <table:table-cell office:value-type="float" office:value="141656"/>
          <table:table-cell office:value-type="float" office:value="0.6715559622067252"/>
          <table:table-cell table:number-columns-repeated="16363"/>
        </table:table-row>
        <table:table-row>
          <table:table-cell table:number-columns-repeated="4"/>
          <table:table-cell office:value-type="float" office:value="150425"/>
          <table:table-cell office:value-type="float" office:value="0.86838428855124006"/>
          <table:table-cell/>
          <table:table-cell office:value-type="float" office:value="102335"/>
          <table:table-cell office:value-type="float" office:value="0.78323995836394811"/>
          <table:table-cell table:number-columns-repeated="4"/>
          <table:table-cell office:value-type="float" office:value="32642"/>
          <table:table-cell office:value-type="float" office:value="0.20315796680213852"/>
          <table:table-cell/>
          <table:table-cell office:value-type="float" office:value="21502"/>
          <table:table-cell office:value-type="float" office:value="0.14827431645002243"/>
          <table:table-cell/>
          <table:table-cell office:value-type="float" office:value="30594"/>
          <table:table-cell office:value-type="float" office:value="0.76742085988060005"/>
          <table:table-cell table:number-columns-repeated="16363"/>
        </table:table-row>
        <table:table-row>
          <table:table-cell table:number-columns-repeated="4"/>
          <table:table-cell office:value-type="float" office:value="492094"/>
          <table:table-cell office:value-type="float" office:value="0.92569691474492699"/>
          <table:table-cell/>
          <table:table-cell office:value-type="float" office:value="318821"/>
          <table:table-cell office:value-type="float" office:value="0.9224130448619654"/>
          <table:table-cell table:number-columns-repeated="4"/>
          <table:table-cell office:value-type="float" office:value="304923"/>
          <table:table-cell office:value-type="float" office:value="0.78215868748845707"/>
          <table:table-cell/>
          <table:table-cell office:value-type="float" office:value="59029"/>
          <table:table-cell office:value-type="float" office:value="0.1451142643617126"/>
          <table:table-cell/>
          <table:table-cell office:value-type="float" office:value="104705"/>
          <table:table-cell office:value-type="float" office:value="0.84577978464744707"/>
          <table:table-cell table:number-columns-repeated="16363"/>
        </table:table-row>
        <table:table-row>
          <table:table-cell table:number-columns-repeated="4"/>
          <table:table-cell office:value-type="float" office:value="43335"/>
          <table:table-cell office:value-type="float" office:value="0.83684149544260777"/>
          <table:table-cell/>
          <table:table-cell office:value-type="float" office:value="29443"/>
          <table:table-cell office:value-type="float" office:value="0.79201075991930059"/>
          <table:table-cell table:number-columns-repeated="4"/>
          <table:table-cell office:value-type="float" office:value="8593"/>
          <table:table-cell office:value-type="float" office:value="0.19124029110008234"/>
          <table:table-cell/>
          <table:table-cell office:value-type="float" office:value="7931"/>
          <table:table-cell office:value-type="float" office:value="0.16824709900507012"/>
          <table:table-cell/>
          <table:table-cell office:value-type="float" office:value="11278"/>
          <table:table-cell office:value-type="float" office:value="0.79985815602836885"/>
          <table:table-cell table:number-columns-repeated="16363"/>
        </table:table-row>
        <table:table-row>
          <table:table-cell table:number-columns-repeated="4"/>
          <table:table-cell office:value-type="float" office:value="709910"/>
          <table:table-cell office:value-type="float" office:value="0.80465671939536554"/>
          <table:table-cell/>
          <table:table-cell office:value-type="float" office:value="374830"/>
          <table:table-cell office:value-type="float" office:value="0.55511784202622527"/>
          <table:table-cell table:number-columns-repeated="4"/>
          <table:table-cell office:value-type="float" office:value="199209"/>
          <table:table-cell office:value-type="float" office:value="0.21256759813734319"/>
          <table:table-cell/>
          <table:table-cell office:value-type="float" office:value="144495"/>
          <table:table-cell office:value-type="float" office:value="0.14138191168657335"/>
          <table:table-cell/>
          <table:table-cell office:value-type="float" office:value="138957"/>
          <table:table-cell office:value-type="float" office:value="0.58197740893842109"/>
          <table:table-cell table:number-columns-repeated="16363"/>
        </table:table-row>
        <table:table-row>
          <table:table-cell table:number-columns-repeated="4"/>
          <table:table-cell office:value-type="float" office:value="147075"/>
          <table:table-cell office:value-type="float" office:value="0.8350603264726757"/>
          <table:table-cell/>
          <table:table-cell office:value-type="float" office:value="91879"/>
          <table:table-cell office:value-type="float" office:value="0.63119315215300487"/>
          <table:table-cell table:number-columns-repeated="4"/>
          <table:table-cell office:value-type="float" office:value="26884"/>
          <table:table-cell office:value-type="float" office:value="0.13008240229545795"/>
          <table:table-cell/>
          <table:table-cell office:value-type="float" office:value="31342"/>
          <table:table-cell office:value-type="float" office:value="0.13603416696325488"/>
          <table:table-cell/>
          <table:table-cell office:value-type="float" office:value="42580"/>
          <table:table-cell office:value-type="float" office:value="0.63845738619324655"/>
          <table:table-cell table:number-columns-repeated="16363"/>
        </table:table-row>
        <table:table-row>
          <table:table-cell table:number-columns-repeated="4"/>
          <table:table-cell office:value-type="float" office:value="90666"/>
          <table:table-cell office:value-type="float" office:value="0.92534266847654134"/>
          <table:table-cell/>
          <table:table-cell office:value-type="float" office:value="59630"/>
          <table:table-cell office:value-type="float" office:value="0.84539590274331888"/>
          <table:table-cell table:number-columns-repeated="4"/>
          <table:table-cell office:value-type="float" office:value="16231"/>
          <table:table-cell office:value-type="float" office:value="0.17706287908539511"/>
          <table:table-cell/>
          <table:table-cell office:value-type="float" office:value="12847"/>
          <table:table-cell office:value-type="float" office:value="0.13495598462087946"/>
          <table:table-cell/>
          <table:table-cell office:value-type="float" office:value="18375"/>
          <table:table-cell office:value-type="float" office:value="0.7717021544664231"/>
          <table:table-cell table:number-columns-repeated="16363"/>
        </table:table-row>
        <table:table-row>
          <table:table-cell table:number-columns-repeated="4"/>
          <table:table-cell office:value-type="float" office:value="325061"/>
          <table:table-cell office:value-type="float" office:value="0.86844116012652817"/>
          <table:table-cell/>
          <table:table-cell office:value-type="float" office:value="190572"/>
          <table:table-cell office:value-type="float" office:value="0.70632711530835002"/>
          <table:table-cell table:number-columns-repeated="4"/>
          <table:table-cell office:value-type="float" office:value="68864"/>
          <table:table-cell office:value-type="float" office:value="0.21418996046766964"/>
          <table:table-cell/>
          <table:table-cell office:value-type="float" office:value="33534"/>
          <table:table-cell office:value-type="float" office:value="0.10525291584537545"/>
          <table:table-cell/>
          <table:table-cell office:value-type="float" office:value="69660"/>
          <table:table-cell office:value-type="float" office:value="0.70359372159263078"/>
          <table:table-cell table:number-columns-repeated="16363"/>
        </table:table-row>
        <table:table-row>
          <table:table-cell table:number-columns-repeated="4"/>
          <table:table-cell office:value-type="float" office:value="4920"/>
          <table:table-cell office:value-type="float" office:value="0.78985390913469256"/>
          <table:table-cell/>
          <table:table-cell office:value-type="float" office:value="5252"/>
          <table:table-cell office:value-type="float" office:value="0.69942735384205623"/>
          <table:table-cell table:number-columns-repeated="4"/>
          <table:table-cell office:value-type="float" office:value="1407"/>
          <table:table-cell office:value-type="float" office:value="0.13412774070543373"/>
          <table:table-cell/>
          <table:table-cell office:value-type="float" office:value="706"/>
          <table:table-cell office:value-type="float" office:value="6.4193489725404618E-2"/>
          <table:table-cell/>
          <table:table-cell office:value-type="float" office:value="1230"/>
          <table:table-cell office:value-type="float" office:value="0.33162577514154756"/>
          <table:table-cell table:number-columns-repeated="16363"/>
        </table:table-row>
        <table:table-row>
          <table:table-cell table:number-columns-repeated="4"/>
          <table:table-cell office:value-type="float" office:value="3810"/>
          <table:table-cell office:value-type="float" office:value="0.70660237388724034"/>
          <table:table-cell/>
          <table:table-cell office:value-type="float" office:value="4353"/>
          <table:table-cell office:value-type="float" office:value="0.59950420052334386"/>
          <table:table-cell table:number-columns-repeated="4"/>
          <table:table-cell office:value-type="float" office:value="3834"/>
          <table:table-cell office:value-type="float" office:value="0.38967374733204596"/>
          <table:table-cell/>
          <table:table-cell office:value-type="float" office:value="2086"/>
          <table:table-cell office:value-type="float" office:value="0.20268169452001555"/>
          <table:table-cell/>
          <table:table-cell office:value-type="float" office:value="917"/>
          <table:table-cell office:value-type="float" office:value="0.20468749999999999"/>
          <table:table-cell table:number-columns-repeated="16363"/>
        </table:table-row>
        <table:table-row>
          <table:table-cell table:number-columns-repeated="4"/>
          <table:table-cell office:value-type="float" office:value="10"/>
          <table:table-cell office:value-type="float" office:value="0.25"/>
          <table:table-cell/>
          <table:table-cell office:value-type="float" office:value="1834"/>
          <table:table-cell office:value-type="float" office:value="0.51502386969952263"/>
          <table:table-cell table:number-columns-repeated="4"/>
          <table:table-cell office:value-type="float" office:value="2851"/>
          <table:table-cell office:value-type="float" office:value="0.30355621805792166"/>
          <table:table-cell/>
          <table:table-cell office:value-type="float" office:value="6801"/>
          <table:table-cell office:value-type="float" office:value="0.31053376558148027"/>
          <table:table-cell/>
          <table:table-cell office:value-type="float" office:value="930"/>
          <table:table-cell office:value-type="float" office:value="0.7345971563981043"/>
          <table:table-cell table:number-columns-repeated="16363"/>
        </table:table-row>
        <table:table-row>
          <table:table-cell table:number-columns-repeated="4"/>
          <table:table-cell office:value-type="float" office:value="1"/>
          <table:table-cell office:value-type="float" office:value="1.3157894736842105E-2"/>
          <table:table-cell/>
          <table:table-cell office:value-type="float" office:value="2"/>
          <table:table-cell office:value-type="float" office:value="7.1942446043165471E-3"/>
          <table:table-cell table:number-columns-repeated="4"/>
          <table:table-cell office:value-type="float" office:value="17"/>
          <table:table-cell office:value-type="float" office:value="1.9790454016298021E-2"/>
          <table:table-cell/>
          <table:table-cell office:value-type="float" office:value="20"/>
          <table:table-cell office:value-type="float" office:value="1.1299435028248588E-2"/>
          <table:table-cell/>
          <table:table-cell office:value-type="float" office:value="12"/>
          <table:table-cell office:value-type="float" office:value="2.7554535017221583E-3"/>
          <table:table-cell table:number-columns-repeated="16363"/>
        </table:table-row>
        <table:table-row>
          <table:table-cell table:number-columns-repeated="4"/>
          <table:table-cell office:value-type="float" office:value="5877200"/>
          <table:table-cell office:value-type="float" office:value="0.85894541402770741"/>
          <table:table-cell/>
          <table:table-cell office:value-type="float" office:value="3513215"/>
          <table:table-cell office:value-type="float" office:value="0.67498404383880839"/>
          <table:table-cell table:number-columns-repeated="4"/>
          <table:table-cell office:value-type="float" office:value="1311364"/>
          <table:table-cell office:value-type="float" office:value="0.19716394269549484"/>
          <table:table-cell/>
          <table:table-cell office:value-type="float" office:value="873627"/>
          <table:table-cell office:value-type="float" office:value="0.12579802093113002"/>
          <table:table-cell/>
          <table:table-cell office:value-type="float" office:value="1129678"/>
          <table:table-cell office:value-type="float" office:value="0.57075083717142161"/>
          <table:table-cell table:number-columns-repeated="16363"/>
        </table:table-row>
        <table:table-row table:number-rows-repeated="1048551">
          <table:table-cell table:number-columns-repeated="16363"/>
        </table:table-row>
      </table:table>
      <table:table table:name="'http://20211223_Reporte_GIV_3DOSIS_INE20_Q4_REGULARIZACION_DIANA_PEDIATRICO_v2%20-RESTANDO.xlsx'#Query_REFUERZO" table:style-name="ta3">
        <table:table-source xlink:href="http://20211223_Reporte_GIV_3DOSIS_INE20_Q4_REGULARIZACION_DIANA_PEDIATRICO_v2%20-RESTANDO.xlsx" table:table-name="Query_REFUERZO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PC_SANITARIOS" table:style-name="ta3">
        <table:table-source xlink:href="http://20211223_Reporte_GIV_3DOSIS_INE20_Q4_REGULARIZACION_DIANA_PEDIATRICO_v2%20-RESTANDO.xlsx" table:table-name="PC_SANITARIO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PEDIÁTRICA" table:style-name="ta3">
        <table:table-source xlink:href="http://20211223_Reporte_GIV_3DOSIS_INE20_Q4_REGULARIZACION_DIANA_PEDIATRICO_v2%20-RESTANDO.xlsx" table:table-name="PEDIÁTRICA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Hoja5" table:style-name="ta3">
        <table:table-source xlink:href="http://20211223_Reporte_GIV_3DOSIS_INE20_Q4_REGULARIZACION_DIANA_PEDIATRICO_v2%20-RESTANDO.xlsx" table:table-name="Hoja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Hoja6" table:style-name="ta3">
        <table:table-source xlink:href="http://20211223_Reporte_GIV_3DOSIS_INE20_Q4_REGULARIZACION_DIANA_PEDIATRICO_v2%20-RESTANDO.xlsx" table:table-name="Hoja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DOSIS3" table:style-name="ta3">
        <table:table-source xlink:href="http://20211223_Reporte_GIV_3DOSIS_INE20_Q4_REGULARIZACION_DIANA_PEDIATRICO_v2%20-RESTANDO.xlsx" table:table-name="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INPUT_2" table:style-name="ta3">
        <table:table-source xlink:href="http://20211223_Reporte_GIV_3DOSIS_INE20_Q4_REGULARIZACION_DIANA_PEDIATRICO_v2%20-RESTANDO.xlsx" table:table-name="INPUT_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Hoja7" table:style-name="ta3">
        <table:table-source xlink:href="http://20211223_Reporte_GIV_3DOSIS_INE20_Q4_REGULARIZACION_DIANA_PEDIATRICO_v2%20-RESTANDO.xlsx" table:table-name="Hoja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Informe_1" table:style-name="ta3">
        <table:table-source xlink:href="http://20211223_Reporte_GIV_3DOSIS_INE20_Q4_REGULARIZACION_DIANA_PEDIATRICO_v2%20-RESTANDO.xlsx" table:table-name="Informe_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CALCULO_STOCKS" table:style-name="ta3">
        <table:table-source xlink:href="http://20211223_Reporte_GIV_3DOSIS_INE20_Q4_REGULARIZACION_DIANA_PEDIATRICO_v2%20-RESTANDO.xlsx" table:table-name="CALCULO_STOCK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QUERY_REGVACU" table:style-name="ta3">
        <table:table-source xlink:href="http://20211223_Reporte_GIV_3DOSIS_INE20_Q4_REGULARIZACION_DIANA_PEDIATRICO_v2%20-RESTANDO.xlsx" table:table-name="QUERY_REGVACU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DATOS_INFORME" table:style-name="ta3">
        <table:table-source xlink:href="http://20211223_Reporte_GIV_3DOSIS_INE20_Q4_REGULARIZACION_DIANA_PEDIATRICO_v2%20-RESTANDO.xlsx" table:table-name="DATOS_INFORME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vacunas" table:style-name="ta3">
        <table:table-source xlink:href="http://20211223_Reporte_GIV_3DOSIS_INE20_Q4_REGULARIZACION_DIANA_PEDIATRICO_v2%20-RESTANDO.xlsx" table:table-name="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INPUT" table:style-name="ta3">
        <table:table-source xlink:href="http://20211223_Reporte_GIV_3DOSIS_INE20_Q4_REGULARIZACION_DIANA_PEDIATRICO_v2%20-RESTANDO.xlsx" table:table-name="INPUT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INFORME_V1" table:style-name="ta3">
        <table:table-source xlink:href="http://20211223_Reporte_GIV_3DOSIS_INE20_Q4_REGULARIZACION_DIANA_PEDIATRICO_v2%20-RESTANDO.xlsx" table:table-name="INFORME_V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INFORME_V2" table:style-name="ta3">
        <table:table-source xlink:href="http://20211223_Reporte_GIV_3DOSIS_INE20_Q4_REGULARIZACION_DIANA_PEDIATRICO_v2%20-RESTANDO.xlsx" table:table-name="INFORME_V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Hoja4" table:style-name="ta3">
        <table:table-source xlink:href="http://20211223_Reporte_GIV_3DOSIS_INE20_Q4_REGULARIZACION_DIANA_PEDIATRICO_v2%20-RESTANDO.xlsx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Formato_Informe_C__Valenciana" table:style-name="ta3">
        <table:table-source xlink:href="http://20211223_Reporte_GIV_3DOSIS_INE20_Q4_REGULARIZACION_DIANA_PEDIATRICO_v2%20-RESTANDO.xlsx" table:table-name="Formato_Informe_C__Valenciana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QUERY_NUEVA_REGVACU" table:style-name="ta3">
        <table:table-source xlink:href="http://20211223_Reporte_GIV_3DOSIS_INE20_Q4_REGULARIZACION_DIANA_PEDIATRICO_v2%20-RESTANDO.xlsx" table:table-name="QUERY_NUEVA_REGVACU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INPUT2" table:style-name="ta3">
        <table:table-source xlink:href="http://20211223_Reporte_GIV_3DOSIS_INE20_Q4_REGULARIZACION_DIANA_PEDIATRICO_v2%20-RESTANDO.xlsx" table:table-name="INPUT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DATOS_INFORME2" table:style-name="ta3">
        <table:table-source xlink:href="http://20211223_Reporte_GIV_3DOSIS_INE20_Q4_REGULARIZACION_DIANA_PEDIATRICO_v2%20-RESTANDO.xlsx" table:table-name="DATOS_INFORME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INFORME_V1_(2)" table:style-name="ta3">
        <table:table-source xlink:href="http://20211223_Reporte_GIV_3DOSIS_INE20_Q4_REGULARIZACION_DIANA_PEDIATRICO_v2%20-RESTANDO.xlsx" table:table-name="INFORME_V1_(2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Comparativa_Nuevas_Querys_" table:style-name="ta3">
        <table:table-source xlink:href="http://20211223_Reporte_GIV_3DOSIS_INE20_Q4_REGULARIZACION_DIANA_PEDIATRICO_v2%20-RESTANDO.xlsx" table:table-name="Comparativa_Nuevas_Querys_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PERSONAS" table:style-name="ta3">
        <table:table-source xlink:href="http://20211223_Reporte_GIV_3DOSIS_INE20_Q4_REGULARIZACION_DIANA_PEDIATRICO_v2%20-RESTANDO.xlsx" table:table-name="PERSONA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COMPRAS" table:style-name="ta3">
        <table:table-source xlink:href="http://20211223_Reporte_GIV_3DOSIS_INE20_Q4_REGULARIZACION_DIANA_PEDIATRICO_v2%20-RESTANDO.xlsx" table:table-name="COMPRA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pedido" table:style-name="ta3">
        <table:table-source xlink:href="http://20211223_Reporte_GIV_3DOSIS_INE20_Q4_REGULARIZACION_DIANA_PEDIATRICO_v2%20-RESTANDO.xlsx" table:table-name="pedido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detallePedido" table:style-name="ta3">
        <table:table-source xlink:href="http://20211223_Reporte_GIV_3DOSIS_INE20_Q4_REGULARIZACION_DIANA_PEDIATRICO_v2%20-RESTANDO.xlsx" table:table-name="detallePedido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Entregas" table:style-name="ta3">
        <table:table-source xlink:href="http://20211223_Reporte_GIV_3DOSIS_INE20_Q4_REGULARIZACION_DIANA_PEDIATRICO_v2%20-RESTANDO.xlsx" table:table-name="Entrega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detalleEntrega" table:style-name="ta3">
        <table:table-source xlink:href="http://20211223_Reporte_GIV_3DOSIS_INE20_Q4_REGULARIZACION_DIANA_PEDIATRICO_v2%20-RESTANDO.xlsx" table:table-name="detalleEntrega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incidencias" table:style-name="ta3">
        <table:table-source xlink:href="http://20211223_Reporte_GIV_3DOSIS_INE20_Q4_REGULARIZACION_DIANA_PEDIATRICO_v2%20-RESTANDO.xlsx" table:table-name="incidencia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BB_DD_Ent" table:style-name="ta3">
        <table:table-source xlink:href="http://20211223_Reporte_GIV_3DOSIS_INE20_Q4_REGULARIZACION_DIANA_PEDIATRICO_v2%20-RESTANDO.xlsx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Hoja1" table:style-name="ta3">
        <table:table-source xlink:href="http://20211223_Reporte_GIV_3DOSIS_INE20_Q4_REGULARIZACION_DIANA_PEDIATRICO_v2%20-RESTANDO.xlsx" table:table-name="Hoja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Institucionalizados" table:style-name="ta3">
        <table:table-source xlink:href="http://20211223_Reporte_GIV_3DOSIS_INE20_Q4_REGULARIZACION_DIANA_PEDIATRICO_v2%20-RESTANDO.xlsx" table:table-name="Institucionaliz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Puntos_de_entrega_" table:style-name="ta3">
        <table:table-source xlink:href="http://20211223_Reporte_GIV_3DOSIS_INE20_Q4_REGULARIZACION_DIANA_PEDIATRICO_v2%20-RESTANDO.xlsx" table:table-name="Puntos_de_entrega_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Comunicación" table:style-name="ta3">
        <table:table-source xlink:href="http://20211223_Reporte_GIV_3DOSIS_INE20_Q4_REGULARIZACION_DIANA_PEDIATRICO_v2%20-RESTANDO.xlsx" table:table-name="Comunic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Mayores_de_12_años" table:style-name="ta3">
        <table:table-source xlink:href="http://20211223_Reporte_GIV_3DOSIS_INE20_Q4_REGULARIZACION_DIANA_PEDIATRICO_v2%20-RESTANDO.xlsx" table:table-name="Mayores_de_12_año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Etarios_con_al_menos_1_dosis" table:style-name="ta3">
        <table:table-source xlink:href="http://20211223_Reporte_GIV_3DOSIS_INE20_Q4_REGULARIZACION_DIANA_PEDIATRICO_v2%20-RESTANDO.xlsx" table:table-name="Etarios_con_al_menos_1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Etarios_con_pauta_completa" table:style-name="ta3">
        <table:table-source xlink:href="http://20211223_Reporte_GIV_3DOSIS_INE20_Q4_REGULARIZACION_DIANA_PEDIATRICO_v2%20-RESTANDO.xlsx" table:table-name="Etarios_con_pauta_completa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5-11años" table:style-name="ta3">
        <table:table-source xlink:href="http://20211223_Reporte_GIV_3DOSIS_INE20_Q4_REGULARIZACION_DIANA_PEDIATRICO_v2%20-RESTANDO.xlsx" table:table-name="5-11año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223_Reporte_GIV_3DOSIS_INE20_Q4_REGULARIZACION_DIANA_PEDIATRICO_v2%20-RESTANDO.xlsx'#Dosis_refuerzo" table:style-name="ta3">
        <table:table-source xlink:href="http://20211223_Reporte_GIV_3DOSIS_INE20_Q4_REGULARIZACION_DIANA_PEDIATRICO_v2%20-RESTANDO.xlsx" table:table-name="Dosis_refuerzo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23T16:17:19Z</dc:date>
  </office:meta>
</office:document-meta>
</file>